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automatic-styles>
    <style:style style:name="Tabelle1" style:family="table">
      <style:table-properties style:width="14.87cm" fo:margin-left="0.968cm" table:align="left"/>
    </style:style>
    <style:style style:name="Tabelle1.A" style:family="table-column">
      <style:table-column-properties style:column-width="10.134cm"/>
    </style:style>
    <style:style style:name="Tabelle1.B" style:family="table-column">
      <style:table-column-properties style:column-width="1.244cm"/>
    </style:style>
    <style:style style:name="Tabelle1.C" style:family="table-column">
      <style:table-column-properties style:column-width="3.493cm"/>
    </style:style>
    <style:style style:name="Tabelle1.A1" style:family="table-cell">
      <style:table-cell-properties fo:padding="0.097cm" fo:border-left="none" fo:border-right="none" fo:border-top="0.25pt solid #000000" fo:border-bottom="1.5pt solid #000000"/>
    </style:style>
    <style:style style:name="Tabelle1.2" style:family="table-row">
      <style:table-row-properties style:min-row-height="1.048cm" style:use-optimal-row-height="false"/>
    </style:style>
    <style:style style:name="Tabelle1.A2" style:family="table-cell">
      <style:table-cell-properties fo:padding="0.097cm" fo:border-left="none" fo:border-right="none" fo:border-top="0.25pt solid #000000" fo:border-bottom="none"/>
    </style:style>
    <style:style style:name="Tabelle1.A3" style:family="table-cell">
      <style:table-cell-properties fo:padding="0.097cm" fo:border="none"/>
    </style:style>
    <style:style style:name="Tabelle1.8" style:family="table-row">
      <style:table-row-properties style:min-row-height="0.709cm" style:use-optimal-row-height="false"/>
    </style:style>
    <style:style style:name="Tabelle1.A21" style:family="table-cell">
      <style:table-cell-properties fo:padding="0.097cm" fo:border-left="none" fo:border-right="none" fo:border-top="none" fo:border-bottom="0.25pt solid #000000"/>
    </style:style>
    <style:style style:name="Tabelle2" style:family="table">
      <style:table-properties style:width="12.901cm" fo:margin-left="0.804cm" table:align="left"/>
    </style:style>
    <style:style style:name="Tabelle2.A" style:family="table-column">
      <style:table-column-properties style:column-width="12.901cm"/>
    </style:style>
    <style:style style:name="Tabelle2.A1" style:family="table-cell">
      <style:table-cell-properties fo:padding="0.097cm" fo:border-left="0.25pt solid #ffffff" fo:border-right="0.25pt solid #ffffff" fo:border-top="0.25pt solid #000000" fo:border-bottom="0.25pt solid #000000"/>
    </style:style>
    <style:style style:name="Tabelle2.A2" style:family="table-cell">
      <style:table-cell-properties fo:padding="0.097cm" fo:border-left="0.25pt solid #ffffff" fo:border-right="0.25pt solid #ffffff" fo:border-top="none" fo:border-bottom="0.25pt solid #000000"/>
    </style:style>
    <style:style style:name="Tabelle4" style:family="table">
      <style:table-properties style:width="11.516cm" fo:margin-left="0cm" table:align="left"/>
    </style:style>
    <style:style style:name="Tabelle4.A" style:family="table-column">
      <style:table-column-properties style:column-width="11.516cm"/>
    </style:style>
    <style:style style:name="Tabelle4.1" style:family="table-row">
      <style:table-row-properties style:min-row-height="1.753cm" style:use-optimal-row-height="false"/>
    </style:style>
    <style:style style:name="Tabelle4.A1" style:family="table-cell">
      <style:table-cell-properties fo:padding="0.097cm" fo:border="0.5pt solid #00000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5" style:family="paragraph" style:parent-style-name="Text_20_body">
      <style:paragraph-properties fo:margin-top="0cm" fo:margin-bottom="0cm" fo:line-height="150%" fo:text-align="justify" style:justify-single-word="false"/>
    </style:style>
    <style:style style:name="P6"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7" style:family="paragraph" style:parent-style-name="Standard">
      <style:text-properties fo:font-weight="bold" style:font-name-asian="Calibri" style:font-weight-asian="bold" style:font-name-complex="Calibri" style:font-weight-complex="bold"/>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115%" fo:text-align="justify" style:justify-single-word="false"/>
      <style:text-properties style:font-name-asian="Times New Roman" style:font-name-complex="Times New Roman"/>
    </style:style>
    <style:style style:name="P12" style:family="paragraph" style:parent-style-name="Standard">
      <style:paragraph-properties fo:text-align="justify" style:justify-single-word="false"/>
      <style:text-properties style:font-name-asian="Times New Roman" style:font-name-complex="Times New Roman"/>
    </style:style>
    <style:style style:name="P13" style:family="paragraph" style:parent-style-name="Standard">
      <style:paragraph-properties fo:line-height="150%"/>
      <style:text-properties fo:font-size="11pt" style:font-name-asian="Calibri" style:font-size-asian="11pt" style:font-name-complex="Calibri"/>
    </style:style>
    <style:style style:name="P14" style:family="paragraph" style:parent-style-name="Standard">
      <style:paragraph-properties fo:text-align="justify" style:justify-single-word="false"/>
      <style:text-properties fo:font-size="11pt" style:font-name-asian="Calibri" style:font-size-asian="11pt" style:font-name-complex="Calibri"/>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style:tab-stops>
          <style:tab-stop style:position="15.875cm"/>
        </style:tab-stops>
      </style:paragraph-properties>
    </style:style>
    <style:style style:name="P18" style:family="paragraph" style:parent-style-name="Standard">
      <style:paragraph-properties fo:line-height="150%" fo:text-align="justify" style:justify-single-word="false"/>
      <style:text-properties fo:color="#000000" style:font-name-asian="Times New Roman" style:font-name-complex="Times New Roman"/>
    </style:style>
    <style:style style:name="P19" style:family="paragraph" style:parent-style-name="Standard">
      <style:paragraph-properties fo:text-align="justify" style:justify-single-word="false"/>
    </style:style>
    <style:style style:name="P20" style:family="paragraph" style:parent-style-name="Standard">
      <style:paragraph-properties style:text-autospace="none"/>
    </style:style>
    <style:style style:name="P21"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2"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23"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4" style:family="paragraph" style:parent-style-name="Standard">
      <style:paragraph-properties fo:line-height="150%"/>
      <style:text-properties fo:font-style="italic" style:font-name-asian="Times New Roman" style:font-style-asian="italic" style:font-name-complex="Times New Roman" style:font-style-complex="italic"/>
    </style:style>
    <style:style style:name="P25"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6" style:family="paragraph" style:parent-style-name="Standard">
      <style:text-properties fo:font-style="italic" style:font-name-asian="Calibri" style:font-style-asian="italic" style:font-name-complex="Calibri"/>
    </style:style>
    <style:style style:name="P27" style:family="paragraph" style:parent-style-name="Standard">
      <style:text-properties fo:font-style="italic" style:font-name-asian="Calibri" style:font-style-asian="italic" style:font-name-complex="Calibri" style:font-style-complex="italic"/>
    </style:style>
    <style:style style:name="P28" style:family="paragraph" style:parent-style-name="Standard">
      <style:paragraph-properties fo:line-height="150%" fo:text-align="center" style:justify-single-word="false"/>
      <style:text-properties fo:font-size="10pt" style:font-name-asian="Calibri" style:font-size-asian="10pt" style:font-name-complex="Calibri" style:font-size-complex="10pt"/>
    </style:style>
    <style:style style:name="P29" style:family="paragraph" style:parent-style-name="Standard">
      <style:text-properties fo:font-size="10pt" style:font-size-asian="10pt" style:font-size-complex="10pt"/>
    </style:style>
    <style:style style:name="P30" style:family="paragraph" style:parent-style-name="Standard">
      <style:paragraph-properties fo:line-height="150%"/>
      <style:text-properties fo:font-size="10pt" style:font-size-asian="10pt" style:font-size-complex="10pt"/>
    </style:style>
    <style:style style:name="P31" style:family="paragraph" style:parent-style-name="Standard">
      <style:paragraph-properties fo:line-height="150%" fo:text-align="justify" style:justify-single-word="false"/>
      <style:text-properties fo:font-size="10pt" style:font-size-asian="10pt" style:font-size-complex="10pt"/>
    </style:style>
    <style:style style:name="P32"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33"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34" style:family="paragraph" style:parent-style-name="Standard">
      <style:paragraph-properties fo:line-height="200%" fo:text-align="justify" style:justify-single-word="false"/>
    </style:style>
    <style:style style:name="P35" style:family="paragraph" style:parent-style-name="Standard">
      <style:text-properties fo:language="en" fo:country="US"/>
    </style:style>
    <style:style style:name="P36" style:family="paragraph" style:parent-style-name="Standard">
      <style:paragraph-properties fo:text-align="justify" style:justify-single-word="false"/>
      <style:text-properties fo:language="en" fo:country="US"/>
    </style:style>
    <style:style style:name="P37"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38" style:family="paragraph" style:parent-style-name="Standard">
      <style:text-properties fo:language="en" fo:country="US" style:font-name-asian="Times New Roman" style:font-name-complex="Times New Roman"/>
    </style:style>
    <style:style style:name="P39"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40" style:family="paragraph" style:parent-style-name="Standard">
      <style:text-properties style:font-name-asian="Calibri" style:font-name-complex="Calibri"/>
    </style:style>
    <style:style style:name="P41" style:family="paragraph" style:parent-style-name="Standard">
      <style:paragraph-properties fo:text-align="justify" style:justify-single-word="false"/>
      <style:text-properties style:font-name-asian="Calibri" style:font-name-complex="Calibri"/>
    </style:style>
    <style:style style:name="P42" style:family="paragraph" style:parent-style-name="Standard">
      <style:text-properties fo:color="#0000ff"/>
    </style:style>
    <style:style style:name="P43" style:family="paragraph" style:parent-style-name="Standard">
      <style:paragraph-properties fo:text-align="justify" style:justify-single-word="false"/>
      <style:text-properties fo:color="#0000ff"/>
    </style:style>
    <style:style style:name="P44" style:family="paragraph" style:parent-style-name="Standard">
      <style:paragraph-properties fo:text-align="justify" style:justify-single-word="false"/>
      <style:text-properties fo:color="#0000ff" style:font-name-asian="Times New Roman" style:font-name-complex="Times New Roman"/>
    </style:style>
    <style:style style:name="P45" style:family="paragraph" style:parent-style-name="Standard">
      <style:paragraph-properties fo:text-align="justify" style:justify-single-word="false"/>
      <style:text-properties fo:color="#4700b8" style:font-name-asian="Calibri" style:font-name-complex="Calibri"/>
    </style:style>
    <style:style style:name="P46"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47"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48"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49"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50" style:family="paragraph" style:parent-style-name="Footnote">
      <style:paragraph-properties fo:margin-left="0cm" fo:margin-right="0cm" fo:text-indent="0cm" style:auto-text-indent="false">
        <style:tab-stops/>
      </style:paragraph-properties>
    </style:style>
    <style:style style:name="P51" style:family="paragraph" style:parent-style-name="Standard">
      <style:paragraph-properties fo:margin-left="0cm" fo:margin-right="0cm" fo:line-height="150%" fo:text-align="justify" style:justify-single-word="false" fo:text-indent="1.251cm" style:auto-text-indent="false"/>
    </style:style>
    <style:style style:name="P52"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53"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54" style:family="paragraph" style:parent-style-name="Standard">
      <style:paragraph-properties fo:margin-top="0cm" fo:margin-bottom="0.101cm" fo:line-height="150%"/>
    </style:style>
    <style:style style:name="P55" style:family="paragraph" style:parent-style-name="Standard">
      <style:paragraph-properties fo:margin-top="0cm" fo:margin-bottom="0.101cm" fo:line-height="150%" fo:text-align="justify" style:justify-single-word="false"/>
    </style:style>
    <style:style style:name="P56"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57"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58" style:family="paragraph" style:parent-style-name="Standard">
      <style:paragraph-properties fo:margin-top="0cm" fo:margin-bottom="0.101cm" fo:text-align="justify" style:justify-single-word="false"/>
    </style:style>
    <style:style style:name="P59"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60"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61"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62"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63" style:family="paragraph" style:parent-style-name="Standard">
      <style:paragraph-properties fo:margin-top="0cm" fo:margin-bottom="0.199cm"/>
    </style:style>
    <style:style style:name="P64"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65"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66"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67" style:family="paragraph" style:parent-style-name="Standard">
      <style:paragraph-properties fo:margin-top="0cm" fo:margin-bottom="0.199cm" fo:line-height="150%">
        <style:tab-stops>
          <style:tab-stop style:position="15.875cm"/>
        </style:tab-stops>
      </style:paragraph-properties>
    </style:style>
    <style:style style:name="P68" style:family="paragraph" style:parent-style-name="Standard">
      <style:paragraph-properties fo:margin-top="0cm" fo:margin-bottom="0.199cm" fo:line-height="150%" fo:text-align="justify" style:justify-single-word="false"/>
    </style:style>
    <style:style style:name="P69" style:family="paragraph" style:parent-style-name="Standard">
      <style:paragraph-properties fo:margin-top="0cm" fo:margin-bottom="0.199cm" fo:text-align="justify" style:justify-single-word="false"/>
    </style:style>
    <style:style style:name="P70"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71" style:family="paragraph" style:parent-style-name="Standard">
      <style:paragraph-properties fo:margin-left="0cm" fo:margin-right="0cm" fo:line-height="150%" fo:text-align="justify" style:justify-single-word="false" fo:text-indent="0.026cm" style:auto-text-indent="false"/>
    </style:style>
    <style:style style:name="P72"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73"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74" style:family="paragraph" style:parent-style-name="Table_20_Contents">
      <style:text-properties style:font-weight-complex="bold"/>
    </style:style>
    <style:style style:name="P75" style:family="paragraph" style:parent-style-name="Table_20_Contents">
      <style:text-properties fo:font-style="italic" style:font-style-asian="italic" style:font-weight-complex="bold"/>
    </style:style>
    <style:style style:name="P76" style:family="paragraph" style:parent-style-name="Table_20_Contents">
      <style:paragraph-properties fo:text-align="center" style:justify-single-word="false"/>
      <style:text-properties fo:font-style="italic" style:font-style-asian="italic"/>
    </style:style>
    <style:style style:name="P77" style:family="paragraph" style:parent-style-name="Table_20_Contents">
      <style:text-properties fo:font-size="10pt" style:font-size-asian="10pt" style:font-size-complex="10pt"/>
    </style:style>
    <style:style style:name="P78" style:family="paragraph" style:parent-style-name="Table_20_Contents">
      <style:paragraph-properties fo:text-align="justify" style:justify-single-word="false"/>
      <style:text-properties fo:language="en" fo:country="US"/>
    </style:style>
    <style:style style:name="P79" style:family="paragraph" style:parent-style-name="Table_20_Contents">
      <style:paragraph-properties fo:text-align="justify" style:justify-single-word="false"/>
    </style:style>
    <style:style style:name="P80" style:family="paragraph" style:parent-style-name="Standard">
      <style:paragraph-properties fo:line-height="150%" fo:text-align="justify" style:justify-single-word="false" fo:background-color="#ffffff">
        <style:background-image/>
      </style:paragraph-properties>
    </style:style>
    <style:style style:name="P81"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82" style:family="paragraph" style:parent-style-name="Standard">
      <style:paragraph-properties fo:margin-left="-0.026cm" fo:margin-right="0cm" fo:text-align="justify" style:justify-single-word="false" fo:text-indent="0.053cm" style:auto-text-indent="false">
        <style:tab-stops/>
      </style:paragraph-properties>
    </style:style>
    <style:style style:name="P83"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84" style:family="paragraph" style:parent-style-name="Standard">
      <style:paragraph-properties fo:margin-left="-0.026cm" fo:margin-right="0cm" fo:text-align="justify" style:justify-single-word="false" fo:text-indent="0cm" style:auto-text-indent="false">
        <style:tab-stops/>
      </style:paragraph-properties>
    </style:style>
    <style:style style:name="P85"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86"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87"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88" style:family="paragraph" style:parent-style-name="Standard">
      <style:paragraph-properties fo:margin-left="-0.079cm" fo:margin-right="0cm" fo:text-indent="0cm" style:auto-text-indent="false">
        <style:tab-stops/>
      </style:paragraph-properties>
    </style:style>
    <style:style style:name="P89"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90" style:family="paragraph" style:parent-style-name="Standard">
      <style:paragraph-properties fo:margin-left="-0.079cm" fo:margin-right="0cm" fo:text-align="justify" style:justify-single-word="false" fo:text-indent="0cm" style:auto-text-indent="false">
        <style:tab-stops/>
      </style:paragraph-properties>
    </style:style>
    <style:style style:name="P91"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92"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93" style:family="paragraph" style:parent-style-name="Listenabsatz" style:list-style-name="L2">
      <style:paragraph-properties fo:line-height="150%" fo:text-align="justify" style:justify-single-word="false"/>
      <style:text-properties style:font-name-asian="Times New Roman" style:font-name-complex="Times New Roman"/>
    </style:style>
    <style:style style:name="P94" style:family="paragraph" style:parent-style-name="Listenabsatz" style:list-style-name="L2">
      <style:paragraph-properties fo:line-height="150%"/>
      <style:text-properties style:font-name-complex="Times New Roman"/>
    </style:style>
    <style:style style:name="P95" style:family="paragraph" style:parent-style-name="Listenabsatz" style:list-style-name="L2">
      <style:paragraph-properties fo:line-height="150%"/>
    </style:style>
    <style:style style:name="P96" style:family="paragraph" style:parent-style-name="Text_20_body">
      <style:text-properties fo:color="#292934" style:font-name-asian="Times New Roman" style:font-name-complex="Times New Roman"/>
    </style:style>
    <style:style style:name="P97" style:family="paragraph" style:parent-style-name="Text_20_body">
      <style:paragraph-properties fo:text-align="center" style:justify-single-word="false"/>
      <style:text-properties fo:color="#292934" style:font-name-asian="Times New Roman" style:font-name-complex="Times New Roman"/>
    </style:style>
    <style:style style:name="P98" style:family="paragraph" style:parent-style-name="Text_20_body">
      <style:paragraph-properties fo:text-align="start" style:justify-single-word="false"/>
      <style:text-properties fo:color="#292934" style:font-name-asian="Times New Roman" style:font-name-complex="Times New Roman"/>
    </style:style>
    <style:style style:name="P99" style:family="paragraph" style:parent-style-name="Text_20_body">
      <style:paragraph-properties fo:line-height="150%" fo:text-align="center" style:justify-single-word="false"/>
      <style:text-properties fo:color="#292934" style:font-name-asian="Times New Roman" style:font-name-complex="Times New Roman"/>
    </style:style>
    <style:style style:name="P100"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101" style:family="paragraph" style:parent-style-name="Text_20_body">
      <style:paragraph-properties fo:margin-top="0cm" fo:margin-bottom="0cm" fo:line-height="150%" fo:text-align="start" style:justify-single-word="false"/>
      <style:text-properties fo:color="#292934" style:font-name-asian="Times New Roman" style:font-name-complex="Times New Roman"/>
    </style:style>
    <style:style style:name="P102" style:family="paragraph" style:parent-style-name="Text_20_body" style:list-style-name="L9">
      <style:paragraph-properties fo:margin-top="0cm" fo:margin-bottom="0cm" fo:line-height="150%" fo:text-align="start" style:justify-single-word="false"/>
      <style:text-properties fo:color="#292934" style:font-name-asian="Times New Roman" style:font-name-complex="Times New Roman"/>
    </style:style>
    <style:style style:name="P103" style:family="paragraph" style:parent-style-name="Text_20_body" style:list-style-name="L9">
      <style:paragraph-properties fo:margin-top="0cm" fo:margin-bottom="0cm" fo:line-height="150%"/>
    </style:style>
    <style:style style:name="P104" style:family="paragraph" style:parent-style-name="Text_20_body" style:master-page-name="MP0">
      <style:paragraph-properties fo:line-height="150%" fo:text-align="center" style:justify-single-word="false" style:page-number="auto" fo:break-before="page"/>
      <style:text-properties fo:color="#292934" style:font-name-asian="Times New Roman" style:font-name-complex="Times New Roman"/>
    </style:style>
    <style:style style:name="P105" style:family="paragraph" style:parent-style-name="Standard">
      <style:paragraph-properties fo:line-height="150%" fo:text-align="justify" style:justify-single-word="false"/>
    </style:style>
    <style:style style:name="P106" style:family="paragraph" style:parent-style-name="Standard" style:list-style-name="L1">
      <style:paragraph-properties fo:line-height="150%" fo:text-align="justify" style:justify-single-word="false"/>
    </style:style>
    <style:style style:name="P107" style:family="paragraph" style:parent-style-name="Standard" style:list-style-name="L6">
      <style:paragraph-properties fo:line-height="150%" fo:text-align="justify" style:justify-single-word="false"/>
    </style:style>
    <style:style style:name="P108" style:family="paragraph" style:parent-style-name="Standard" style:list-style-name="L7">
      <style:paragraph-properties fo:line-height="150%" fo:text-align="justify" style:justify-single-word="false"/>
    </style:style>
    <style:style style:name="P109" style:family="paragraph" style:parent-style-name="Standard" style:list-style-name="L11">
      <style:paragraph-properties fo:line-height="150%" fo:text-align="justify" style:justify-single-word="false"/>
    </style:style>
    <style:style style:name="P110" style:family="paragraph" style:parent-style-name="Standard">
      <style:paragraph-properties fo:line-height="150%" fo:text-align="justify" style:justify-single-word="false">
        <style:tab-stops>
          <style:tab-stop style:position="13.441cm"/>
        </style:tab-stops>
      </style:paragraph-properties>
    </style:style>
    <style:style style:name="P111" style:family="paragraph" style:parent-style-name="Standard" style:list-style-name="L1">
      <style:paragraph-properties fo:line-height="150%"/>
    </style:style>
    <style:style style:name="P112" style:family="paragraph" style:parent-style-name="Standard">
      <style:paragraph-properties fo:line-height="150%"/>
      <style:text-properties style:font-name-asian="Times New Roman" style:font-name-complex="Times New Roman"/>
    </style:style>
    <style:style style:name="P113" style:family="paragraph" style:parent-style-name="Standard" style:list-style-name="L3">
      <style:paragraph-properties fo:line-height="150%" fo:text-align="justify" style:justify-single-word="false"/>
      <style:text-properties style:font-name-asian="Times New Roman" style:font-name-complex="Times New Roman"/>
    </style:style>
    <style:style style:name="P114"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115"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fo:background-color="#ffff00" style:font-name-asian="Times New Roman" style:font-name-complex="Times New Roman"/>
    </style:style>
    <style:style style:name="P118" style:family="paragraph" style:parent-style-name="Standard">
      <style:paragraph-properties fo:line-height="150%" fo:text-align="justify" style:justify-single-word="false"/>
      <style:text-properties fo:font-style="italic" fo:background-color="#ffff00" style:font-name-asian="Times New Roman" style:font-style-asian="italic" style:font-name-complex="Times New Roman" style:font-style-complex="italic"/>
    </style:style>
    <style:style style:name="P119" style:family="paragraph" style:parent-style-name="Standard" style:list-style-name="L8">
      <style:paragraph-properties fo:margin-top="0cm" fo:margin-bottom="0.101cm" fo:line-height="150%" fo:text-align="justify" style:justify-single-word="false"/>
    </style:style>
    <style:style style:name="P120" style:family="paragraph" style:parent-style-name="Standard">
      <style:paragraph-properties fo:margin-top="0cm" fo:margin-bottom="0.199cm" fo:line-height="150%" fo:text-align="justify" style:justify-single-word="false"/>
    </style:style>
    <style:style style:name="P121" style:family="paragraph" style:parent-style-name="Standard" style:list-style-name="L8">
      <style:paragraph-properties fo:margin-top="0cm" fo:margin-bottom="0.199cm" fo:line-height="150%" fo:text-align="justify" style:justify-single-word="false"/>
    </style:style>
    <style:style style:name="P122" style:family="paragraph" style:parent-style-name="Standard">
      <style:paragraph-properties fo:margin-left="0cm" fo:margin-right="0cm" fo:line-height="150%" fo:text-align="justify" style:justify-single-word="false" fo:text-indent="1.251cm" style:auto-text-indent="false"/>
    </style:style>
    <style:style style:name="P123" style:family="paragraph" style:parent-style-name="Standard">
      <style:paragraph-properties fo:margin-left="0cm" fo:margin-right="0cm" fo:line-height="100%" fo:text-align="justify" style:justify-single-word="false" fo:text-indent="0cm" style:auto-text-indent="false"/>
      <style:text-properties fo:background-color="#ffff00" style:font-name-asian="Times New Roman" style:font-name-complex="Times New Roman"/>
    </style:style>
    <style:style style:name="P124" style:family="paragraph" style:parent-style-name="Standard">
      <style:paragraph-properties fo:margin-left="-0.026cm" fo:margin-right="0cm" fo:text-align="justify" style:justify-single-word="false" fo:text-indent="0.053cm" style:auto-text-indent="false">
        <style:tab-stops/>
      </style:paragraph-properties>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P127"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style:font-name-asian="Times New Roman" style:language-asian="de" style:country-asian="DE" style:font-name-complex="Times New Roman" style:language-complex="ar" style:country-complex="SA"/>
    </style:style>
    <style:style style:name="T5" style:family="text">
      <style:text-properties fo:color="#000000"/>
    </style:style>
    <style:style style:name="T6" style:family="text">
      <style:text-properties fo:color="#000000" style:font-name-asian="Times New Roman" style:font-name-complex="WenQuanYi Micro Hei"/>
    </style:style>
    <style:style style:name="T7" style:family="text">
      <style:text-properties fo:color="#000000" style:font-name-asian="Times New Roman" style:font-name-complex="Times New Roman"/>
    </style:style>
    <style:style style:name="T8" style:family="text">
      <style:text-properties fo:color="#000000" fo:font-style="italic" style:font-style-asian="italic" style:font-name-complex="WenQuanYi Micro Hei" style:font-style-complex="italic"/>
    </style:style>
    <style:style style:name="T9" style:family="text">
      <style:text-properties fo:color="#000000" fo:font-style="italic" style:font-name-asian="Times New Roman" style:font-style-asian="italic" style:font-name-complex="Times New Roman"/>
    </style:style>
    <style:style style:name="T10" style:family="text">
      <style:text-properties fo:color="#000000" fo:font-style="italic" style:font-name-asian="Times New Roman" style:font-style-asian="italic" style:font-name-complex="Times New Roman" style:font-style-complex="italic"/>
    </style:style>
    <style:style style:name="T11" style:family="text">
      <style:text-properties fo:color="#000000" fo:font-style="italic" fo:background-color="#ffffff" style:font-name-asian="Times New Roman" style:font-style-asian="italic" style:font-name-complex="Times New Roman"/>
    </style:style>
    <style:style style:name="T12" style:family="text">
      <style:text-properties fo:color="#000000" fo:font-style="italic" fo:background-color="#ffffff" style:font-name-asian="Times New Roman" style:font-style-asian="italic" style:font-name-complex="Times New Roman" style:font-style-complex="italic"/>
    </style:style>
    <style:style style:name="T13" style:family="text">
      <style:text-properties fo:color="#000000" fo:font-size="10pt" style:font-name-asian="Times New Roman" style:font-size-asian="10pt" style:font-name-complex="Times New Roman" style:font-size-complex="10pt"/>
    </style:style>
    <style:style style:name="T14" style:family="text">
      <style:text-properties fo:color="#000000" fo:font-size="10pt" style:font-size-asian="10pt" style:font-size-complex="10pt"/>
    </style:style>
    <style:style style:name="T15" style:family="text">
      <style:text-properties fo:color="#000000" fo:font-size="10pt" fo:background-color="#ffffff" style:font-name-asian="Times New Roman" style:font-size-asian="10pt" style:font-name-complex="Times New Roman" style:font-size-complex="10pt"/>
    </style:style>
    <style:style style:name="T16" style:family="text">
      <style:text-properties fo:color="#000000" fo:font-size="10pt" fo:background-color="#ffffff" style:font-name-asian="Ubuntu" style:font-size-asian="10pt" style:font-name-complex="Ubuntu" style:font-size-complex="10pt"/>
    </style:style>
    <style:style style:name="T17"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18" style:family="text">
      <style:text-properties fo:color="#000000" style:font-name="sans-serif" fo:font-size="10pt" style:font-name-asian="Times New Roman" style:font-size-asian="10pt" style:font-name-complex="Times New Roman" style:font-size-complex="10pt"/>
    </style:style>
    <style:style style:name="T19" style:family="text">
      <style:text-properties fo:color="#000000" style:font-name-asian="CenturyGothicPro" style:font-name-complex="CenturyGothicPro"/>
    </style:style>
    <style:style style:name="T20" style:family="text">
      <style:text-properties fo:color="#000000" style:letter-kerning="false" style:font-name-asian="Times New Roman" style:font-name-complex="NeueDemos" style:language-complex="ar" style:country-complex="SA"/>
    </style:style>
    <style:style style:name="T21" style:family="text">
      <style:text-properties fo:color="#000000" style:letter-kerning="false" fo:background-color="#ffffff" style:font-name-asian="Times New Roman" style:font-name-complex="NeueDemos" style:language-complex="ar" style:country-complex="SA"/>
    </style:style>
    <style:style style:name="T22" style:family="text">
      <style:text-properties fo:color="#000000" style:letter-kerning="false" fo:background-color="#ffffff" style:font-name-asian="Times New Roman" style:font-name-complex="Times New Roman" style:language-complex="ar" style:country-complex="SA"/>
    </style:style>
    <style:style style:name="T23" style:family="text">
      <style:text-properties fo:color="#000000" style:letter-kerning="false" fo:background-color="#ffffff" style:font-name-asian="Calibri" style:font-name-complex="Calibri" style:language-complex="ar" style:country-complex="SA"/>
    </style:style>
    <style:style style:name="T24" style:family="text">
      <style:text-properties fo:color="#000000" style:letter-kerning="false" fo:background-color="#ffff00" style:font-name-asian="Times New Roman" style:font-name-complex="Times New Roman" style:language-complex="ar" style:country-complex="SA"/>
    </style:style>
    <style:style style:name="T25" style:family="text">
      <style:text-properties fo:color="#000000" style:font-name-asian="Calibri" style:font-name-complex="Calibri"/>
    </style:style>
    <style:style style:name="T26" style:family="text">
      <style:text-properties fo:color="#000000" style:font-name-asian="Calibri" style:font-name-complex="Times New Roman"/>
    </style:style>
    <style:style style:name="T27" style:family="text">
      <style:text-properties fo:color="#000000" style:font-name-complex="WenQuanYi Micro Hei"/>
    </style:style>
    <style:style style:name="T28" style:family="text">
      <style:text-properties fo:color="#000000" style:font-name-asian="Century Gothic" style:font-name-complex="Century Gothic"/>
    </style:style>
    <style:style style:name="T29" style:family="text">
      <style:text-properties fo:color="#000000" style:font-name="serif" style:font-name-asian="Century Gothic" style:font-name-complex="Century Gothic"/>
    </style:style>
    <style:style style:name="T30" style:family="text">
      <style:text-properties fo:color="#000000" style:font-name="Century Gothic" fo:font-size="10pt" style:font-name-asian="Times New Roman" style:font-size-asian="10pt" style:font-name-complex="Times New Roman"/>
    </style:style>
    <style:style style:name="T31" style:family="text">
      <style:text-properties fo:color="#000000" fo:background-color="#ffff00"/>
    </style:style>
    <style:style style:name="T32" style:family="text">
      <style:text-properties fo:color="#000000" fo:background-color="#ffff00" style:font-name-asian="Times New Roman" style:font-name-complex="Times New Roman"/>
    </style:style>
    <style:style style:name="T33" style:family="text">
      <style:text-properties fo:color="#000000" fo:background-color="#ffffff"/>
    </style:style>
    <style:style style:name="T34" style:family="text">
      <style:text-properties fo:color="#000000" fo:background-color="#ffffff" style:font-name-asian="Times New Roman" style:font-name-complex="Times New Roman"/>
    </style:style>
    <style:style style:name="T35" style:family="text">
      <style:text-properties fo:color="#000000" fo:background-color="#ffffff" style:font-name-asian="Times New Roman" style:font-name-complex="Times New Roman" style:font-style-complex="italic"/>
    </style:style>
    <style:style style:name="T36" style:family="text">
      <style:text-properties fo:color="#000000" fo:background-color="#ffffff" style:font-name-asian="Calibri" style:font-name-complex="Calibri"/>
    </style:style>
    <style:style style:name="T37" style:family="text">
      <style:text-properties fo:color="#000000" fo:font-weight="bold" style:font-name-asian="Times New Roman" style:font-weight-asian="bold" style:font-name-complex="Times New Roman" style:font-weight-complex="bold"/>
    </style:style>
    <style:style style:name="T38" style:family="text">
      <style:text-properties fo:color="#000000" fo:background-color="#ff00ff" style:font-name-asian="Calibri" style:font-name-complex="Calibri"/>
    </style:style>
    <style:style style:name="T39" style:family="text">
      <style:text-properties fo:color="#000000" fo:font-weight="normal" fo:background-color="#ffffff" style:font-name-asian="Calibri" style:font-weight-asian="normal" style:font-name-complex="Calibri" style:font-weight-complex="normal"/>
    </style:style>
    <style:style style:name="T40" style:family="text">
      <style:text-properties fo:color="#000000" fo:font-weight="normal" fo:background-color="#ffffff" style:font-name-asian="Times New Roman" style:font-weight-asian="normal" style:font-name-complex="Times New Roman" style:font-weight-complex="normal"/>
    </style:style>
    <style:style style:name="T41" style:family="text">
      <style:text-properties fo:color="#000000" fo:background-color="transparent" style:font-name-asian="Times New Roman" style:font-name-complex="Times New Roman"/>
    </style:style>
    <style:style style:name="T42" style:family="text">
      <style:text-properties fo:background-color="#ffffff"/>
    </style:style>
    <style:style style:name="T43" style:family="text">
      <style:text-properties fo:background-color="#ffffff" style:font-name-asian="Times New Roman" style:font-name-complex="Times New Roman"/>
    </style:style>
    <style:style style:name="T44" style:family="text">
      <style:text-properties fo:background-color="#ffffff" style:font-name-asian="Calibri" style:font-name-complex="Calibri"/>
    </style:style>
    <style:style style:name="T45" style:family="text">
      <style:text-properties fo:font-style="italic" style:font-name-asian="Times New Roman" style:font-style-asian="italic" style:font-name-complex="Times New Roman"/>
    </style:style>
    <style:style style:name="T46" style:family="text">
      <style:text-properties fo:font-style="italic" style:font-name-asian="Times New Roman" style:font-style-asian="italic" style:font-name-complex="Times New Roman" style:font-style-complex="italic"/>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style:font-style-asian="italic" style:font-name-complex="Times New Roman" style:font-style-complex="italic"/>
    </style:style>
    <style:style style:name="T50" style:family="text">
      <style:text-properties fo:font-style="italic" fo:background-color="#ffffff" style:font-name-asian="Times New Roman" style:font-style-asian="italic" style:font-name-complex="Times New Roman"/>
    </style:style>
    <style:style style:name="T51" style:family="text">
      <style:text-properties fo:font-style="italic" fo:background-color="#ffffff" style:font-name-asian="Times New Roman" style:font-style-asian="italic" style:font-name-complex="Times New Roman" style:font-style-complex="italic"/>
    </style:style>
    <style:style style:name="T52" style:family="text">
      <style:text-properties fo:font-style="italic" style:font-name-asian="Calibri" style:font-style-asian="italic" style:font-name-complex="Calibri"/>
    </style:style>
    <style:style style:name="T53" style:family="text">
      <style:text-properties fo:font-style="italic" style:font-name-asian="Calibri" style:font-style-asian="italic" style:font-name-complex="Calibri" style:font-style-complex="italic"/>
    </style:style>
    <style:style style:name="T54" style:family="text">
      <style:text-properties fo:font-weight="bold" style:font-name-asian="Times New Roman" style:font-weight-asian="bold" style:font-name-complex="Times New Roman"/>
    </style:style>
    <style:style style:name="T55" style:family="text">
      <style:text-properties fo:font-weight="bold" style:font-name-asian="Times New Roman" style:font-weight-asian="bold" style:font-name-complex="Times New Roman" style:font-weight-complex="bold"/>
    </style:style>
    <style:style style:name="T56" style:family="text">
      <style:text-properties fo:font-weight="bold" style:font-name-asian="Calibri" style:font-weight-asian="bold" style:font-name-complex="Calibri" style:font-weight-complex="bold"/>
    </style:style>
    <style:style style:name="T57" style:family="text">
      <style:text-properties fo:font-weight="bold" style:font-weight-asian="bold"/>
    </style:style>
    <style:style style:name="T58" style:family="text">
      <style:text-properties fo:font-weight="bold" style:font-weight-asian="bold" style:font-name-complex="Times New Roman"/>
    </style:style>
    <style:style style:name="T59" style:family="text">
      <style:text-properties fo:font-weight="bold" style:font-weight-asian="bold" style:font-weight-complex="bold"/>
    </style:style>
    <style:style style:name="T60" style:family="text">
      <style:text-properties fo:font-size="14pt" fo:font-weight="bold" style:font-name-asian="Times New Roman" style:font-size-asian="14pt" style:font-weight-asian="bold" style:font-name-complex="Times New Roman"/>
    </style:style>
    <style:style style:name="T61" style:family="text">
      <style:text-properties fo:font-size="14pt" fo:font-weight="bold" style:font-name-asian="Times New Roman" style:font-size-asian="14pt" style:font-weight-asian="bold" style:font-name-complex="Times New Roman" style:font-size-complex="14pt"/>
    </style:style>
    <style:style style:name="T62" style:family="text">
      <style:text-properties fo:font-size="10pt" style:font-name-asian="Times New Roman" style:font-size-asian="10pt" style:font-name-complex="Times New Roman" style:font-size-complex="10pt"/>
    </style:style>
    <style:style style:name="T63" style:family="text">
      <style:text-properties fo:font-size="10pt" style:font-name-asian="CenturyGothicPro" style:font-size-asian="10pt" style:font-name-complex="CenturyGothicPro" style:font-size-complex="10pt"/>
    </style:style>
    <style:style style:name="T64" style:family="text">
      <style:text-properties fo:font-size="10pt" style:font-size-asian="10pt" style:font-size-complex="10pt"/>
    </style:style>
    <style:style style:name="T65" style:family="text">
      <style:text-properties fo:font-size="10pt" fo:font-style="italic" style:font-size-asian="10pt" style:font-style-asian="italic" style:font-size-complex="10pt" style:font-style-complex="italic"/>
    </style:style>
    <style:style style:name="T66" style:family="text">
      <style:text-properties fo:font-size="10pt" fo:font-style="italic" style:font-name-asian="Times New Roman" style:font-size-asian="10pt" style:font-style-asian="italic" style:font-name-complex="Times New Roman" style:font-size-complex="10pt" style:font-style-complex="italic"/>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style:font-name-asian="Calibri" style:font-size-asian="10pt" style:font-name-complex="Calibri" style:font-size-complex="10pt"/>
    </style:style>
    <style:style style:name="T69" style:family="text">
      <style:text-properties fo:font-size="10pt" fo:background-color="#ffffff" style:font-name-asian="Times New Roman" style:font-size-asian="10pt" style:font-name-complex="Times New Roman" style:font-size-complex="10pt"/>
    </style:style>
    <style:style style:name="T70" style:family="text">
      <style:text-properties fo:font-size="13pt" style:font-name-asian="Times New Roman" style:font-size-asian="13pt" style:font-name-complex="Times New Roman"/>
    </style:style>
    <style:style style:name="T71" style:family="text">
      <style:text-properties fo:font-size="13pt" fo:font-weight="bold" style:font-name-asian="Times New Roman" style:font-size-asian="13pt" style:font-weight-asian="bold" style:font-name-complex="Times New Roman" style:font-size-complex="13pt"/>
    </style:style>
    <style:style style:name="T72" style:family="text">
      <style:text-properties style:font-name="TimesNewRoman" fo:font-size="10.5pt" fo:font-weight="bold" style:font-name-asian="TimesNewRoman" style:font-size-asian="10.5pt" style:font-weight-asian="bold" style:font-name-complex="TimesNewRoman" style:font-size-complex="10pt"/>
    </style:style>
    <style:style style:name="T73" style:family="text">
      <style:text-properties fo:color="#800000" fo:font-size="10pt" style:font-name-asian="Times New Roman" style:font-size-asian="10pt" style:font-name-complex="Times New Roman" style:font-size-complex="10pt"/>
    </style:style>
    <style:style style:name="T74" style:family="text">
      <style:text-properties fo:background-color="#ffff00"/>
    </style:style>
    <style:style style:name="T75" style:family="text">
      <style:text-properties fo:background-color="#ffff00" style:font-name-asian="Times New Roman" style:font-name-complex="Times New Roman"/>
    </style:style>
    <style:style style:name="T76" style:family="text">
      <style:text-properties fo:background-color="#ffff00" style:font-name-asian="Calibri" style:font-name-complex="Calibri"/>
    </style:style>
    <style:style style:name="T77" style:family="text">
      <style:text-properties style:font-name="Segoe UI" fo:font-size="11pt" style:font-name-asian="Segoe UI" style:font-size-asian="11pt" style:font-name-complex="Segoe UI" style:font-size-complex="11pt"/>
    </style:style>
    <style:style style:name="T78" style:family="text">
      <style:text-properties style:font-name="Segoe UI" fo:font-size="10pt" style:font-name-asian="Segoe UI" style:font-size-asian="10pt" style:font-name-complex="Segoe UI" style:font-size-complex="10pt"/>
    </style:style>
    <style:style style:name="T79" style:family="text">
      <style:text-properties style:font-name-asian="Segoe UI" style:font-name-complex="Segoe UI"/>
    </style:style>
    <style:style style:name="T80" style:family="text">
      <style:text-properties fo:color="#c0c0c0" style:font-name-asian="Times New Roman" style:font-name-complex="Times New Roman"/>
    </style:style>
    <style:style style:name="T81" style:family="text">
      <style:text-properties fo:color="#c0c0c0" fo:background-color="#ffffff" style:font-name-asian="Times New Roman" style:font-name-complex="Times New Roman"/>
    </style:style>
    <style:style style:name="T82" style:family="text">
      <style:text-properties style:font-name-complex="Times New Roman"/>
    </style:style>
    <style:style style:name="T83" style:family="text">
      <style:text-properties style:font-name-asian="CenturyGothicPro" style:font-name-complex="CenturyGothicPro"/>
    </style:style>
    <style:style style:name="T84" style:family="text">
      <style:text-properties style:font-name-asian="Calibri" style:font-name-complex="Calibri"/>
    </style:style>
    <style:style style:name="T85" style:family="text">
      <style:text-properties style:font-name-asian="Calibri" style:font-name-complex="Calibri" style:font-style-complex="italic"/>
    </style:style>
    <style:style style:name="T86" style:family="text">
      <style:text-properties style:font-name-asian="NeueDemos" style:font-name-complex="NeueDemos"/>
    </style:style>
    <style:style style:name="T87" style:family="text">
      <style:text-properties style:font-name="sans-serif"/>
    </style:style>
    <style:style style:name="T88" style:family="text">
      <style:text-properties fo:color="#ff0000" style:font-name-asian="Times New Roman" style:font-name-complex="Times New Roman"/>
    </style:style>
    <style:style style:name="T89" style:family="text">
      <style:text-properties fo:color="#ff0000" fo:font-size="10pt" fo:background-color="#ffffff" style:font-name-asian="Times New Roman" style:font-size-asian="10pt" style:font-name-complex="Times New Roman" style:font-size-complex="10pt"/>
    </style:style>
    <style:style style:name="T90" style:family="text">
      <style:text-properties fo:color="#ff0000" fo:background-color="#ffffff" style:font-name-asian="Ubuntu" style:font-name-complex="Ubuntu"/>
    </style:style>
    <style:style style:name="T91" style:family="text">
      <style:text-properties fo:color="#ff0000" fo:background-color="#ffffff" style:font-name-asian="Times New Roman" style:font-name-complex="Times New Roman"/>
    </style:style>
    <style:style style:name="T92" style:family="text">
      <style:text-properties fo:font-size="11pt" style:font-name-asian="Calibri" style:font-size-asian="11pt" style:font-name-complex="Times New Roman"/>
    </style:style>
    <style:style style:name="T93" style:family="text">
      <style:text-properties fo:font-size="11pt" style:font-name-asian="Calibri" style:font-size-asian="11pt" style:font-name-complex="Calibri"/>
    </style:style>
    <style:style style:name="T94" style:family="text">
      <style:text-properties style:language-asian="de" style:country-asian="DE" style:language-complex="ar" style:country-complex="SA"/>
    </style:style>
    <style:style style:name="T95" style:family="text">
      <style:text-properties style:font-name-asian="Ubuntu" style:font-name-complex="Ubuntu"/>
    </style:style>
    <style:style style:name="T96" style:family="text">
      <style:text-properties fo:language="en" fo:country="US"/>
    </style:style>
    <style:style style:name="T97" style:family="text">
      <style:text-properties style:font-name="Tlwg Typist" fo:font-size="10.5pt" style:font-name-asian="Times New Roman" style:font-size-asian="10.5pt" style:font-name-complex="Times New Roman" style:font-size-complex="10.5pt"/>
    </style:style>
    <style:style style:name="T98" style:family="text">
      <style:text-properties style:font-name="Tlwg Typist" fo:font-size="10.5pt" fo:language="en" fo:country="US" style:font-name-asian="Times New Roman" style:font-size-asian="10.5pt" style:font-name-complex="Times New Roman" style:font-size-complex="10.5pt"/>
    </style:style>
    <style:style style:name="T99" style:family="text">
      <style:text-properties fo:font-style="normal" style:font-name-asian="Times New Roman" style:font-style-asian="normal" style:font-name-complex="Times New Roman" style:font-style-complex="normal"/>
    </style:style>
    <style:style style:name="T100" style:family="text">
      <style:text-properties fo:color="#0000ff"/>
    </style:style>
    <style:style style:name="T101" style:family="text">
      <style:text-properties fo:color="#0000ff" style:font-name-asian="Calibri" style:font-name-complex="Calibri"/>
    </style:style>
    <style:style style:name="T102" style:family="text">
      <style:text-properties fo:color="#0000ff" fo:background-color="#ffffff"/>
    </style:style>
    <style:style style:name="T103" style:family="text">
      <style:text-properties fo:color="#0000ff" fo:background-color="#ffffff" style:font-name-asian="Times New Roman" style:font-name-complex="Times New Roman"/>
    </style:style>
    <style:style style:name="T104" style:family="text">
      <style:text-properties fo:color="#0000ff" fo:background-color="#ffffff" style:font-name-asian="Calibri" style:font-name-complex="Calibri"/>
    </style:style>
    <style:style style:name="T105" style:family="text">
      <style:text-properties fo:color="#0000ff" style:font-name-asian="Times New Roman" style:font-name-complex="Times New Roman"/>
    </style:style>
    <style:style style:name="T106" style:family="text">
      <style:text-properties fo:color="#0000ff" fo:font-style="italic" style:font-name-asian="Times New Roman" style:font-style-asian="italic" style:font-name-complex="Times New Roman"/>
    </style:style>
    <style:style style:name="T107" style:family="text">
      <style:text-properties fo:color="#0000ff" fo:font-style="italic" style:font-name-asian="Times New Roman" style:font-style-asian="italic" style:font-name-complex="Times New Roman" style:font-style-complex="italic"/>
    </style:style>
    <style:style style:name="T108" style:family="text">
      <style:text-properties fo:color="#0000ff" fo:font-style="italic" style:font-style-asian="italic" style:font-style-complex="italic"/>
    </style:style>
    <style:style style:name="T109" style:family="text">
      <style:text-properties fo:color="#0000ff" fo:font-style="italic" style:font-name-asian="Calibri" style:font-style-asian="italic" style:font-name-complex="Calibri"/>
    </style:style>
    <style:style style:name="T110" style:family="text">
      <style:text-properties fo:color="#0000ff" fo:font-style="italic" style:font-name-asian="Calibri" style:font-style-asian="italic" style:font-name-complex="Calibri" style:font-style-complex="italic"/>
    </style:style>
    <style:style style:name="T111" style:family="text">
      <style:text-properties fo:color="#0000ff" fo:font-style="italic" fo:background-color="#ffffff" style:font-name-asian="Times New Roman" style:font-style-asian="italic" style:font-name-complex="Times New Roman" style:font-style-complex="italic"/>
    </style:style>
    <style:style style:name="T112" style:family="text">
      <style:text-properties fo:color="#0000ff" fo:font-style="italic" fo:background-color="#ffffff" style:font-style-asian="italic" style:font-style-complex="italic"/>
    </style:style>
    <style:style style:name="T113" style:family="text">
      <style:text-properties fo:color="#0000ff" style:font-style-complex="italic"/>
    </style:style>
    <style:style style:name="T114" style:family="text">
      <style:text-properties fo:color="#0000ff" fo:language="en" fo:country="US"/>
    </style:style>
    <style:style style:name="T115" style:family="text">
      <style:text-properties fo:color="#0000ff" fo:language="en" fo:country="US" style:font-name-asian="Times New Roman" style:font-name-complex="Times New Roman"/>
    </style:style>
    <style:style style:name="T116" style:family="text">
      <style:text-properties fo:color="#0000ff" fo:language="en" fo:country="US" style:font-name-asian="Calibri" style:font-name-complex="Calibri"/>
    </style:style>
    <style:style style:name="T117" style:family="text">
      <style:text-properties fo:color="#0000ff" fo:language="en" fo:country="US" fo:font-style="italic" style:font-style-asian="italic" style:font-style-complex="italic"/>
    </style:style>
    <style:style style:name="T118" style:family="text">
      <style:text-properties fo:color="#0000ff" fo:language="en" fo:country="US" fo:font-style="italic" style:font-name-asian="Times New Roman" style:font-style-asian="italic" style:font-name-complex="Times New Roman" style:font-style-complex="italic"/>
    </style:style>
    <style:style style:name="T119"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20" style:family="text">
      <style:text-properties fo:color="#0000ff"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21" style:family="text">
      <style:text-properties fo:color="#0000ff" fo:font-size="10pt" fo:font-weight="normal" style:font-name-asian="Times New Roman" style:font-size-asian="10pt" style:font-weight-asian="normal" style:font-name-complex="Times New Roman" style:font-size-complex="10pt" style:font-weight-complex="normal"/>
    </style:style>
    <style:style style:name="T122" style:family="text">
      <style:text-properties fo:color="#0000ff" fo:font-weight="normal" style:font-name-asian="Times New Roman" style:font-weight-asian="normal" style:font-name-complex="Times New Roman" style:font-weight-complex="normal"/>
    </style:style>
    <style:style style:name="T123"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24" style:family="text">
      <style:text-properties fo:color="#0000ff" style:letter-kerning="false" style:font-name-asian="Calibri" style:font-name-complex="NeueDemos" style:language-complex="ar" style:country-complex="SA"/>
    </style:style>
    <style:style style:name="T125" style:family="text">
      <style:text-properties fo:color="#0000ff" style:letter-kerning="false" fo:background-color="#ffffff" style:font-name-asian="Times New Roman" style:font-name-complex="NeueDemos" style:language-complex="ar" style:country-complex="SA"/>
    </style:style>
    <style:style style:name="T126" style:family="text">
      <style:text-properties fo:color="#0000ff" style:letter-kerning="false" fo:background-color="#ffffff" style:font-name-asian="Times New Roman" style:font-name-complex="Times New Roman" style:language-complex="ar" style:country-complex="SA"/>
    </style:style>
    <style:style style:name="T127" style:family="text">
      <style:text-properties fo:color="#0000ff" fo:font-style="normal" fo:background-color="#ffffff" style:font-style-asian="normal" style:font-style-complex="normal"/>
    </style:style>
    <style:style style:name="T128" style:family="text">
      <style:text-properties fo:color="#0000ff" fo:background-color="transparent" style:font-name-asian="Times New Roman" style:font-name-complex="Times New Roman"/>
    </style:style>
    <style:style style:name="T129" style:family="text">
      <style:text-properties fo:font-size="15pt" fo:font-weight="bold" style:font-size-asian="15pt" style:font-weight-asian="bold" style:font-size-complex="15pt" style:font-weight-complex="bold"/>
    </style:style>
    <style:style style:name="T130" style:family="text">
      <style:text-properties style:letter-kerning="false" fo:background-color="#ffffff" style:font-name-asian="Times New Roman" style:font-name-complex="Times New Roman" style:language-complex="ar" style:country-complex="SA"/>
    </style:style>
    <style:style style:name="T131" style:family="text">
      <style:text-properties fo:color="#1f497d"/>
    </style:style>
    <style:style style:name="T132" style:family="text">
      <style:text-properties fo:color="#1f497d" style:font-name-asian="Times New Roman" style:font-name-complex="Times New Roman"/>
    </style:style>
    <style:style style:name="T133" style:family="text">
      <style:text-properties fo:color="#4f81bd"/>
    </style:style>
    <style:style style:name="T134" style:family="text">
      <style:text-properties fo:color="#4f81bd" style:font-name-asian="Times New Roman" style:font-name-complex="Times New Roman"/>
    </style:style>
    <style:style style:name="T135" style:family="text">
      <style:text-properties fo:color="#4f81bd" fo:font-style="italic" style:font-name-asian="Times New Roman" style:font-style-asian="italic" style:font-name-complex="Times New Roman"/>
    </style:style>
    <style:style style:name="T136" style:family="text">
      <style:text-properties fo:color="#2323dc"/>
    </style:style>
    <style:style style:name="T137" style:family="text">
      <style:text-properties fo:color="#2323dc" style:font-name-asian="Times New Roman" style:font-name-complex="Times New Roman"/>
    </style:style>
    <style:style style:name="T138" style:family="text">
      <style:text-properties fo:color="#2323dc" fo:font-style="italic" style:font-name-asian="Times New Roman" style:font-style-asian="italic" style:font-name-complex="Times New Roman" style:font-style-complex="italic"/>
    </style:style>
    <style:style style:name="T139" style:family="text">
      <style:text-properties fo:color="#2323dc" fo:font-style="italic" style:font-style-asian="italic" style:font-style-complex="italic"/>
    </style:style>
    <style:style style:name="T140" style:family="text">
      <style:text-properties fo:color="#0070c0"/>
    </style:style>
    <style:style style:name="T141" style:family="text">
      <style:text-properties fo:color="#0070c0" style:font-name-asian="Times New Roman" style:font-name-complex="Times New Roman"/>
    </style:style>
    <style:style style:name="T142" style:family="text">
      <style:text-properties fo:color="#0070c0" fo:language="en" fo:country="US" style:font-name-asian="Times New Roman" style:font-name-complex="Times New Roman"/>
    </style:style>
    <style:style style:name="T143" style:family="text">
      <style:text-properties fo:color="#0070c0" fo:language="en" fo:country="US" fo:font-style="italic" style:font-name-asian="Times New Roman" style:font-style-asian="italic" style:font-name-complex="Times New Roman"/>
    </style:style>
    <style:style style:name="T144" style:family="text">
      <style:text-properties fo:color="#0070c0" fo:language="en" fo:country="US" fo:font-style="italic" style:font-name-asian="Times New Roman" style:font-style-asian="italic" style:font-name-complex="Times New Roman" style:font-style-complex="italic"/>
    </style:style>
    <style:style style:name="T145" style:family="text">
      <style:text-properties fo:color="#4700b8" style:font-name-asian="Times New Roman" style:font-name-complex="Times New Roman"/>
    </style:style>
    <style:style style:name="T146" style:family="text">
      <style:text-properties fo:color="#4700b8" fo:font-style="italic" style:font-name-asian="Times New Roman" style:font-style-asian="italic" style:font-name-complex="Times New Roman"/>
    </style:style>
    <style:style style:name="T147" style:family="text">
      <style:text-properties fo:color="#4700b8" fo:font-style="italic" style:font-name-asian="Times New Roman" style:font-style-asian="italic" style:font-name-complex="Times New Roman" style:font-style-complex="italic"/>
    </style:style>
    <style:style style:name="T148" style:family="text">
      <style:text-properties fo:background-color="transparent" style:font-name-asian="Times New Roman" style:font-name-complex="Times New Roman"/>
    </style:style>
    <style:style style:name="T149" style:family="text">
      <style:text-properties fo:background-color="transparent" style:font-name-asian="Calibri" style:font-name-complex="Calibri"/>
    </style:style>
    <style:style style:name="T150" style:family="text">
      <style:text-properties fo:color="#292934" style:font-name-asian="Times New Roman" style:font-name-complex="Times New Roman"/>
    </style:style>
    <style:style style:name="T151"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905cm" text:min-label-width="0.635cm"/>
        <style:text-properties style:font-name="Symbol"/>
      </text:list-level-style-bullet>
      <text:list-level-style-bullet text:level="2" text:style-name="WW_5f_CharLFO2LVL2" text:bullet-char="o">
        <style:list-level-properties text:space-before="3.175cm" text:min-label-width="0.635cm"/>
        <style:text-properties style:font-name="Courier New"/>
      </text:list-level-style-bullet>
      <text:list-level-style-bullet text:level="3" text:style-name="WW_5f_CharLFO2LVL3" text:bullet-char="">
        <style:list-level-properties text:space-before="4.445cm" text:min-label-width="0.635cm"/>
        <style:text-properties style:font-name="Wingdings"/>
      </text:list-level-style-bullet>
      <text:list-level-style-bullet text:level="4" text:style-name="WW_5f_CharLFO2LVL4" text:bullet-char="">
        <style:list-level-properties text:space-before="5.715cm" text:min-label-width="0.635cm"/>
        <style:text-properties style:font-name="Symbol"/>
      </text:list-level-style-bullet>
      <text:list-level-style-bullet text:level="5" text:style-name="WW_5f_CharLFO2LVL5" text:bullet-char="o">
        <style:list-level-properties text:space-before="6.985cm" text:min-label-width="0.635cm"/>
        <style:text-properties style:font-name="Courier New"/>
      </text:list-level-style-bullet>
      <text:list-level-style-bullet text:level="6" text:style-name="WW_5f_CharLFO2LVL6" text:bullet-char="">
        <style:list-level-properties text:space-before="8.255cm" text:min-label-width="0.635cm"/>
        <style:text-properties style:font-name="Wingdings"/>
      </text:list-level-style-bullet>
      <text:list-level-style-bullet text:level="7" text:style-name="WW_5f_CharLFO2LVL7" text:bullet-char="">
        <style:list-level-properties text:space-before="9.525cm" text:min-label-width="0.635cm"/>
        <style:text-properties style:font-name="Symbol"/>
      </text:list-level-style-bullet>
      <text:list-level-style-bullet text:level="8" text:style-name="WW_5f_CharLFO2LVL8" text:bullet-char="o">
        <style:list-level-properties text:space-before="10.795cm" text:min-label-width="0.635cm"/>
        <style:text-properties style:font-name="Courier New"/>
      </text:list-level-style-bullet>
      <text:list-level-style-bullet text:level="9" text:style-name="WW_5f_CharLFO2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9"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7"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11"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3">Fachbereich Erziehungswissenschaft und Psychologie</text:p>
      <text:p text:style-name="P3">der Freien Universität Berlin</text:p>
      <text:p text:style-name="P3">Masterarbeit im Masterstudiengang Bildungswissenschaft</text:p>
      <text:p text:style-name="P3">gemäß der Prüfungsordnung vom xy</text:p>
      <text:p text:style-name="P4"/>
      <text:p text:style-name="P4">Studiengang</text:p>
      <text:p text:style-name="P4"/>
      <text:p text:style-name="P4">Die Einschätzung der Erziehungs- und Bildungspartnerschaft zwischen pädagogischen Fachkräften und Familien durch die Eltern am Beispiel der FRÖBEL-Kindertageseinrichtungen</text:p>
      <text:p text:style-name="P4"/>
      <text:p text:style-name="P4"/>
      <text:list xml:id="list1086765069" text:style-name="L9">
        <text:list-item>
          <text:p text:style-name="P102">Prüfer/in: <text:s/><text:tab/><text:tab/><text:tab/>Prof. Dr. Yvonne Anders</text:p>
        </text:list-item>
      </text:list>
      <text:p text:style-name="P101"/>
      <text:list xml:id="list2119663046" text:continue-numbering="true" text:style-name="L9">
        <text:list-item>
          <text:p text:style-name="P103"><text:span text:style-name="T150">Prüfer/in: <text:s/><text:tab/><text:tab/><text:tab/>Dr. Axinja Hachfeld</text:span></text:p>
        </text:list-item>
      </text:list>
      <text:p text:style-name="P100"/>
      <text:p text:style-name="P100"/>
      <text:p text:style-name="P98">vorgelegt von</text:p>
      <text:p text:style-name="P98">Iryna Karpyuk</text:p>
      <text:p text:style-name="P98">Storkowerstr. 225</text:p>
      <text:p text:style-name="P98">10367 Berlin</text:p>
      <text:p text:style-name="P98">4222981</text:p>
      <text:p text:style-name="P2">Wörter im Textteil: [Anzahl Wörter]</text:p>
      <text:p text:style-name="P2"/>
      <text:p text:style-name="P99">Berlin, 9.02.2015</text:p>
      <text:p text:style-name="P2"><text:soft-page-break/></text:p>
      <text:p text:style-name="P9"><text:span text:style-name="T57">ABSTRACT</text:span></text:p>
      <text:p text:style-name="P5"><text:span text:style-name="Absatz-Standardschriftart"><text:span text:style-name="T1">Die vorliegende Arbeit beschäftigt sich mit der Erziehungs- und Bildungspartnerschaft zwischen den pädagogischen Fachkräften und Eltern in den FRÖBEL-Kindertageseinrichtungen. Die Studie geht der Frage nach, w</text:span></text:span><text:span text:style-name="Absatz-Standardschriftart"><text:span text:style-name="T6">elche homogenen Dimensionen sich in der Subskala </text:span></text:span><text:span text:style-name="Absatz-Standardschriftart"><text:span text:style-name="T7">„Zusammenarbeit mit Familien“ </text:span></text:span><text:span text:style-name="Absatz-Standardschriftart"><text:span text:style-name="T6">herausbilden lassen und </text:span></text:span><text:span text:style-name="Absatz-Standardschriftart"><text:span text:style-name="T7">wie die Kooperation zwischen den pädagogischen Fachkräften und den Familien aus der Sicht der Eltern beurteilt wird.</text:span></text:span></text:p>
      <text:p text:style-name="P5">Die Datengrundlage bilden 2579 Elternfragebögen, anhand deren Eltern die Möglichkeit bekommen haben, die Zusammenarbeit einzuschätzen.</text:p>
      <text:p text:style-name="P5">Die Befunde veranschaulichen, dass<text:span text:style-name="Absatz-Standardschriftart"><text:span text:style-name="T43">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5">„Zusammenarbeit mit Familien“</text:span></text:span><text:span text:style-name="Absatz-Standardschriftart"><text:span text:style-name="T1"> herausbilden.</text:span></text:span></text:p>
      <text:p text:style-name="P5"/>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46"><text:span text:style-name="Absatz-Standardschriftart"><text:span text:style-name="T54">Inhaltsverzeichnis</text:span></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text:span text:style-name="Absatz-Standardschriftart"><text:span text:style-name="T61">Teil I: Einleitung und theoretischer Rahmen der Arbeit</text:span></text:span></text:p>
      <text:p text:style-name="P46"><text:span text:style-name="Absatz-Standardschriftart"><text:span text:style-name="T54">1. Einleitung</text:span></text:span></text:p>
      <text:p text:style-name="P47">„Es macht keinen Sinn, ein Kind zu erziehen, ohne dabei die für das Kind bedeutendsten Menschen zu berücksichtigen“ (Tina Bruce, 1977).</text:p>
      <text:p text:style-name="P48"/>
      <text:p text:style-name="P46"><text:span text:style-name="Absatz-Standardschriftart"><text:span text:style-name="T1">Heutzutage wachsen Kinder vorwiegend in den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span></text:span><text:span text:style-name="Absatz-Standardschriftart"><text:span text:style-name="T1"><text:tab/> <text:s/></text:span></text:span></text:p>
      <text:p text:style-name="P49"><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50"><text:s text:c="5"/>In der vorliegenden Arbeit werden die Begriffe „Zusammenarbeit mit Familien“ und „Erziehungs- und Bildungspartnerschaft“ als Synonyme verwendet.</text:p></text:note-body></text:note></text:span></text:span><text:span text:style-name="Absatz-Standardschriftart"><text:span text:style-name="T1"> zwischen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r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text:span></text:span><text:soft-page-break/><text:span text:style-name="Absatz-Standardschriftart"><text:span text:style-name="T1">der Arbeit. Das Ziel der Auseinandersetzung mit den geschichtlich und </text:span></text:span><text:span text:style-name="Absatz-Standardschriftart"><text:span text:style-name="T1">gesellschaftlich stattgefundenen Veränderungen (Kapitel 2) ist </text:span></text:span><text:span text:style-name="Absatz-Standardschriftart"><text:span text:style-name="T7">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16"><text:span text:style-name="Absatz-Standardschriftart"><text:span text:style-name="T7"><text:tab/>Die zweite Aufgabe dieser Arbeit bestand darin, einen Einblick in die bisherigen, empirisch gestützten Erkenntnisse zu diesem Thema zu ermöglich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7"> </text:span></text:span><text:span text:style-name="Absatz-Standardschriftart"><text:span text:style-name="T1">Dies betrifft insbesondere den deutschsprachigen Raum. </text:span></text:span><text:span text:style-name="Absatz-Standardschriftart"><text:span text:style-name="T7"><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7"> <text:s/></text:span></text:span></text:p>
      <text:p text:style-name="P18">Eine fundierte wissenschaftliche Auseinandersetzung mit der Thematik fehlt also nach wie vor trotz der wachsenden Bedeutsamkeit des ausgewählten Themas.</text:p>
      <text:p text:style-name="P51"><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16"><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text:span></text:span><text:soft-page-break/><text:span text:style-name="Absatz-Standardschriftart"><text:span text:style-name="T1">während meines dreimonatigen Praktikums bei dem gemeinnützigen Verein </text:span></text:span><text:span text:style-name="Absatz-Standardschriftart"><text:span text:style-name="T1">FRÖBEL e.V</text:span></text:span><text:span text:style-name="Footnote_20_Symbol"><text:span text:style-name="T1"><text:note text:id="ftn2" text:note-class="footnote"><text:note-citation>2</text:note-citation><text:note-body><text:p text:style-name="P19"><text:span text:style-name="Absatz-Standardschriftart"><text:span text:style-name="T62"><text:s text:c="3"/>Der FRÖBEL e.V. ist ein anerkannter Träger der Jugendhilfe und</text:span></text:span><text:span text:style-name="Absatz-Standardschriftart"><text:span text:style-name="T63"> betreibt Krippen, Kindergärten und Horte sowohl national (in mehreren Bundesländern Deutschlands) als auch international (Türkei, Australien). Aktuell werden </text:span></text:span><text:span text:style-name="Absatz-Standardschriftart"><text:span text:style-name="T64">ca. 12.000 Kinder in über 130 Einrichtungen betreut.</text:span></text:span></text:p></text:note-body></text:note></text:span></text:span><text:span text:style-name="Absatz-Standardschriftart"><text:span text:style-name="T1"> geweckt und im Laufe der Praktikumstätigkeiten, die vorwiegend im Bereich Qualitätsentwicklung in den Kindertageseinrichtungen lagen, in hohem Maße verstärkt.</text:span></text:span></text:p>
      <text:p text:style-name="P68"><text:span text:style-name="Absatz-Standardschriftart"><text:span text:style-name="T1"><text:tab/>In Anbetracht dessen, dass es speziell zu dem Thema „Zusammenarbeit zwischen den Eltern und pädagogischen Fachkräften </text:span></text:span><text:span text:style-name="Absatz-Standardschriftart"><text:span text:style-name="T7">in FRÖBEL-Kindertages-einrichtungen“</text:span></text:span><text:span text:style-name="Absatz-Standardschriftart"><text:span text:style-name="T1"> bislang keine Forschungsergebnisse gibt, ist das zentrale Ziel dieser Arbeit, zu untersuchen, wie die Zusammenarbeit in den FRÖBEL-Kindergärten durch die Eltern bewertet wird. Im Vordergrund stehen die Fragen:</text:span></text:span></text:p>
      <text:list xml:id="list1503431508" text:style-name="L8">
        <text:list-item>
          <text:p text:style-name="P119"><text:span text:style-name="Absatz-Standardschriftart"><text:span text:style-name="T46">„Wie schätzen die Eltern die Zusammenarbeit zwischen den pädagogischen Fachkräften und Familien in den FRÖBEL-Kindertageseinrichtungen ein?“</text:span></text:span></text:p>
        </text:list-item>
        <text:list-item>
          <text:p text:style-name="P121"><text:span text:style-name="Absatz-Standardschriftart"><text:span text:style-name="T1"><text:s/>„</text:span></text:span><text:span text:style-name="Absatz-Standardschriftart"><text:span text:style-name="T8">Welche homogenen Dimensionen (thematische Subkategorien) lassen sich in der Subskala „Zusammenarbeit mit Familien“ des FRÖBEL-Elternfragebogens herausbilden?“</text:span></text:span></text:p>
        </text:list-item>
      </text:list>
      <text:p text:style-name="P51">Die vorliegende Arbeit ist in zwei große Blöcke eingeteilt. Im ersten, theoretischen Teil der Arbeit wird ein geschichtlicher Rückblick auf die Entwicklung von Erziehungs- und Bildungspartnerschaften mit Eltern gegebe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text:span></text:span><text:soft-page-break/><text:span text:style-name="Absatz-Standardschriftart"><text:span text:style-name="T1">Literatur und weiteren analysierten Quellen wie fachliche Zeitschriften, Datenbanken etc. präsentiert.</text:span></text:span></text:p>
      <text:p text:style-name="P10"><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5"><text:span text:style-name="Absatz-Standardschriftart"><text:span text:style-name="T45"><text:tab/></text:span></text:span></text:p>
      <text:p text:style-name="P54"><text:span text:style-name="Absatz-Standardschriftart"><text:span text:style-name="T54">2. Geschichtlicher Rückblick auf die Entwicklung von Erziehungs- und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16"><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70">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5">. </text:span></text:span><text:span text:style-name="Absatz-Standardschriftart"><text:span text:style-name="T1">In diesen Schriften ging es vor allem um die Belehrung und </text:span></text:span><text:soft-page-break/><text:span text:style-name="Absatz-Standardschriftart"><text:span text:style-name="T1">Unterweisung der Eltern, denen der Status der Unterweisungsbedürftigen zugeschrieben wurde. Offene partnerschaftliche Absprachen in Erziehungsfragen </text:span></text:span><text:span text:style-name="Absatz-Standardschriftart"><text:span text:style-name="T1">zwischen beiden Akteuren werden erst seit kurzer Zeit und noch nicht durchgängig praktiziert (Wiezorek, 2006, S. 43).</text:span></text:span></text:p>
      <text:p text:style-name="P16"><text:span text:style-name="Absatz-Standardschriftart"><text:span text:style-name="T1"><text:tab/>Der erste Kontakt zwischen Eltern oder, genauer gesagt, zwischen Müttern und Erzieher/-innen kam zustande, als der Kleinkindpädagoge Friedrich Fröbel (1780-1852) um 1840 den ersten Kindergarten</text:span></text:span><text:span text:style-name="Absatz-Standardschriftart"><text:span text:style-name="T1"><text:note text:id="ftn3" text:note-class="footnote"><text:note-citation>3</text:note-citation><text:note-body><text:p text:style-name="P19"><text:span text:style-name="Absatz-Standardschriftart"><text:span text:style-name="T72"><text:s text:c="4"/></text:span></text:span><text:span text:style-name="Absatz-Standardschriftart"><text:span text:style-name="T62">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Berger, 2000, S. 10-22).</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text:span></text:span></text:p>
      <text:p text:style-name="P51"><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4" text:note-class="footnote"><text:note-citation>4</text:note-citation><text:note-body><text:p text:style-name="P19"><text:span text:style-name="Absatz-Standardschriftart"><text:span text:style-name="T73"><text:s text:c="2"/></text:span></text:span><text:span text:style-name="Absatz-Standardschriftart"><text:span text:style-name="T13">Die Eltern als Expertinnen und Experten für ihr Kind anzuerkennen, der regelmäßige wechselseitiger Dialog über die Entwicklung und Bildungsinteresse der Kinder,</text:span></text:span><text:span text:style-name="Absatz-Standardschriftart"><text:span text:style-name="T18"> </text:span></text:span><text:span text:style-name="Absatz-Standardschriftart"><text:span text:style-name="T13">wertschätzende und respektvolle Grundhaltung gegenüber der Unterschiedlichkeit der familiären Lebens-bedingungen und Lebensentwürfe</text:span></text:span><text:span text:style-name="Absatz-Standardschriftart"><text:span text:style-name="T18">, </text:span></text:span><text:span text:style-name="Absatz-Standardschriftart"><text:span text:style-name="T13">gegenseitiges Vertrauen etc. (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text:span></text:span><text:soft-page-break/><text:span text:style-name="Absatz-Standardschriftart"><text:span text:style-name="T1">2006, S. 82-83).</text:span></text:span></text:p>
      <text:p text:style-name="P10"><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die Eltern oft keine Gruppenräume betreten und in Westdeutschland gab es bis weit in die 60-er Jahre hinein weder Elternbeiräte noch andere Formen von Elternmitsprache (Klein &amp; Vogt, 2008, S. 22).</text:p>
      <text:p text:style-name="P16"><text:span text:style-name="Absatz-Standardschriftart"><text:span text:style-name="T1"><text:tab/>Eine Wende in der Zusammenarbeit zwischen Kindertageseinrichtungen und Eltern lässt sich seit 1986 in Westdeutschland feststellen. Neue entwicklungspsychologische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ütterzentren gegründet, in denen Selbsthilfe und </text:span></text:span><text:span text:style-name="Absatz-Standardschriftart"><text:span text:style-name="T75">Stärkung</text:span></text:span><text:span text:style-name="Absatz-Standardschriftart"><text:span text:style-name="T1">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span></text:span></text:p>
      <text:p text:style-name="P16"><text:span text:style-name="Absatz-Standardschriftart"><text:span text:style-name="T1"><text:tab/>Erst seit den 90er Jahren wird der Zusammenarbeit mit den Eltern eine wachsende Bedeutung eingeräumt, wie beispielsweise das folgende Zitat zeigt:</text:span></text:span></text:p>
      <text:p text:style-name="P59"><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oft-page-break/><text:span text:style-name="Absatz-Standardschriftart"><text:span text:style-name="T1"><text:tab/>Kindern und Jugendlichen <text:s/>befassen. [...] Da eine isoliert von den </text:span></text:span><text:span text:style-name="Absatz-Standardschriftart"><text:span text:style-name="T1"><text:tab/>Eltern verlaufende institutionelle Kindererziehung weniger </text:span></text:span><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16"><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5">“Erziehungspartnerschaft”, </text:span></text:span><text:span text:style-name="Absatz-Standardschriftart"><text:span text:style-name="T1">der als Leitbild für die Zusammenarbeit mit Familien verstanden wird:</text:span></text:span></text:p>
      <text:p text:style-name="P59"><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text:span></text:span><text:soft-page-break/><text:span text:style-name="Absatz-Standardschriftart"><text:span text:style-name="T1">bzw. Erzieher/innen respektieren, fördert dies den pädagogischen Bezug </text:span></text:span><text:span text:style-name="Absatz-Standardschriftart"><text:span text:style-name="T1">und die Lernmotivation. </text:span></text:span><text:span text:style-name="Absatz-Standardschriftart"><text:span text:style-name="T5">(Textor, o.J.) </text:span></text:span><text:tab/></text:p>
      <text:p text:style-name="P16"><text:span text:style-name="Absatz-Standardschriftart"><text:span text:style-name="T1"><text:tab/>Da das Thema Bildung von Kindertageseinrichtungen und Familien für die Zusammenarbeit eine ebenso große Rolle spielt, wurde der Begriff </text:span></text:span><text:span text:style-name="Absatz-Standardschriftart"><text:span text:style-name="T46">“Erziehungspartnerschaft” </text:span></text:span><text:span text:style-name="Absatz-Standardschriftart"><text:span text:style-name="T1">um den Begriff der </text:span></text:span><text:span text:style-name="Absatz-Standardschriftart"><text:span text:style-name="T46">“Bildungspartnerschaft” </text:span></text:span><text:span text:style-name="Absatz-Standardschriftart"><text:span text:style-name="T1">erweitert. Die </text:span></text:span><text:span text:style-name="Absatz-Standardschriftart"><text:span text:style-name="T46">“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46">“Elternarbeit”</text:span></text:span><text:span text:style-name="Absatz-Standardschriftart"><text:span text:style-name="T1"> in den pädagogischen Fachdiskussionen immer mehr in Vergessenheit und gilt als überholt.</text:span></text:span></text:p>
      <text:p text:style-name="P51"><text:span text:style-name="Absatz-Standardschriftart"><text:span text:style-name="T1">Martin R. Textor, der den Begriff </text:span></text:span><text:span text:style-name="Absatz-Standardschriftart"><text:span text:style-name="T46">“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5">“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5">Erziehungs</text:span></text:span><text:span text:style-name="Absatz-Standardschriftart"><text:span text:style-name="T1">- </text:span></text:span><text:span text:style-name="Absatz-Standardschriftart"><text:span text:style-name="T45">und</text:span></text:span><text:span text:style-name="Absatz-Standardschriftart"><text:span text:style-name="T1"> </text:span></text:span><text:span text:style-name="Absatz-Standardschriftart"><text:span text:style-name="T45">Bildungspartnerschaft”</text:span></text:span><text:span text:style-name="Absatz-Standardschriftart"><text:span text:style-name="T1"> um die sehr umfassende Kooperation von</text:span></text:span><text:span text:style-name="Absatz-Standardschriftart"><text:span text:style-name="T77"> </text:span></text:span><text:span text:style-name="Absatz-Standardschriftart"><text:span text:style-name="T79">allen am Bildungs- und Erziehungsprozess Beteiligten</text:span></text:span><text:span text:style-name="Absatz-Standardschriftart"><text:span text:style-name="T77"> </text:span></text:span><text:span text:style-name="Absatz-Standardschriftart"><text:span text:style-name="T1">beim gemeinsamen Aufbau einer lern- und entwicklungsfördernden Umgebung für Kinder und Jugendliche (Textor, o.J).</text:span></text:span></text:p>
      <text:p text:style-name="P16"><text:span text:style-name="Absatz-Standardschriftart"><text:span text:style-name="T1"><text:tab/>Nach Stange (2013) ist der Begriff “</text:span></text:span><text:span text:style-name="Absatz-Standardschriftart"><text:span text:style-name="T45">Erziehungs</text:span></text:span><text:span text:style-name="Absatz-Standardschriftart"><text:span text:style-name="T1">- </text:span></text:span><text:span text:style-name="Absatz-Standardschriftart"><text:span text:style-name="T45">und</text:span></text:span><text:span text:style-name="Absatz-Standardschriftart"><text:span text:style-name="T1"> </text:span></text:span><text:span text:style-name="Absatz-Standardschriftart"><text:span text:style-name="T45">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text:span></text:span><text:soft-page-break/><text:span text:style-name="Absatz-Standardschriftart"><text:span text:style-name="T1">beinhaltet zudem folgendes:</text:span></text:span></text:p>
      <text:list xml:id="list1396655619" text:style-name="L1">
        <text:list-item>
          <text:p text:style-name="P106"><text:span text:style-name="Absatz-Standardschriftart"><text:span text:style-name="T1">die Verbesserung von Beziehungen zwischen Eltern, anderen Erziehungspartnern und Einrichtungen</text:span></text:span></text:p>
        </text:list-item>
        <text:list-item>
          <text:p text:style-name="P106"><text:span text:style-name="Absatz-Standardschriftart"><text:span text:style-name="T1">den Erfahrungsaustausch über den Bildungsstand der Kinder</text:span></text:span></text:p>
        </text:list-item>
        <text:list-item>
          <text:p text:style-name="P106"><text:span text:style-name="Absatz-Standardschriftart"><text:span text:style-name="T1">die Erarbeitung gemeinsamer Erziehungs- und Bildungsziele sowie Vereinbarung gemeinsamer Aktivitäten</text:span></text:span></text:p>
        </text:list-item>
        <text:list-item>
          <text:p text:style-name="P106"><text:span text:style-name="Absatz-Standardschriftart"><text:span text:style-name="T1">die Unterstützung in familiären Erziehungsfragen</text:span></text:span></text:p>
        </text:list-item>
        <text:list-item>
          <text:p text:style-name="P106"><text:span text:style-name="Absatz-Standardschriftart"><text:span text:style-name="T1">das gemeinsame Erschließen von Ressourcen für Eltern, Kinder, andere Erziehungs- und Bildungspartner und Bildungsinstitutionen</text:span></text:span></text:p>
        </text:list-item>
        <text:list-item>
          <text:p text:style-name="P106"><text:span text:style-name="Absatz-Standardschriftart"><text:span text:style-name="T1">die Erweiterung von Mitbestimmungsmöglichkeiten der Eltern</text:span></text:span></text:p>
        </text:list-item>
        <text:list-item>
          <text:p text:style-name="P111"><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106"><text:span text:style-name="Absatz-Standardschriftart"><text:span text:style-name="T1">die Vernetzung aller für Kinder und Eltern wichtigen Akteure</text:span></text:span></text:p>
        </text:list-item>
      </text:list>
      <text:p text:style-name="P61">(Stange, 2013, S. 14-15).</text:p>
      <text:p text:style-name="P16"><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16"><text:span text:style-name="Absatz-Standardschriftart"><text:span text:style-name="T1"><text:tab/>Der Begriff der </text:span></text:span><text:span text:style-name="Absatz-Standardschriftart"><text:span text:style-name="T45">“Erziehungs- und Bildungspartnerschaft”</text:span></text:span><text:span text:style-name="Absatz-Standardschriftart"><text:span text:style-name="T1">, der von zwei Partnern „auf gleicher Augenhöhe“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text:span></text:span><text:soft-page-break/><text:span text:style-name="Absatz-Standardschriftart"><text:span text:style-name="T1">zu reflektieren und zu bearbeiten, wenn man erziehungs- und</text:span></text:span><text:span text:style-name="Absatz-Standardschriftart"><text:span text:style-name="T80"> </text:span></text:span><text:span text:style-name="Absatz-Standardschriftart"><text:span text:style-name="T1">bildungspartnerschaftlich miteinander erfolgreich arbeiten möchte (Fröhlich-Gildhoff, 2013, S. 186).</text:span></text:span></text:p>
      <text:p text:style-name="P51"><text:span text:style-name="Absatz-Standardschriftart"><text:span text:style-name="T1">Sicherlich findet diese Kritik ihre Berechtigung, denn die Erziehungs- und Bildungspartnerschaft wird in vielen Einrichtungen nicht immer wie in den oben aufgeführten Definitionen umgesetzt. Jedoch ist nicht nur die starke Tendenz in diese Richtung vielerorts sehr deutlich zu erkennen, sondern</text:span></text:span><text:span text:style-name="Absatz-Standardschriftart"><text:span text:style-name="T80">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text:p>
      <text:p text:style-name="P10"><text:tab/></text:p>
      <text:p text:style-name="Standard"/>
      <text:p text:style-name="P54"><text:span text:style-name="Absatz-Standardschriftart"><text:span text:style-name="T54">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Erziehungs- und Bild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soft-page-break/><text:tab/>Das Kinder- und Jugendhilfegesetz (KJHG) gibt bezüglich der Erziehungs- und Bildungspartnerschaft der Kindertageseinrichtungen mit den Eltern folgende Hinweise:</text:p>
      <text:p text:style-name="P60"><text:span text:style-name="Absatz-Standardschriftart"><text:span text:style-name="T1">§1 (2) <text:s text:c="3"/>Pflege und Erziehung der Kinder sind das natürliche Recht der <text:s text:c="3"/></text:span></text:span><text:span text:style-name="Absatz-Standardschriftart"><text:span text:style-name="T1"><text:tab/> <text:s text:c="4"/></text:span></text:span><text:span text:style-name="Absatz-Standardschriftart"><text:span text:style-name="T1"><text:tab/> <text:s/>Eltern und die zuvörderst ihnen obliegende Pflicht. [...]</text:span></text:span></text:p>
      <text:p text:style-name="P62"><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60"><text:span text:style-name="Absatz-Standardschriftart"><text:span text:style-name="T1">§22 (2) <text:s text:c="2"/>Das Leistungsangebot soll sich pädagogisch und organisatorisch </text:span></text:span><text:span text:style-name="Absatz-Standardschriftart"><text:span text:style-name="T1"><text:tab/> <text:s text:c="2"/>an den Bedürfnissen der Kinder und ihrer Familien orientieren.</text:span></text:span></text:p>
      <text:p text:style-name="P60"><text:span text:style-name="Absatz-Standardschriftart"><text:span text:style-name="T1">§22(3) <text:s text:c="2"/>Bei der Wahrnehmung ihrer Aufgaben sollen die in den <text:s/></text:span></text:span><text:span text:style-name="Absatz-Standardschriftart"><text:span text:style-name="T1"><text:tab/> <text:s text:c="2"/></text:span></text:span><text:span text:style-name="Absatz-Standardschriftart"><text:span text:style-name="T1"><text:tab/> <text:s/></text:span></text:span><text:span text:style-name="Absatz-Standardschriftart"><text:span text:style-name="T1"><text:tab/> <text:s/>Einrichtungen tätigen Fachkräfte und anderen Mitarbeiter </text:span></text:span><text:span text:style-name="Absatz-Standardschriftart"><text:span text:style-name="T1"><text:tab/> <text:s/></text:span></text:span><text:span text:style-name="Absatz-Standardschriftart"><text:span text:style-name="T1"><text:tab/> mit den Erziehungsberechtigten zum Wohl der Kinder </text:span></text:span><text:span text:style-name="Absatz-Standardschriftart"><text:span text:style-name="T1"><text:tab/></text:span></text:span><text:span text:style-name="Absatz-Standardschriftart"><text:span text:style-name="T1"><text:tab/>zusammenarbeiten. Die Erziehungsberechtigten sind an den </text:span></text:span><text:span text:style-name="Absatz-Standardschriftart"><text:span text:style-name="T1"><text:tab/>Entscheidungen in wesentlichen Angelegenheiten der </text:span></text:span><text:span text:style-name="Absatz-Standardschriftart"><text:span text:style-name="T1"><text:tab/>Tageseinrichtung zu beteiligen.</text:span></text:span><text:span text:style-name="Absatz-Standardschriftart"><text:span text:style-name="T46"> </text:span></text:span><text:span text:style-name="Absatz-Standardschriftart"><text:span text:style-name="T1">(Sozialgesetzbuch (SGB VIII))</text:span></text:span></text:p>
      <text:p text:style-name="P16"><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16"><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text:span></text:span><text:soft-page-break/><text:span text:style-name="Absatz-Standardschriftart"><text:span text:style-name="T1">intensiven Einbezug der Eltern in die Kooperation mit dem Kindergarten plädiert.</text:span></text:span></text:p>
      <text:p text:style-name="P16"><text:span text:style-name="Absatz-Standardschriftart"><text:span text:style-name="T1">In den Bildungsplänen von 15 Bundesländern</text:span></text:span><text:span text:style-name="Absatz-Standardschriftart"><text:span text:style-name="T1"><text:note text:id="ftn5" text:note-class="footnote"><text:note-citation>5</text:note-citation><text:note-body><text:p text:style-name="P20"><text:span text:style-name="Absatz-Standardschriftart"><text:span text:style-name="T64"><text:s text:c="5"/>In den »Grundsätzen elementarer Bildung in Einrichtungen der Kindertagesbetreuung im Land Brandenburg« wird das Thema „Zusammenarbeit mit Familien“ nicht erwähnt.</text:span></text:span></text:p><text:p text:style-name="P20"><text:s/></text:p><text:p text:style-name="Footnote"/></text:note-body></text:note></text:span></text:span><text:span text:style-name="Absatz-Standardschriftart"><text:span text:style-name="T1"> gehört das Thema „Erziehungs- und Bild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1783224519" text:style-name="L2">
        <text:list-item>
          <text:p text:style-name="P93">Begleitung der Familien während der Eingewöhnung</text:p>
        </text:list-item>
        <text:list-item>
          <text:p text:style-name="P94">Austausch mit den Eltern <text:s/></text:p>
        </text:list-item>
        <text:list-item>
          <text:p text:style-name="P94">Transparenz der <text:s/>pädagogischen Arbeit den Eltern gegenüber</text:p>
        </text:list-item>
        <text:list-item>
          <text:p text:style-name="P94">Mitbestimmung und Beteiligung der Eltern sowie</text:p>
        </text:list-item>
        <text:list-item>
          <text:p text:style-name="P95"><text:span text:style-name="Absatz-Standardschriftart"><text:span text:style-name="T82">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51"><text:span text:style-name="Absatz-Standardschriftart"><text:span text:style-name="T1">Was die Zusammenarbeit mit Familien in FRÖBEL-Kindertageseinrichtungen anbelangt, geht es a</text:span></text:span><text:span text:style-name="Absatz-Standardschriftart"><text:span text:style-name="T83">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83">auf die FRÖBEL-Einrichtungen zutreffen. </text:span></text:span><text:span text:style-name="Absatz-Standardschriftart"><text:span text:style-name="T19">Die Zusammenarbeit mit Familien in den FRÖBEL-Kindertageseinrichtungen wird in der <text:s text:c="2"/>Rahmenkonzeption folgendermaßen beschrieben: der Partnerschaft mit den Eltern, neben den unterschiedlichen Schwerpunkten wie z.B. bilinguale Erziehung, alltagsintegrierte Sprachförderung, Spiel etc., kommt eine große Bedeutung zu</text:span></text:span><text:span text:style-name="Absatz-Standardschriftart"><text:span text:style-name="T7">. </text:span></text:span><text:span text:style-name="Absatz-Standardschriftart"><text:span text:style-name="T1">Die Eltern werden als Experten für das eigene Kind anerkannt und </text:span></text:span><text:soft-page-break/><text:span text:style-name="Absatz-Standardschriftart"><text:span text:style-name="T1">es wird dafür plädiert, die Bildungs- und Erziehungsprozesse in enger und vertrauensvoller Zusammenarbeit mit den Eltern zu gestalten. Dabei gehören die wertschätzende Grundhaltung der individuellen Erziehungskompetenzen von Eltern und der Respekt gegenüber der Unterschiedlichkeit der familiären Lebensbedingungen zu den wesentlichen Schwerpunkten.</text:span></text:span><text:span text:style-name="Absatz-Standardschriftart"><text:span text:style-name="T84"> D</text:span></text:span>er von gegenseitigem Vertrauen und guten Kommunikationsstrukturen geprägte regelmäßige Dialog 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stehen d<text:span text:style-name="Absatz-Standardschriftart"><text:span text:style-name="T1">en </text:span></text:span>Familien verschiedene Partizipationsmöglichkeiten zur Verfügung: sie können sowohl bei der Gestaltung des pädagogischen Alltags als auch bei verschiedenen Bildungsangeboten mitwirken. D<text:span text:style-name="Absatz-Standardschriftart"><text:span text:style-name="T84">urch eigenes ehrenamtliches Engagement erhalten sie </text:span></text:span>die Möglichkeit, den Alltag des eigenen Kindes mitzuerleben und aktiv zu bereichern (Kieschnick, Marx &amp; Steinfeldt, 2014, S. 25-28).</text:p>
      <text:p text:style-name="P16"><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1"/>
      <text:p text:style-name="P55"><text:span text:style-name="Absatz-Standardschriftart"><text:span text:style-name="T56">4. Gründe für eine </text:span></text:span><text:span text:style-name="Absatz-Standardschriftart"><text:span text:style-name="T55">Erziehungs- und Bildungspartnerschaft</text:span></text:span></text:p>
      <text:p text:style-name="P16"><text:span text:style-name="Absatz-Standardschriftart"><text:span text:style-name="T1">Nachdem die gesellschaftlichen und gesetzlichen Veränderungen in der Zusammenarbeit mit Familien geschildert wurden, wird im Folgenden der Frage </text:span></text:span><text:span text:style-name="Absatz-Standardschriftart"><text:span text:style-name="T1">nach den Ursachen für den stattgefundenen Wandel nachgegangen. Im Fokus </text:span></text:span><text:soft-page-break/><text:span text:style-name="Absatz-Standardschriftart"><text:span text:style-name="T1">dieses Kapitels steht daher die Frage: Welche Faktoren liegen der Entwicklung der ursprünglichen rudimentären Zusammenarbeit mit Familien (von vielen pädagogischen Fachkräften meist als eine unerwünschte Zusatzbelastung betrachtet) </text:span></text:span><text:span text:style-name="Absatz-Standardschriftart"><text:span text:style-name="T7">bis hin</text:span></text:span><text:span text:style-name="Absatz-Standardschriftart"><text:span text:style-name="T1"> zu einer engen partnerschaftlichen Zusammenarbeit </text:span></text:span><text:span text:style-name="Absatz-Standardschriftart"><text:span text:style-name="T7">„auf der gleichen Augenhöhe“ zugrunde</text:span></text:span><text:span text:style-name="Absatz-Standardschriftart"><text:span text:style-name="T1">. Dabei werden die aktuellsten wissenschaftlichen Erkenntnisse auf dem Gebiet der Pädagogik, Psychologie und Soziologie hinzugezogen.</text:span></text:span></text:p>
      <text:p text:style-name="P16"/>
      <text:p text:style-name="P64">4.1 Veränderte Lebenslagen von Familien</text:p>
      <text:p text:style-name="P16"><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die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43">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text:span></text:span><text:span text:style-name="Absatz-Standardschriftart"><text:span text:style-name="T7">trugen</text:span></text:span><text:span text:style-name="Absatz-Standardschriftart"><text:span text:style-name="T1"> maßgeblich zu einem kontinuierlichen Wandel des Familienlebens bei. In diesem Zusammenhang sind unter anderem der permanent steigende Wunsch der Frauen einer Beschäftigung nachzugehen, die zunehmende Zahl der alleinerziehenden Eltern und der neuen Lebens- und Familienformen zu nennen.</text:span></text:span></text:p>
      <text:p text:style-name="P51"><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text:span></text:span><text:span text:style-name="Absatz-Standardschriftart"><text:span text:style-name="T1">Kindertageseinrichtung immer mehr abnimmt</text:span></text:span><text:span text:style-name="Absatz-Standardschriftart"><text:span text:style-name="T86"> (Textor, 2010).</text:span></text:span><text:span text:style-name="Absatz-Standardschriftart"><text:span text:style-name="T45"><text:tab/></text:span></text:span></text:p>
      <text:p text:style-name="P51"><text:soft-page-break/><text:span text:style-name="Absatz-Standardschriftart"><text:span text:style-name="T1">Auch der gestiegene Stellenwert der vorschulischen Betreuung, Bildung und Erziehung und die ganz bewusste Entscheidung der Eltern, ihre Kinder in einer Kindertageseinrichtung betreuen zu lassen, verlangt nach vermehrter und intensiver Kooperation der Bildungs- und Erziehungseinrichtungen mit den Eltern. Diese fühlen sich aufgrund der vielfältigen gesellschaftlichen 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46">„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7">Henry-Huthmacher, 2008, S. 14</text:span></text:span><text:span text:style-name="Absatz-Standardschriftart"><text:span text:style-name="T1">).</text:span></text:span></text:p>
      <text:p text:style-name="P16"><text:span text:style-name="Absatz-Standardschriftart"><text:span text:style-name="T1"><text:tab/>In der </text:span></text:span><text:span text:style-name="Absatz-Standardschriftart"><text:span text:style-name="T45">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46">“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852530504" text:style-name="L3">
        <text:list-item>
          <text:p text:style-name="P113"><text:s/>eine Öffnung des Kindergartens, d.h. Informationen über die Gestaltung des Kindergartenalltags bzw. über das Verhalten der Erzieher/-innen bei Problemen mit Kindern, Elternbriefe, Hospitation</text:p>
        </text:list-item>
      </text:list>
      <text:list xml:id="list1968297817" text:style-name="L4">
        <text:list-item>
          <text:p text:style-name="P114"><text:s/>Praktische Anregungen für das eigene erzieherische Verhalten gegenüber ihren Kindern, z.B. Ausstellungen guter Spiele und Bücher, Ausleihmöglichkeiten, Spiel- und Bastelrunden</text:p>
        </text:list-item>
        <text:list-item>
          <text:p text:style-name="P114"><text:soft-page-break/><text:s/>Elternbildung, -beratung und -information: Beratung bei Erziehungsproblemen, Informationen <text:s/>über Hilfsangebote für Familien, Erziehungsfragen, Ernährung <text:s/>etc., Gesprächskreise</text:p>
        </text:list-item>
      </text:list>
      <text:list xml:id="list868586070" text:style-name="L5">
        <text:list-item>
          <text:p text:style-name="P115"><text:s/>Wertschätzung, Unterstützung und Entlastung (Textor, 1992, S. 64-65).</text:p>
        </text:list-item>
      </text:list>
      <text:p text:style-name="P16">Die in diesem Kapitel aufgeführten Erwartungen, Wünsche und Bedürfnisse der Eltern zeigen die Notwendigkeit von engen Erziehungs- und Bildungspartnerschaften zwischen pädagogischen Fachkräften und Eltern noch einmal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65">4.2 Steigende Anforderungen an die Erzieher/-innen</text:p>
      <text:p text:style-name="P6">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erhoben worden. Dabei sind nicht nur die Eltern auf die Unterstützung seitens der pädagogischen Fachkräfte angewiesen. Auch die Erzieher/-innen brauchen Unterstützung der Eltern, um die Kinder in ihrer Entwicklung bestmöglich zu fördern und eine erfolgreiche pädagogische Arbeit zu leisten.</text:p>
      <text:p text:style-name="P53"><text:soft-page-break/><text:span text:style-name="Absatz-Standardschriftart"><text:span text:style-name="T1">Um die Zusammenarbeit mit den Eltern erfolgreich gestalten und die Elternkompetenzen bestmöglich stärken zu können, benötigen die pädagogischen Fachkräfte umfangreiche, fundierte Kenntnisse. Bisher wird jedoch in der Erzieherausbildung</text:span></text:span><text:span text:style-name="Absatz-Standardschriftart"><text:span text:style-name="T54"> </text:span></text:span><text:span text:style-name="Absatz-Standardschriftart"><text:span text:style-name="T1">diesem Thema marginale Bedeutung zugemessen. Die Basiskompetenzen, die in der Grundausbildung erworben werden, reichen nicht mehr aus, um den vielfältigen Veränderungen und Forderungen in der Arbeitswelt 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87">„</text:span></text:span><text:span text:style-name="Absatz-Standardschriftart"><text:span text:style-name="T48">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text:span></text:span></text:p>
      <text:p text:style-name="P53"><text:span text:style-name="Absatz-Standardschriftart"><text:span text:style-name="T7">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7">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text:span></text:span></text:p>
      <text:p text:style-name="P53"><text:span text:style-name="Absatz-Standardschriftart"><text:span text:style-name="T1">Die Notwendigkeit der Fortbildung zu dieser Thematik ist ebenfalls dem FRÖBEL-Träger bewusst. Daher werden den pädagogischen Fachkräften in dem </text:span></text:span><text:soft-page-break/><text:span text:style-name="Absatz-Standardschriftart"><text:span text:style-name="T1">umfangreichen</text:span></text:span><text:span text:style-name="Absatz-Standardschriftart"><text:span text:style-name="T88"> </text:span></text:span><text:span text:style-name="Absatz-Standardschriftart"><text:span text:style-name="T7">FRÖBEL-Fortbildungsprogramm regelmäßige Seminare zum Thema „Zusammenarbeit mit Familien“ angeboten.</text:span></text:span></text:p>
      <text:p text:style-name="P53"><text:span text:style-name="Absatz-Standardschriftart"><text:span text:style-name="T1">Neben den Studien, die den großen Wunsch und die Notwendigkeit der 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88"> </text:span></text:span><text:span text:style-name="Absatz-Standardschriftart"><text:span text:style-name="T7">di</text:span></text:span><text:span text:style-name="Absatz-Standardschriftart"><text:span text:style-name="T1">e Evaluation des Projekts </text:span></text:span><text:span text:style-name="Absatz-Standardschriftart"><text:span text:style-name="T46">“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7">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7">Fröhlich-Gildhoff et al.</text:span></text:span><text:span text:style-name="Absatz-Standardschriftart"><text:span text:style-name="T1">, 2006, S. 8).</text:span></text:span></text:p>
      <text:p text:style-name="P53"><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66"/>
      <text:p text:style-name="P66"><text:soft-page-break/></text:p>
      <text:p text:style-name="P66"/>
      <text:p text:style-name="P17"><text:span text:style-name="Absatz-Standardschriftart"><text:span text:style-name="T46">4.3 <text:s/>Eine enge Zusammenarbeit mit den Eltern als Voraussetzung für den Erfolg <text:s text:c="8"/></text:span></text:span></text:p>
      <text:p text:style-name="P67"><text:span text:style-name="Absatz-Standardschriftart"><text:span text:style-name="T46"><text:s text:c="6"/>der Förder- und Präventionsprogramme in den Kindergärten</text:span></text:span></text:p>
      <text:p text:style-name="P16">In den vorherigen Abschnitten wurde die Wichtigkeit der fundierten Kenntnisse im Bereich der Erziehungs- und Bildungspartnerschaft sowohl für die pädagogischen Fachkräfte als auch für die Eltern deutlich gemacht: beide Akteure profitieren in hohem Maße davon. In diesem Abschnitt richtet sich das Hauptaugenmerk auf die wichtigsten Teilnehmer in dieser Dreieckbeziehung – auf die Kinder.</text:p>
      <text:p text:style-name="P51">Gerade die neuere Resilienzforschung zeigt auf, dass sogar widerstandsfähige Kinder nicht allein aus ihren Stärken heraus heutige Risikolagen<text:span text:style-name="Footnote_20_Symbol"><text:note text:id="ftn6" text:note-class="footnote"><text:note-citation>6</text:note-citation><text:note-body><text:p text:style-name="P20"><text:s text:c="3"/><text:span text:style-name="Absatz-Standardschriftart"><text:span text:style-name="T64">Z.B. </text:span></text:span><text:span text:style-name="Absatz-Standardschriftart"><text:span text:style-name="T62">soziales </text:span></text:span><text:span text:style-name="Absatz-Standardschriftart"><text:span text:style-name="T64">Risiko, finanzielles Risiko, bildungsfernes Elternhaus etc.</text:span></text:span></text:p><text:p text:style-name="Footnote"/></text:note-body></text:note></text:span>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text:p>
      <text:p text:style-name="P16"><text:span text:style-name="Absatz-Standardschriftart"><text:span text:style-name="T1"><text:tab/>So stellte das Projekt</text:span></text:span><text:span text:style-name="Absatz-Standardschriftart"><text:span text:style-name="T46"> „gesunde kitas · starke kinder“ </text:span></text:span><text:span text:style-name="Absatz-Standardschriftart"><text:span text:style-name="T1">(2007)</text:span></text:span><text:span text:style-name="Absatz-Standardschriftart"><text:span text:style-name="T46"> </text:span></text:span><text:span text:style-name="Absatz-Standardschriftart"><text:span text:style-name="T1">fest</text:span></text:span><text:span text:style-name="Absatz-Standardschriftart"><text:span text:style-name="T46">: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text:span></text:span></text:p>
      <text:p text:style-name="P51"><text:span text:style-name="Absatz-Standardschriftart"><text:span text:style-name="T1">Das bestätigen auch die Untersuchungen aus dem angloamerikanischen Sprachraum. Zum Beispiel das </text:span></text:span><text:span text:style-name="Absatz-Standardschriftart"><text:span text:style-name="T46">“Perry Preschool Project”</text:span></text:span><text:span text:style-name="Absatz-Standardschriftart"><text:span text:style-name="T1"> hat gezeigt, wie </text:span></text:span><text:span text:style-name="Absatz-Standardschriftart"><text:span text:style-name="T1">wichtig die Bildungs- und Erziehungspartnerschaft der Einrichtungen mit den </text:span></text:span><text:soft-page-break/><text:span text:style-name="Absatz-Standardschriftart"><text:span text:style-name="T1">Eltern ist. Kinder mit einer speziellen Kindergartenförderung wiesen später bessere Schulleistungen, weniger Schulabbrüche sowie geringere 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Hausbesuchen (</text:span></text:span><text:span text:style-name="Absatz-Standardschriftart"><text:span text:style-name="T84">Schweinhart et al., 2011, S. 1-18</text:span></text:span><text:span text:style-name="Absatz-Standardschriftart"><text:span text:style-name="T1">).</text:span></text:span></text:p>
      <text:p text:style-name="P51"><text:span text:style-name="Absatz-Standardschriftart"><text:span text:style-name="T84">Ferner zeigte </text:span></text:span><text:span text:style-name="Absatz-Standardschriftart"><text:span text:style-name="T92">d</text:span></text:span><text:span text:style-name="Absatz-Standardschriftart"><text:span text:style-name="T82">ie britische Studie </text:span></text:span><text:span text:style-name="Absatz-Standardschriftart"><text:span text:style-name="T49">„Effective Provision of Pre-School“</text:span></text:span><text:span text:style-name="Absatz-Standardschriftart"><text:span text:style-name="T82">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82">2004, S. 25).</text:span></text:span></text:p>
      <text:p text:style-name="P16"><text:span text:style-name="Absatz-Standardschriftart"><text:span text:style-name="T82"><text:tab/>Auch die Hamburger Sprachentwicklungslängsschnittstudien</text:span></text:span><text:span text:style-name="Absatz-Standardschriftart"><text:span text:style-name="T58"> </text:span></text:span><text:span text:style-name="Absatz-Standardschriftart"><text:span text:style-name="T82">(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Tür- und Angelgespräche, in denen Eltern von den pädagogischen Fachkräften Anregungen bekommen haben, wie sie ihre Kinder zu Hause beim Zweitspracherwerb fördern können, wirkten sich laut der Studie signifikant förderlich auf die Sprachentwicklung der Kinder aus (Hildenbrand &amp; Köhler, 2010, S. 206-209).</text:span></text:span></text:p>
      <text:p text:style-name="P51"><text:span text:style-name="Absatz-Standardschriftart"><text:span text:style-name="T82">Sacher (2012) </text:span></text:span>betont<text:span text:style-name="Absatz-Standardschriftart"><text:span text:style-name="T82">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text:span></text:span><text:span text:style-name="Absatz-Standardschriftart"><text:span text:style-name="T82">Eltern einbeziehen und Strategien für schwer erreichbare Eltern beinhalten </text:span></text:span><text:soft-page-break/><text:span text:style-name="Absatz-Standardschriftart"><text:span text:style-name="T82">(Sacher, 2012, S. 240).</text:span></text:span></text:p>
      <text:p text:style-name="P16"><text:span text:style-name="Absatz-Standardschriftart"><text:span text:style-name="T1"><text:tab/>Bislang gab es in Deutschland nur sehr wenige Ansätze zur konkreten 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46">„Early Excellence Centres“ </text:span></text:span><text:span text:style-name="Absatz-Standardschriftart"><text:span text:style-name="T1">bzw. </text:span></text:span><text:span text:style-name="Absatz-Standardschriftart"><text:span text:style-name="T46">„Children’s Centres“</text:span></text:span><text:span text:style-name="Absatz-Standardschriftart"><text:span text:style-name="T1"> aus England gefunden. Im Mittelpunkt dieses Ansatzes steht die Einbindung der Eltern in die Erziehungsarbeit und Entwicklung des Kindes. In Anlehnung an dieses Modell sind auch in Deutschland einige ähnliche Ansätze entstanden. Zu nennen sind z.B. </text:span></text:span><text:span text:style-name="Absatz-Standardschriftart"><text:span text:style-name="T45">Familienzentren</text:span></text:span><text:span text:style-name="Absatz-Standardschriftart"><text:span text:style-name="T1">, </text:span></text:span><text:span text:style-name="Absatz-Standardschriftart"><text:span text:style-name="T45">Early-Excellence-Zentren</text:span></text:span><text:span text:style-name="Absatz-Standardschriftart"><text:span text:style-name="T1">, Monheimer Projekt </text:span></text:span><text:span text:style-name="Absatz-Standardschriftart"><text:span text:style-name="T45">„Mo.Ki – Monheim für Kinder“, Dormagener Modell, </text:span></text:span><text:span text:style-name="Absatz-Standardschriftart"><text:span text:style-name="T1">das Hausbesuchsprogramm</text:span></text:span><text:span text:style-name="Absatz-Standardschriftart"><text:span text:style-name="T45"> „</text:span></text:span><text:span text:style-name="Absatz-Standardschriftart"><text:span text:style-name="T46">Home Instruction for Prescool Youngsters“</text:span></text:span><text:span text:style-name="Absatz-Standardschriftart"><text:span text:style-name="T45"> </text:span></text:span><text:span text:style-name="Absatz-Standardschriftart"><text:span text:style-name="T1">(HIPPY)</text:span></text:span><text:span text:style-name="Absatz-Standardschriftart"><text:span text:style-name="T45"> </text:span></text:span><text:span text:style-name="Absatz-Standardschriftart"><text:span text:style-name="T1">etc.</text:span></text:span></text:p>
      <text:p text:style-name="P52">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text:p>
      <text:p text:style-name="P23"/>
      <text:p text:style-name="P16"><text:span text:style-name="Absatz-Standardschriftart"><text:span text:style-name="T45">4.4 Ökosystemischer Ansatz nach Bronfenbrenner</text:span></text:span></text:p>
      <text:p text:style-name="P16"><text:span text:style-name="Absatz-Standardschriftart"><text:span text:style-name="T1">Die zunehmende Bedeutung der Zusammenarbeit mit den Eltern wird nicht allein durch die gesellschaftlichen und gesetzlichen Veränderungen sowie die aktuellen Studien und Untersuchungen bestätigt. Diese Meinung ist auch in der wissenschaftlichen Literatur vertreten.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text:span></text:span><text:span text:style-name="Absatz-Standardschriftart"><text:span text:style-name="T1">Entwicklungspsychologen und Sozialökologen Urie Bronfenbrenner (1917-2005), </text:span></text:span><text:soft-page-break/><text:span text:style-name="Absatz-Standardschriftart"><text:span text:style-name="T1">welches heutzutage die Arbeit vieler sozialpädagogischer Berufsfelder bestimmt. Die theoretische Grundlage für dieses Modell schaffte er in den 80er Jahren. Mit dieser Theorie können sowohl die pädagogischen Fachkräfte als auch die Eltern für eine engere Kooperation miteinander sensibilisiert werden.</text:span></text:span></text:p>
      <text:p text:style-name="P10"><text:tab/>Bronfenbrenner geht von der Annahme aus, dass die menschliche Entwicklung vom Individuum selbst bestimmt wird und sich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text:p>
      <text:p text:style-name="P51"><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span text:style-name="Absatz-Standardschriftart"><text:span text:style-name="T65">Abbildung 1</text:span></text:span><text:span text:style-name="Absatz-Standardschriftart"><text:span text:style-name="T64">. Die Systemebenen des Ökosystems bei Bronfenbrenner </text:span></text:span><text:span text:style-name="Absatz-Standardschriftart"><text:span text:style-name="T14">(http://de.wikipedia.org/wiki/Ökosystemischer_Ansatz_nach_Bronfenbrenner, unter GNU-FDL CC BY-SA 3.0).</text:span></text:span></text:p>
      <text:p text:style-name="P19"><text:span text:style-name="Absatz-Standardschriftart"><text:span text:style-name="T94"/></text:span></text:p>
      <text:p text:style-name="P70"><text:span text:style-name="Absatz-Standardschriftart"><text:span text:style-name="T2">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Absatz-Standardschriftart"><text:span text:style-name="T46"><text:s/></text:span></text:span>(<text:span text:style-name="Absatz-Standardschriftart"><text:span text:style-name="T1">Bronfenbrenner, 1981, S. 38)</text:span></text:span></text:p>
      <text:p text:style-name="P16"><text:span text:style-name="Absatz-Standardschriftart"><text:span text:style-name="T1">Demnach definieren Mikrosysteme die unmittelbare Lernumwelt des sich </text:span></text:span><text:span text:style-name="Absatz-Standardschriftart"><text:span text:style-name="T1">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7" text:note-class="footnote"><text:note-citation>7</text:note-citation><text:note-body><text:p text:style-name="P19"><text:span text:style-name="Absatz-Standardschriftart"><text:span text:style-name="T62"><text:s text:c="3"/>Für die vorliegende Arbeit sind nur das Mikro- und Mesosystem interessant. Diese Begriffe werden auf den folgenden Seiten ausführlicher erläutert. Auf die weiteren Systemebenen (Exo- und Makrosystem) wird im Folgenden nicht mehr eingegangen. An dieser Stelle sei lediglich auf die entsprechende Literatur verwiesen, Bronfenbrenner (1981).</text:span></text:span></text:p></text:note-body></text:note></text:span></text:span><text:span text:style-name="Absatz-Standardschriftart"><text:span text:style-name="T1">.</text:span></text:span></text:p>
      <text:p text:style-name="P16"><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46"> </text:span></text:span><text:span text:style-name="Absatz-Standardschriftart"><text:span text:style-name="T1">(Bronfenbrenner, 1981, S. 41). Zum Beispiel bildet die Wechselbeziehung </text:span></text:span><text:soft-page-break/><text:span text:style-name="Absatz-Standardschriftart"><text:span text:style-name="T1">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für das Kind. Seine Entwicklung in der Familie, im Kindergarten oder in der Schule wird dann begünstigt, wenn in beide Richtungen offene Kommunikation besteht.</text:span></text:span></text:p>
      <text:p text:style-name="P51"><text:span text:style-name="Absatz-Standardschriftart"><text:span text:style-name="T1">Bronfenbrenner betont zudem: „</text:span></text:span><text:span text:style-name="Absatz-Standardschriftart"><text:span text:style-name="T2">Das entwicklungsfördernde Potenzial von Lebensbereichen ist umso größer, je persönlicher die Kommunikation zwischen </text:span></text:span><text:span text:style-name="Absatz-Standardschriftart"><text:span text:style-name="T2">ihnen ist“</text:span></text:span><text:span text:style-name="Absatz-Standardschriftart"><text:span text:style-name="T1"> (Bronfenbrenner, 1981, S. 207). Neben der Wichtigkeit der Kommunikation im regulären Alltag hängen laut Griebel (2010) besonders die Übergangskompetenzen, d.h. die Möglichkeiten und der Willen, den Übergang erfolgreich zu bewältigen, von der Fähigkeit und Bereitschaft aller Beteiligten zu Kommunikation und Partizipation ab (Griebel, 2010, S. 4). Das entwicklungsfördernde Potential eines Lebensbereichs (z.B. Kindertageseinrichtung) in einem Mesosystem wird weiterhin gesteigert, wenn ein Kind den ersten Übergang in diesen Lebensbereich nicht alleine, sondern in Begleitung seiner Bezugspersonen durchläuft. Ferner werden die Übergangssituationen erheblich erleichtert, wenn sowohl die Familie als auch die Kindertageseinrichtung bereits vor dem Übergang <text:s/>(z.B. vor der Aufnahme in den Kindergarten oder in die Schule) über einschlägige Informationen, Beratungsangebote und Erfahrungen verfügen (Bronfenbrenner, 1981, S. 208).</text:span></text:span></text:p>
      <text:p text:style-name="P16"><text:span text:style-name="Absatz-Standardschriftart"><text:span text:style-name="T1"><text:tab/>Bronfenbrenner hebt in seiner sozial-ökologischen Theorie also die </text:span></text:span><text:soft-page-break/><text:span text:style-name="Absatz-Standardschriftart"><text:span text:style-name="T1">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0">Sandberg und Vuorinen (2008). Sie stellten im Rahmen ihrer Studie fest: je jünger die Kinder, desto wichtiger ist der tägliche Kontakt zwischen Eltern und pädagogischen Fachkräften. Mit zunehmenden Alter der Kinder verlor die 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einander kooperieren, um die bestmögliche Entwicklung und Förderung des Kindes zu ermöglichen und zu unterstützen.</text:p>
      <text:p text:style-name="P51"><text:span text:style-name="Absatz-Standardschriftart"><text:span text:style-name="T1">Die Theorie von Bronfenbrenner steht somit im Einklang mit den Ergebnissen von den in vorausgehenden Abschnitten vorgestellten Untersuchungen und Förderprojekten, die </text:span></text:span><text:span text:style-name="Absatz-Standardschriftart"><text:span text:style-name="T7">die Notwendigkeit der Erziehungs- und Bildungspartnerschaft zwischen Erzieher/-innen und Eltern sowohl aus der Perspektive der Einrichtung als auch aus der Perspektive der Kinder und der Eltern hervorheben. </text:span></text:span><text:span text:style-name="Absatz-Standardschriftart"><text:span text:style-name="T105">Die bisherigen Ausführungen haben verdeutlicht, dass der gestiegene Stellenwert der Zusammenarbeit zwischen pädagogischen Fachkräften und Eltern in den letzten Jahrzehnten auf unterschiedliche Gründe zurückzuführen ist.</text:span></text:span></text:p>
      <text:p text:style-name="P16"/>
      <text:p text:style-name="P16"><text:span text:style-name="Absatz-Standardschriftart"><text:span text:style-name="T58">5.</text:span></text:span><text:span text:style-name="Absatz-Standardschriftart"><text:span text:style-name="T54"> <text:s text:c="2"/>Empirische Forschungsergebnisse</text:span></text:span></text:p>
      <text:p text:style-name="P16"><text:soft-page-break/><text:span text:style-name="Absatz-Standardschriftart"><text:span text:style-name="T1">Das vorliegende Kapitel widmet sich den empirischen Befunden zum Thema “Bildungs- und Erziehungspartnerschaft in den Kindertageseinrichtungen” sowohl auf der nationalen als auch auf der internationalen Ebene. </text:span></text:span><text:span text:style-name="Absatz-Standardschriftart"><text:span text:style-name="T7">Die Recherche hat ergeben, dass sich insgesamt nur wenige empirische Studien in diesem Bereich finden. Dies betrifft insbesondere den deutschsprachigen Raum.</text:span></text:span><text:span text:style-name="Absatz-Standardschriftart"><text:span text:style-name="T1"> Die meisten Studien</text:span></text:span><text:span text:style-name="Absatz-Standardschriftart"><text:span text:style-name="T7"> sind entweder wenig aktuell, d.h. sie wurden hauptsächlich im Zeitraum von 1980 bis 2002 durchgeführt oder enthalten zu kleine Stichproben bzw. sind thematisch sehr eng angelegt. Auch</text:span></text:span><text:span text:style-name="Absatz-Standardschriftart"><text:span text:style-name="T1"> zu der Umsetzung der Rahmenrichtlinien der Bundesländer in den Kindergärten sowie zur Wirksamkeit unterschiedlicher Formen der Elternarbeit gibt es so gut wie keine aktuellen Untersuchungen.</text:span></text:span></text:p>
      <text:p text:style-name="P16"><text:span text:style-name="Absatz-Standardschriftart"><text:span text:style-name="T1"><text:tab/>Was die Effekte</text:span></text:span><text:span text:style-name="Absatz-Standardschriftart"><text:span text:style-name="T54"> </text:span></text:span><text:span text:style-name="Absatz-Standardschriftart"><text:span text:style-name="T1">einer aktiven Zusammenarbeit zwischen Fachkräften und Eltern auf die Entwicklung der Kinder betrifft, wurden diese bislang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Abschnitt </text:span></text:span><text:span text:style-name="Absatz-Standardschriftart"><text:span text:style-name="T1">4.3 erwähnten </text:span></text:span><text:span text:style-name="Absatz-Standardschriftart"><text:span text:style-name="T46">“Perry Preschool Project”</text:span></text:span><text:span text:style-name="Absatz-Standardschriftart"><text:span text:style-name="T1">, </text:span></text:span><text:span text:style-name="Absatz-Standardschriftart"><text:span text:style-name="T49">„Effective Provision of Pre-School“</text:span></text:span><text:span text:style-name="Absatz-Standardschriftart"><text:span text:style-name="T82"> (EPPE) sowie die Hamburger Sprachentwicklungslängsschnittstudien.</text:span></text:span></text:p>
      <text:p text:style-name="P51"><text:span text:style-name="Absatz-Standardschriftart"><text:span text:style-name="T1">Im Rahmen der internationalen Forschung liegen zwar diverse Studien zu diesem Thema vor, allerdings wurden die meisten davon innerhalb von Modellprojekten bzw. gezielten Förderprogrammen durchgeführt. Außerdem haben die Studien vorwiegend einen zeitlich befristeten Projektcharakter und nur wenige der Projekte sind wirklich evaluiert. Zudem </text:span></text:span><text:span text:style-name="Absatz-Standardschriftart"><text:span text:style-name="T5">beschäftigen sich die meisten Untersuchungen kaum mit der Zusammenarbeit mit Familien im regulären Kindergartenalltag.</text:span></text:span></text:p>
      <text:p text:style-name="P16"><text:span text:style-name="Absatz-Standardschriftart"><text:span text:style-name="T7">Im Folgenden werden einige der wichtigsten und aktuellsten Studien vorgestellt.</text:span></text:span></text:p>
      <text:p text:style-name="P10"/>
      <text:p text:style-name="P16"><text:soft-page-break/><text:span text:style-name="Absatz-Standardschriftart"><text:span text:style-name="T46">5.1 Erwartungen der Eltern an die Zusammenarbeit mit Kindertageseinrichtungen</text:span></text:span></text:p>
      <text:p text:style-name="P16">Eine der wichtigsten Erwartungen der Eltern an die Kindertageseinrichtungen ist ein offener, regelmäßiger Austausch sowohl über die Entwicklung und Verhaltensweisen ihres Kindes als auch über für sie relevanten pädagogischen Themen sowie allgemeinen Kindergartenangelegenheiten.<text:span text:style-name="Absatz-Standardschriftart"><text:span text:style-name="T1"> </text:span></text:span><text:span text:style-name="Absatz-Standardschriftart"><text:span text:style-name="T84">Insbesondere sind die informellen täglichen Kontakte wie Tür- und Angelgespräche von Bedeutung. Bei diesem informellen Austausch </text:span></text:span><text:span text:style-name="Absatz-Standardschriftart"><text:span text:style-name="T1">fühlen sich </text:span></text:span><text:span text:style-name="Absatz-Standardschriftart"><text:span text:style-name="T84">die </text:span></text:span><text:span text:style-name="Absatz-Standardschriftart"><text:span text:style-name="T1">Eltern weniger unter Druck gesetzt als bei den offiziellen Gesprächen und mehr in ihrer Elternrolle gestärkt und respektiert (OECD, 2000, S. 54).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et al., 2006, S. 10).<text:tab/></text:span></text:span></text:p>
      <text:p text:style-name="P51"><text:span text:style-name="Absatz-Standardschriftart"><text:span text:style-name="T1">Weiterhin haben 30% der Eltern in der Studie “Hürdenlauf zur Kita” eine </text:span></text:span><text:span text:style-name="Absatz-Standardschriftart"><text:span text:style-name="T7">un</text:span></text:span><text:span text:style-name="Absatz-Standardschriftart"><text:span text:style-name="T1">zufrieden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7">Zum Beispiel wünschen sich die Eltern eine hochwertigere Qualität der Angebote sowohl für die Kinder als auch für die Familien sowie bessere Informationen darüber durch die pädagogischen Fachkräfte (Sachverständigenrat deutscher Stiftungen für Integration und Migration [SVR],</text:span></text:span><text:span text:style-name="Absatz-Standardschriftart"><text:span text:style-name="T25"> 2013, S. 16)</text:span></text:span><text:span text:style-name="Absatz-Standardschriftart"><text:span text:style-name="T1">. </text:span></text:span><text:span text:style-name="Absatz-Standardschriftart"><text:span text:style-name="T7">Diese Ergebnisse decken sich mit den Ergebnissen der NUBBEK-Studie (2013), die zeigten,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mehrsprachigen Fachkräften in der Einrichtung viele Eltern dazu bewegen würde, </text:span></text:span><text:soft-page-break/><text:span text:style-name="Absatz-Standardschriftart"><text:span text:style-name="T7">ihr unter dreijähriges Kind institutionell betreuen zu lassen </text:span></text:span><text:span text:style-name="Absatz-Standardschriftart"><text:span text:style-name="T1">(Bensel et al., 2013, S. 61-67)</text:span></text:span><text:span text:style-name="Absatz-Standardschriftart"><text:span text:style-name="T7">.</text:span></text:span></text:p>
      <text:p text:style-name="P51"><text:span text:style-name="Absatz-Standardschriftart"><text:span text:style-name="T7">Aus 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7">mit den Fachkräften stellt</text:span></text:span><text:span text:style-name="Absatz-Standardschriftart"><text:span text:style-name="T1"> also für fast alle Mütter ein relevantes Kriterium b</text:span></text:span><text:span text:style-name="Absatz-Standardschriftart"><text:span text:style-name="T7">ei der Wahl der Kindertageseinrichtung dar.</text:span></text:span></text:p>
      <text:p text:style-name="P52"/>
      <text:p text:style-name="P25">5.2 Elternzufriedenheit und Partizipation der Eltern</text:p>
      <text:p text:style-name="P16"><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54">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71"><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7">Beide Kategorien der Eltern - sowohl zufriedene als auch unzufriedene - zeigten jedoch laut der Studie ein großes Interesse und Bereitschaft an der Mitarbeit in den Kindertageseinrichtungen (Wolf, 2002, S. 32-34).</text:span></text:span></text:p>
      <text:p text:style-name="P51"><text:span text:style-name="Absatz-Standardschriftart"><text:span text:style-name="T1">Auch</text:span></text:span><text:span text:style-name="Absatz-Standardschriftart"><text:span text:style-name="T88"> </text:span></text:span><text:span text:style-name="Absatz-Standardschriftart"><text:span text:style-name="T93">di</text:span></text:span><text:span text:style-name="Absatz-Standardschriftart"><text:span text:style-name="T1">e Untersuchung von Jeske (1997) konnte weiterhin feststellen, dass </text:span></text:span><text:soft-page-break/><text:span text:style-name="Absatz-Standardschriftart"><text:span text:style-name="T1">die Zusammenarbeit mit der Kindertageseinrichtung ihres Kindes den meisten Eltern wichtig bzw. sehr wichtig ist. Sie sind der Meinung, dass der bessere Kontakt zu den Erzieher/-innen ihrem Kind nur </text:span></text:span><text:span text:style-name="Absatz-Standardschriftart"><text:span text:style-name="T7">zugutekommen</text:span></text:span><text:span text:style-name="Absatz-Standardschriftart"><text:span text:style-name="T1"> wird. Das verstärkt die Motivation vieler Eltern, sich im Kindergartenalltag einzubringen <text:s/>(Jeske, 1997, S. 63).</text:span></text:span></text:p>
      <text:p text:style-name="P51">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84">Pietsch, Ziesemer &amp; Fröhlich-Gildhoff, </text:span></text:span>2010, S. 15).</text:p>
      <text:p text:style-name="P16"><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längsschnittlichen Befunde, die sich wie folgt zusammenfassen lassen: die Erziehungs- und Bildungspartnerschaft zwischen den Eltern und pädagogischen </text:span></text:span><text:span text:style-name="Absatz-Standardschriftart"><text:span text:style-name="T1">Fachkräften wird aus der Sicht der Eltern als sehr wichtig</text:span></text:span><text:span text:style-name="Absatz-Standardschriftart"><text:span text:style-name="T79"> empfunden und von ihnen insgesamt als gut umgesetzt eingeschätzt.</text:span></text:span> <text:span text:style-name="Absatz-Standardschriftart"><text:span text:style-name="T1">Zugleich jedoch äußern viele Eltern den Wunsch nach einer engeren Kooperation und intensiveren Einbindung in den Kindergartenalltag. Sie wollen mehr Informationen über ihr Kind erhalten und mehr Möglichkeiten zur Beteiligung haben.</text:span></text:span><text:span text:style-name="Absatz-Standardschriftart"><text:span text:style-name="T79"><text:tab/></text:span></text:span></text:p>
      <text:p text:style-name="P51"><text:span text:style-name="Absatz-Standardschriftart"><text:span text:style-name="T79">Aus den bisher analysierten empirischen Forschungsergebnissen wird deutlich, dass die Forschungslage zum Thema „Zusammenarbeit zwischen Familien und pädagogischen Fachkräften“ noch unbefriedigend ist. Wie bereits erwähnt, gibt es nur wenige aktuelle Untersuchungen, die sich ausschließlich mit der Einschätzung der Zusammenarbeit in Kindertageseinrichtungen im Alltag aus der Sicht der Eltern beschäftigen. In der vorliegenden Untersuchung wird ein </text:span></text:span><text:soft-page-break/><text:span text:style-name="Absatz-Standardschriftart"><text:span text:style-name="T79">Versuch unternommen, diese Forschungslücke mithilfe der FRÖBEL-Elternbefragung zu verringern. Über die Zusammenarbeit zwischen den Eltern und Erzieher/-innen in den FRÖBEL-Kindertageseinrichtungen liegen bislang keine Forschungsergebnisse vor.</text:span></text:span></text:p>
      <text:p text:style-name="P16"><text:span text:style-name="Absatz-Standardschriftart"><text:span text:style-name="T78"><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16"/>
      <text:list xml:id="list1783343546" text:style-name="L6">
        <text:list-item>
          <text:p text:style-name="P107"><text:span text:style-name="Absatz-Standardschriftart"><text:span text:style-name="T8"><text:s/>Wie schätzen die Eltern die Zusammenarbeit zwischen den pädagogischen Fachkräften und Familien in den FRÖBEL-Kindertageseinrichtungen ein?</text:span></text:span></text:p>
        </text:list-item>
      </text:list>
      <text:p text:style-name="P16"/>
      <text:list xml:id="list581928012" text:style-name="L7">
        <text:list-item>
          <text:p text:style-name="P108"><text:span text:style-name="Absatz-Standardschriftart"><text:span text:style-name="T8"><text:s/>Welche homogenen Dimensionen (thematische Subkategorien) lassen sich in der Subskala „Zusammenarbeit mit Familien“ des FRÖBEL-Elternfragebogens herausbilden?</text:span></text:span></text:p>
        </text:list-item>
      </text:list>
      <text:p text:style-name="P16"/>
      <text:p text:style-name="P16"><text:span text:style-name="Absatz-Standardschriftart"><text:span text:style-name="T27">Im folgenden empirischen Teil der Arbeit werden diese Fragestellungen näher untersucht.</text:span></text:span></text:p>
      <text:p text:style-name="P54"/>
      <text:p text:style-name="P54"/>
      <text:p text:style-name="P54"/>
      <text:p text:style-name="P54"><text:span text:style-name="Absatz-Standardschriftart"><text:span text:style-name="T60">Teil II: Empirische Analysen</text:span></text:span></text:p>
      <text:p text:style-name="P72"><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72"><text:soft-page-break/><text:span text:style-name="Absatz-Standardschriftart"><text:span text:style-name="T1"><text:tab/>Im ersten Abschnitt des folgenden Kapitels wird zunächst auf die Datengrundlage und die </text:span></text:span><text:span text:style-name="Absatz-Standardschriftart"><text:span text:style-name="T7">Stichprobe</text:span></text:span><text:span text:style-name="Absatz-Standardschriftart"><text:span text:style-name="T1"> der vorliegenden Untersuchung näher 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span></text:span></text:p>
      <text:p text:style-name="P73"><text:s/></text:p>
      <text:p text:style-name="P22">6. Methodisches Vorgehen</text:p>
      <text:p text:style-name="P54"><text:span text:style-name="Absatz-Standardschriftart"><text:span text:style-name="T45">6.1 Datengrundlage und </text:span></text:span><text:span text:style-name="Absatz-Standardschriftart"><text:span text:style-name="T9">Stichprobe</text:span></text:span></text:p>
      <text:p text:style-name="P16"><text:span text:style-name="Absatz-Standardschriftart"><text:span text:style-name="T1">Die Datengrundlage für die vorliegende Untersuchung bilden die 2579 Elternfragebögen aus dem Projekt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5">“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text:span></text:span><text:span text:style-name="Absatz-Standardschriftart"><text:span text:style-name="T1">Kindertageseinrichtungen zum Zeitpunkt der Befragung geben zu können. Dieser sollte als <text:s/>Ausgangspunkt und Chance für die weitere Qualitätsentwicklung in der Kinderbetreuung dienen.</text:span></text:span></text:p>
      <text:p text:style-name="P16"><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arbeiten, wurden die Eltern der Krippenkinder nicht als eine extra Befragungsgruppe differenziert, sondern in der Kindergarteneltern-Kategorie miterfasst. Insgesamt wurden</text:span></text:span><text:span text:style-name="Absatz-Standardschriftart"><text:span text:style-name="T28"> 10.586 Eltern (Horte und Kindergärten zusammen) befragt.</text:span></text:span><text:span text:style-name="Absatz-Standardschriftart"><text:span text:style-name="T29"> </text:span></text:span><text:span text:style-name="Absatz-Standardschriftart"><text:span text:style-name="T1">Da im Fokus der vorliegenden Arbeit speziell die Analyse der Item-Skala </text:span></text:span><text:soft-page-break/><text:span text:style-name="Absatz-Standardschriftart"><text:span text:style-name="T1">zur Einschätzung der Zusammenarbeit zwischen den pädagogischen Fachkräften und Eltern in den FRÖBEL-Kindertageseinrichtungen aus der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7">2579 (27%) Elternfragebögen.</text:span></text:span></text:p>
      <text:p text:style-name="P16"><text:span text:style-name="Absatz-Standardschriftart"><text:span text:style-name="T7"><text:tab/>Das Versenden der Zugangsdaten an die Kindergärten erfolgte durch eine externe Druckerei.</text:span></text:span><text:span text:style-name="Absatz-Standardschriftart"><text:span text:style-name="T28"> Die Briefe mit dem Zugangscode wurden an die </text:span></text:span><text:span text:style-name="Absatz-Standardschriftart"><text:span text:style-name="T1">Eltern</text:span></text:span><text:span text:style-name="Absatz-Standardschriftart"><text:span text:style-name="T7"> anonymisiert und nach dem Zufallsprinzip in den Einrichtungen verteilt, so dass zu keinem Zeitpunkt ein Rückschluss auf einzelne Personen möglich war. Eltern</text:span></text:span><text:span text:style-name="Absatz-Standardschriftart"><text:span text:style-name="T30"> </text:span></text:span><text:span text:style-name="Absatz-Standardschriftart"><text:span text:style-name="T1">erhielten pro Kind einen Zugangscode, der</text:span></text:span><text:span text:style-name="Absatz-Standardschriftart"><text:span text:style-name="T7">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7"> für jedes Kind jeweils einen Fragebogen beantworten. Darüber hinaus wurden ü</text:span></text:span><text:span text:style-name="Absatz-Standardschriftart"><text:span text:style-name="T1">ber die Fragebögen keine personenbezogenen Daten erhoben. Somit ist nicht bekannt, ob der Fragebogen hauptsächlich von den Müttern oder Vätern oder von beiden Elternteilen zusammen bzw. von der Mutter/dem Vater mit anderen Angehörigen gemeinsam ausgefüllt wurde. Es liegen auch keine demografischen Angaben (sozioökonomischer Status, Bildung, ethnische Herkunft etc.) von den Familien vor.</text:span></text:span></text:p>
      <text:p text:style-name="P16"/>
      <text:p text:style-name="P15"><text:span text:style-name="Absatz-Standardschriftart"><text:span text:style-name="T45">6.2 Instrument der Erhebung</text:span></text:span></text:p>
      <text:p text:style-name="P16"><text:span text:style-name="Absatz-Standardschriftart"><text:span text:style-name="T1">Der Elternfragebogen wurde von den Mitarbeiter/-innen der Fachabteilung </text:span></text:span><text:span text:style-name="Absatz-Standardschriftart"><text:span text:style-name="T46">“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46">pädagogische Arbeit in der Einrichtung</text:span></text:span><text:span text:style-name="Absatz-Standardschriftart"><text:span text:style-name="T1">, </text:span></text:span><text:span text:style-name="Absatz-Standardschriftart"><text:span text:style-name="T46">Bilinguale Erziehung</text:span></text:span><text:span text:style-name="Absatz-Standardschriftart"><text:span text:style-name="T1">, </text:span></text:span><text:span text:style-name="Absatz-Standardschriftart"><text:span text:style-name="T46">Umgang der Erzieher/-innen mit den Kindern und Eltern</text:span></text:span><text:span text:style-name="Absatz-Standardschriftart"><text:span text:style-name="T1">, </text:span></text:span><text:span text:style-name="Absatz-Standardschriftart"><text:span text:style-name="T46">Zusammenarbeit mit Familien </text:span></text:span><text:span text:style-name="Absatz-Standardschriftart"><text:span text:style-name="T1">und die letzte Subskala erfragt</text:span></text:span><text:span text:style-name="Absatz-Standardschriftart"><text:span text:style-name="T46">,</text:span></text:span><text:span text:style-name="Absatz-Standardschriftart"><text:span text:style-name="T1"> </text:span></text:span><text:span text:style-name="Absatz-Standardschriftart"><text:span text:style-name="T46">wie gut sich</text:span></text:span><text:span text:style-name="Absatz-Standardschriftart"><text:span text:style-name="T1"> </text:span></text:span><text:span text:style-name="Absatz-Standardschriftart"><text:span text:style-name="T46">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text:span></text:span><text:soft-page-break/><text:span text:style-name="Absatz-Standardschriftart"><text:span text:style-name="T1">Stellung zu beziehen. </text:span></text:span><text:span text:style-name="Absatz-Standardschriftart"><text:span text:style-name="T7">Der</text:span></text:span><text:span text:style-name="Absatz-Standardschriftart"><text:span text:style-name="T1"> vollständige Fragebogen ist dem </text:span></text:span><text:span text:style-name="Absatz-Standardschriftart"><text:span text:style-name="T75">Anhang Nr. xx</text:span></text:span><text:span text:style-name="Absatz-Standardschriftart"><text:span text:style-name="T1"> beigefügt.</text:span></text:span></text:p>
      <text:p text:style-name="P16"><text:span text:style-name="Absatz-Standardschriftart"><text:span text:style-name="T1"><text:tab/>Wie bereits ausgeführt, steht im Zentrum der Untersuchung die Einschätzung der Zusammenarbeit zwischen den pädagogischen Fachkräften und Familien aus der elterlichen Sicht. Folglich ist</text:span></text:span><text:span text:style-name="Absatz-Standardschriftart"><text:span text:style-name="T7"> für die weiteren Analysen spezifisch die Subskala </text:span></text:span><text:span text:style-name="Absatz-Standardschriftart"><text:span text:style-name="T10">„Zusammenarbeit mit Familien“ </text:span></text:span><text:span text:style-name="Absatz-Standardschriftart"><text:span text:style-name="T7">von Bedeutung. Diese besteht aus 20 geschlossenen Fragen. Die anderen Subskalen werden außer Acht gelassen, da sie für die Fragestellung irrelevant sind.</text:span></text:span></text:p>
      <text:p text:style-name="P16"><text:span text:style-name="Absatz-Standardschriftart"><text:span text:style-name="T7"><text:tab/>Die Items der Subskala </text:span></text:span><text:span text:style-name="Absatz-Standardschriftart"><text:span text:style-name="T10">„Zusammenarbeit mit Familien“</text:span></text:span><text:span text:style-name="Absatz-Standardschriftart"><text:span text:style-name="T7">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10">„Die Mitarbeiter/-innen sind immer ansprechbar für meine Anliegen“</text:span></text:span><text:span text:style-name="Absatz-Standardschriftart"><text:span text:style-name="T7"> (s</text:span></text:span><text:span text:style-name="Absatz-Standardschriftart"><text:span text:style-name="T32">iehe Angang xy, „Elternfagebogen“, S. 5).</text:span></text:span></text:p>
      <text:p text:style-name="P16"><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95"> die Eltern noch die Möglichkeit „weiß nicht“ (</text:span></text:span><text:span text:style-name="Absatz-Standardschriftart"><text:span text:style-name="T1">98 = „weiß nicht“) </text:span></text:span><text:span text:style-name="Absatz-Standardschriftart"><text:span text:style-name="T95">zu vergeben. </text:span></text:span><text:span text:style-name="Absatz-Standardschriftart"><text:span text:style-name="T7"><text:s text:c="2"/></text:span></text:span></text:p>
      <text:p text:style-name="P16"><text:tab/>Um die im Kapitel 5 formulierten Fragestellungen präzise untersuchen zu können, werden im Folgenden die deskriptiven Analyseverfahren und daraus 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 text:style-name="Absatz-Standardschriftart"><text:span text:style-name="T74">XY</text:span></text:span> beigefügt.</text:p>
      <text:p text:style-name="P16"/>
      <text:p text:style-name="P56">7. <text:s/>Ergebnisse</text:p>
      <text:p text:style-name="P24">7.1. Deskriptiv-statistische Beschreibung der Daten</text:p>
      <text:p text:style-name="P16"><text:soft-page-break/><text:span text:style-name="Absatz-Standardschriftart"><text:span text:style-name="T43">Um den ersten Eindruck über die vorliegenden empirischen Daten (20 Items der Subskala “Zusammenarbeit mit Familien”) zu gewinnen, werden zuerst die deskriptiven Analysen durchgeführt. </text:span></text:span><text:span text:style-name="Absatz-Standardschriftart"><text:span text:style-name="T42">Die deskriptiven Statistiken (siehe Tabelle 1) haben folgendes Ergebnis gezeigt: d</text:span></text:span><text:span text:style-name="Absatz-Standardschriftart"><text:span text:style-name="T43">ie Bewertung der meisten erfragten Aspekte liegt aus der Sicht der Eltern auf der Item-Skala im Durchschnitt von „stimmt eher“ bis „stimmt völlig“</text:span></text:span><text:span text:style-name="Absatz-Standardschriftart"><text:span text:style-name="T43"><text:note text:id="ftn8" text:note-class="footnote"><text:note-citation>8</text:note-citation><text:note-body><text:p text:style-name="P19"><text:span text:style-name="Absatz-Standardschriftart"><text:span text:style-name="T89"><text:s text:c="2"/></text:span></text:span><text:span text:style-name="Absatz-Standardschriftart"><text:span text:style-name="T15">Die Antwortmöglichkeit „weiß nicht“ wurde</text:span></text:span><text:span text:style-name="Absatz-Standardschriftart"><text:span text:style-name="T16"> aufgrund </text:span></text:span><text:span text:style-name="Absatz-Standardschriftart"><text:span text:style-name="T15">der Nominalskalierung aus der Mittelwertberechnung ausgeschlossen und in den Häufigkeiten</text:span></text:span><text:span text:style-name="Absatz-Standardschriftart"><text:span text:style-name="T16"> erfasst.</text:span></text:span></text:p></text:note-body></text:note></text:span></text:span><text:span text:style-name="Absatz-Standardschriftart"><text:span text:style-name="T43">.</text:span></text:span><text:span text:style-name="Absatz-Standardschriftart"><text:span text:style-name="T90"> </text:span></text:span><text:span text:style-name="Absatz-Standardschriftart"><text:span text:style-name="T43">Hieraus wird deutlich, dass sich die Mehrheit der Eltern überwiegend positiv bezüglich der Zusammenarbeit zwischen pädagogischen Fachkräften und Familien in den FRÖBEL-Einrichtungen äußert.</text:span></text:span><text:span text:style-name="Absatz-Standardschriftart"><text:span text:style-name="T51"> </text:span></text:span><text:span text:style-name="Absatz-Standardschriftart"><text:span text:style-name="T34">Die Items</text:span></text:span><text:span text:style-name="Absatz-Standardschriftart"><text:span text:style-name="T91"> </text:span></text:span><text:span text:style-name="Absatz-Standardschriftart"><text:span text:style-name="T43">8.4 “</text:span></text:span><text:span text:style-name="Absatz-Standardschriftart"><text:span text:style-name="T51">Ich kann mich über die Entwicklung und das Verhalten meines Kindes mit den Erzieher/-innen austauschen“ </text:span></text:span><text:span text:style-name="Absatz-Standardschriftart"><text:span text:style-name="T43">(M = 3.46, SD = 0.71)</text:span></text:span><text:span text:style-name="Absatz-Standardschriftart"><text:span text:style-name="T91"> </text:span></text:span><text:span text:style-name="Absatz-Standardschriftart"><text:span text:style-name="T34">und 8.3 </text:span></text:span><text:span text:style-name="Absatz-Standardschriftart"><text:span text:style-name="T11">„Die Einrichtungsleitung hat für mich immer ein offenes Ohr“ </text:span></text:span><text:span text:style-name="Absatz-Standardschriftart"><text:span text:style-name="T34">(M </text:span></text:span><text:span text:style-name="Absatz-Standardschriftart"><text:span text:style-name="T43">= 3.45, SD = 0.76)</text:span></text:span><text:span text:style-name="Absatz-Standardschriftart"><text:span text:style-name="T34"> erfahren beispielsweise in der Bewertung der Eltern die höchste Zustimmung.</text:span></text:span><text:span text:style-name="Absatz-Standardschriftart"><text:span text:style-name="T43"> Den niedrigsten Mittelwert mit M = 2.72 und SD = 0.98 weist das Item 8.7 </text:span></text:span><text:span text:style-name="Absatz-Standardschriftart"><text:span text:style-name="T50">“Die Mitarbeiterinnen sind für mich Ansprechpartnerinnen in Erziehungsfragen“ </text:span></text:span><text:span text:style-name="Absatz-Standardschriftart"><text:span text:style-name="T43">auf. </text:span></text:span><text:span text:style-name="Absatz-Standardschriftart"><text:span text:style-name="T34">Interessant ist der Umstand, dass das Item, welches d</text:span></text:span><text:span text:style-name="Absatz-Standardschriftart"><text:span text:style-name="T7">ie allgemeine Zufriedenheit der Eltern mit der Zusammenarbeit erfasst (Item 8.20):</text:span></text:span><text:span text:style-name="Absatz-Standardschriftart"><text:span text:style-name="T34"> </text:span></text:span><text:span text:style-name="Absatz-Standardschriftart"><text:span text:style-name="T12">„Alles in allem bin ich mit der Zusammenarbeit zwischen Kindergarten und Eltern zufrieden“</text:span></text:span><text:span text:style-name="Absatz-Standardschriftart"><text:span text:style-name="T34"> von den Eltern </text:span></text:span><text:span text:style-name="Absatz-Standardschriftart"><text:span text:style-name="T34">trotzt der relativ guten Bewertung der meisten Items mit „stimmt eher nicht“ bis „stimmt eher“</text:span></text:span><text:span text:style-name="Absatz-Standardschriftart"><text:span text:style-name="T12"> </text:span></text:span><text:span text:style-name="Absatz-Standardschriftart"><text:span text:style-name="T34">(M = 2.86, SD = 1.03) eingeschätzt wurde.</text:span></text:span><text:span text:style-name="Absatz-Standardschriftart"><text:span text:style-name="T43"> Insgesamt unterscheiden sich die Mittelwerte der Items jedoch nur marginal voneinander.</text:span></text:span></text:p>
      <text:p text:style-name="P7"/>
      <text:p text:style-name="P7">Tabelle 1</text:p>
      <text:p text:style-name="P7"/>
      <text:p text:style-name="P27">Einschätzungen der Zusammenarbeit zwischen pädagogischen Fachkräften und Familien durch die Eltern: Mittelwerte (M), Standardabweichungen (SD)</text:p>
      <text:p text:style-name="P28"/>
      <table:table table:name="Tabelle1" table:style-name="Tabelle1">
        <table:table-column table:style-name="Tabelle1.A"/>
        <table:table-column table:style-name="Tabelle1.B"/>
        <table:table-column table:style-name="Tabelle1.C"/>
        <table:table-row>
          <table:table-cell table:style-name="Tabelle1.A1" office:value-type="string">
            <text:p text:style-name="P74">Items</text:p>
          </table:table-cell>
          <table:table-cell table:style-name="Tabelle1.A1" office:value-type="string">
            <text:p text:style-name="P75"><text:s text:c="2"/>M</text:p>
          </table:table-cell>
          <table:table-cell table:style-name="Tabelle1.A1" office:value-type="string">
            <text:p text:style-name="P75"><text:s text:c="11"/>SD</text:p>
          </table:table-cell>
        </table:table-row>
        <table:table-row table:style-name="Tabelle1.2">
          <table:table-cell table:style-name="Tabelle1.A2" office:value-type="string">
            <text:p text:style-name="P29">8.1 Ich bin zufrieden mit den Gesprächen mit den ErzieherInnen</text:p>
            <text:p text:style-name="P29"><text:s text:c="6"/>beim Bringen und Abholen <text:s text:c="204"/></text:p>
          </table:table-cell>
          <table:table-cell table:style-name="Tabelle1.A2" office:value-type="string">
            <text:p text:style-name="P29"><text:s/>3.19 <text:s/></text:p>
          </table:table-cell>
          <table:table-cell table:style-name="Tabelle1.A2" office:value-type="string">
            <text:p text:style-name="P29"><text:s text:c="11"/>0.82 <text:s text:c="8"/></text:p>
          </table:table-cell>
        </table:table-row>
        <table:table-row>
          <table:table-cell table:style-name="Tabelle1.A3" office:value-type="string">
            <text:p text:style-name="P29">8.2 Die MitarbeiterInnen sind immer ansprechbar für meine <text:s text:c="2"/></text:p>
            <text:p text:style-name="P29"><text:soft-page-break/><text:s text:c="6"/>Anliegen <text:s text:c="143"/></text:p>
          </table:table-cell>
          <table:table-cell table:style-name="Tabelle1.A3" office:value-type="string">
            <text:p text:style-name="P29"><text:s/>3.39</text:p>
          </table:table-cell>
          <table:table-cell table:style-name="Tabelle1.A3" office:value-type="string">
            <text:p text:style-name="P29"><text:s text:c="11"/>0.74</text:p>
          </table:table-cell>
        </table:table-row>
        <table:table-row>
          <table:table-cell table:style-name="Tabelle1.A3" office:value-type="string">
            <text:p text:style-name="P30">8.3 Die Einrichtungsleitung hat für mich immer ein offenes Ohr <text:s text:c="13"/></text:p>
          </table:table-cell>
          <table:table-cell table:style-name="Tabelle1.A3" office:value-type="string">
            <text:p text:style-name="P29"><text:s/>3.45</text:p>
          </table:table-cell>
          <table:table-cell table:style-name="Tabelle1.A3" office:value-type="string">
            <text:p text:style-name="P29"><text:s text:c="11"/>0.76</text:p>
          </table:table-cell>
        </table:table-row>
        <table:table-row>
          <table:table-cell table:style-name="Tabelle1.A3" office:value-type="string">
            <text:p text:style-name="P29">8.4 Ich kann mich über die Entwicklung und das Verhalten</text:p>
            <text:p text:style-name="P30"><text:s text:c="6"/>meines Kindes mit den ErzieherInnen austauschen <text:s text:c="92"/></text:p>
          </table:table-cell>
          <table:table-cell table:style-name="Tabelle1.A3" office:value-type="string">
            <text:p text:style-name="Standard"><text:span text:style-name="Absatz-Standardschriftart"><text:span text:style-name="T67"><text:s/></text:span></text:span><text:span text:style-name="Absatz-Standardschriftart"><text:span text:style-name="T64">3.46</text:span></text:span></text:p>
          </table:table-cell>
          <table:table-cell table:style-name="Tabelle1.A3" office:value-type="string">
            <text:p text:style-name="P29"><text:s text:c="11"/>0.71</text:p>
          </table:table-cell>
        </table:table-row>
        <table:table-row>
          <table:table-cell table:style-name="Tabelle1.A3" office:value-type="string">
            <text:p text:style-name="P29">8.5 Die ErzieherInnen informieren mich von sich aus über</text:p>
            <text:p text:style-name="P29"><text:s text:c="6"/>Erlebnisse und Entwicklung meines Kindes <text:s text:c="136"/></text:p>
          </table:table-cell>
          <table:table-cell table:style-name="Tabelle1.A3" office:value-type="string">
            <text:p text:style-name="P29"><text:s/>2.98</text:p>
          </table:table-cell>
          <table:table-cell table:style-name="Tabelle1.A3" office:value-type="string">
            <text:p text:style-name="P29"><text:s text:c="11"/>0.95</text:p>
          </table:table-cell>
        </table:table-row>
        <table:table-row>
          <table:table-cell table:style-name="Tabelle1.A3" office:value-type="string">
            <text:p text:style-name="P29">8.6 Ich bin mit den Entwicklungsgesprächen zufrieden <text:s text:c="41"/></text:p>
          </table:table-cell>
          <table:table-cell table:style-name="Tabelle1.A3" office:value-type="string">
            <text:p text:style-name="P29"><text:s/>3.27</text:p>
          </table:table-cell>
          <table:table-cell table:style-name="Tabelle1.A3" office:value-type="string">
            <text:p text:style-name="P29"><text:s text:c="10"/>0.86</text:p>
          </table:table-cell>
        </table:table-row>
        <table:table-row table:style-name="Tabelle1.8">
          <table:table-cell table:style-name="Tabelle1.A3" office:value-type="string">
            <text:p text:style-name="P29">8.7 Die MitarbeiterInnen sind für mich AnsprechpartnerInnen in <text:s text:c="12"/></text:p>
            <text:p text:style-name="P30"><text:s text:c="6"/>Erziehungsfragen <text:s text:c="82"/></text:p>
          </table:table-cell>
          <table:table-cell table:style-name="Tabelle1.A3" office:value-type="string">
            <text:p text:style-name="P29"><text:s/>2.72</text:p>
          </table:table-cell>
          <table:table-cell table:style-name="Tabelle1.A3" office:value-type="string">
            <text:p text:style-name="P29"><text:s text:c="10"/>0.98</text:p>
          </table:table-cell>
        </table:table-row>
        <table:table-row>
          <table:table-cell table:style-name="Tabelle1.A3" office:value-type="string">
            <text:p text:style-name="P29">8.8 Ich merke, dass den ErzieherInnen der Austausch mit mir zu</text:p>
            <text:p text:style-name="P30"><text:s text:c="6"/>Erziehungsfragen wichtig ist <text:s text:c="64"/></text:p>
          </table:table-cell>
          <table:table-cell table:style-name="Tabelle1.A3" office:value-type="string">
            <text:p text:style-name="P29"><text:s/>2.74</text:p>
          </table:table-cell>
          <table:table-cell table:style-name="Tabelle1.A3" office:value-type="string">
            <text:p text:style-name="P29"><text:s text:c="10"/>1.00</text:p>
          </table:table-cell>
        </table:table-row>
        <table:table-row>
          <table:table-cell table:style-name="Tabelle1.A3" office:value-type="string">
            <text:p text:style-name="P29">8.9 Wenn es meine Zeit erlaubt, halte ich mich gerne für eine</text:p>
            <text:p text:style-name="P30"><text:s text:c="6"/>gewisse Zeit in der Einrichtung auf <text:s text:c="113"/></text:p>
          </table:table-cell>
          <table:table-cell table:style-name="Tabelle1.A3" office:value-type="string">
            <text:p text:style-name="P29"><text:s/>3.21</text:p>
          </table:table-cell>
          <table:table-cell table:style-name="Tabelle1.A3" office:value-type="string">
            <text:p text:style-name="P29"><text:s text:c="10"/>0.82</text:p>
          </table:table-cell>
        </table:table-row>
        <table:table-row>
          <table:table-cell table:style-name="Tabelle1.A3" office:value-type="string">
            <text:p text:style-name="P29">8.10 Als Eltern haben wir ausreichend Möglichkeiten mitzuwirken <text:s text:c="244"/></text:p>
          </table:table-cell>
          <table:table-cell table:style-name="Tabelle1.A3" office:value-type="string">
            <text:p text:style-name="P29"><text:s/>3.18</text:p>
          </table:table-cell>
          <table:table-cell table:style-name="Tabelle1.A3" office:value-type="string">
            <text:p text:style-name="P29"><text:s text:c="10"/>0.82</text:p>
          </table:table-cell>
        </table:table-row>
        <table:table-row>
          <table:table-cell table:style-name="Tabelle1.A3" office:value-type="string">
            <text:p text:style-name="P29">8.11 Eltern können sich durch ehrenamtliche Tätigkeiten in die</text:p>
            <text:p text:style-name="P29"><text:s text:c="8"/>pädagogische Arbeit einbringen <text:s text:c="187"/></text:p>
          </table:table-cell>
          <table:table-cell table:style-name="Tabelle1.A3" office:value-type="string">
            <text:p text:style-name="P29"><text:s/>3.31</text:p>
          </table:table-cell>
          <table:table-cell table:style-name="Tabelle1.A3" office:value-type="string">
            <text:p text:style-name="P29"><text:s text:c="10"/>0.80 <text:s/></text:p>
          </table:table-cell>
        </table:table-row>
        <table:table-row>
          <table:table-cell table:style-name="Tabelle1.A3" office:value-type="string">
            <text:p text:style-name="P30">8.12 Ich fühle mich willkommen, in der Einrichtung zu hospitieren <text:s text:c="8"/></text:p>
          </table:table-cell>
          <table:table-cell table:style-name="Tabelle1.A3" office:value-type="string">
            <text:p text:style-name="P29"><text:s/>3.09</text:p>
          </table:table-cell>
          <table:table-cell table:style-name="Tabelle1.A3" office:value-type="string">
            <text:p text:style-name="P29"><text:s text:c="10"/>0.87</text:p>
          </table:table-cell>
        </table:table-row>
        <table:table-row>
          <table:table-cell table:style-name="Tabelle1.A3" office:value-type="string">
            <text:p text:style-name="P29">8.13 Die ErzieherInnen machen ihre pädagogische Arbeit gegenüber</text:p>
            <text:p text:style-name="P30"><text:s text:c="8"/>den Eltern transparent <text:s text:c="235"/></text:p>
          </table:table-cell>
          <table:table-cell table:style-name="Tabelle1.A3" office:value-type="string">
            <text:p text:style-name="P29"><text:s/>3.07</text:p>
          </table:table-cell>
          <table:table-cell table:style-name="Tabelle1.A3" office:value-type="string">
            <text:p text:style-name="P29"><text:s text:c="10"/>0.84</text:p>
          </table:table-cell>
        </table:table-row>
        <table:table-row>
          <table:table-cell table:style-name="Tabelle1.A3" office:value-type="string">
            <text:p text:style-name="P29">8.14 Die ErzieherInnen interessieren sich für meine Einschätzung</text:p>
            <text:p text:style-name="P30"><text:s text:c="8"/>ihrer Arbeit <text:s/></text:p>
          </table:table-cell>
          <table:table-cell table:style-name="Tabelle1.A3" office:value-type="string">
            <text:p text:style-name="P29"><text:s/>2.79</text:p>
          </table:table-cell>
          <table:table-cell table:style-name="Tabelle1.A3" office:value-type="string">
            <text:p text:style-name="P29"><text:s text:c="10"/>0.95</text:p>
          </table:table-cell>
        </table:table-row>
        <table:table-row>
          <table:table-cell table:style-name="Tabelle1.A3" office:value-type="string">
            <text:p text:style-name="P30">8.15 Die MitarbeiterInnen nehmen meine Beschwerden ernst <text:s text:c="103"/></text:p>
          </table:table-cell>
          <table:table-cell table:style-name="Tabelle1.A3" office:value-type="string">
            <text:p text:style-name="P29"><text:s/>3.26</text:p>
          </table:table-cell>
          <table:table-cell table:style-name="Tabelle1.A3" office:value-type="string">
            <text:p text:style-name="P29"><text:s text:c="10"/>0.77</text:p>
          </table:table-cell>
        </table:table-row>
        <table:table-row>
          <table:table-cell table:style-name="Tabelle1.A3" office:value-type="string">
            <text:p text:style-name="P29">8.16 Wichtige Entscheidungen werden zusammen mit den Eltern</text:p>
            <text:p text:style-name="P30"><text:s text:c="8"/>getroffen <text:s text:c="95"/></text:p>
          </table:table-cell>
          <table:table-cell table:style-name="Tabelle1.A3" office:value-type="string">
            <text:p text:style-name="P29"><text:s/>3.10</text:p>
          </table:table-cell>
          <table:table-cell table:style-name="Tabelle1.A3" office:value-type="string">
            <text:p text:style-name="P29"><text:s text:c="10"/>0.91</text:p>
          </table:table-cell>
        </table:table-row>
        <table:table-row>
          <table:table-cell table:style-name="Tabelle1.A3" office:value-type="string">
            <text:p text:style-name="P30">8.17 Ich bin mit den Elternabenden zufrieden <text:s text:c="45"/></text:p>
          </table:table-cell>
          <table:table-cell table:style-name="Tabelle1.A3" office:value-type="string">
            <text:p text:style-name="P29"><text:s/>3.18</text:p>
          </table:table-cell>
          <table:table-cell table:style-name="Tabelle1.A3" office:value-type="string">
            <text:p text:style-name="P29"><text:s text:c="10"/>0.81</text:p>
          </table:table-cell>
        </table:table-row>
        <table:table-row>
          <table:table-cell table:style-name="Tabelle1.A3" office:value-type="string">
            <text:p text:style-name="P29">8.18 Im Rahmen der Elternabende erhalte ich wichtige <text:s text:c="3"/></text:p>
            <text:p text:style-name="P29"><text:s text:c="8"/>Informationen zu pädagogischen Themen <text:s text:c="67"/></text:p>
          </table:table-cell>
          <table:table-cell table:style-name="Tabelle1.A3" office:value-type="string">
            <text:p text:style-name="P29"><text:s/>3.15</text:p>
          </table:table-cell>
          <table:table-cell table:style-name="Tabelle1.A3" office:value-type="string">
            <text:p text:style-name="P29"><text:s text:c="10"/>0.81</text:p>
          </table:table-cell>
        </table:table-row>
        <table:table-row>
          <table:table-cell table:style-name="Tabelle1.A3" office:value-type="string">
            <text:p text:style-name="Standard"><text:span text:style-name="Absatz-Standardschriftart"><text:span text:style-name="T64">8.19 Bei Elternabenden habe ich ausreichend Möglichkeiten </text:span></text:span><text:span text:style-name="Absatz-Standardschriftart"><text:span text:style-name="T68">mich <text:s text:c="3"/></text:span></text:span></text:p>
            <text:p text:style-name="Standard"><text:span text:style-name="Absatz-Standardschriftart"><text:span text:style-name="T68"><text:s text:c="8"/>zu beteiligen <text:s text:c="80"/></text:span></text:span></text:p>
          </table:table-cell>
          <table:table-cell table:style-name="Tabelle1.A3" office:value-type="string">
            <text:p text:style-name="P16"><text:span text:style-name="Absatz-Standardschriftart"><text:span text:style-name="T64"><text:s/>3.35</text:span></text:span></text:p>
          </table:table-cell>
          <table:table-cell table:style-name="Tabelle1.A3" office:value-type="string">
            <text:p text:style-name="P16"><text:span text:style-name="Absatz-Standardschriftart"><text:span text:style-name="T64"><text:s text:c="10"/>0.76</text:span></text:span></text:p>
          </table:table-cell>
        </table:table-row>
        <table:table-row>
          <table:table-cell table:style-name="Tabelle1.A21" office:value-type="string">
            <text:p text:style-name="Table_20_Contents"><text:span text:style-name="Absatz-Standardschriftart"><text:span text:style-name="T64">8.20 </text:span></text:span><text:span text:style-name="Absatz-Standardschriftart"><text:span text:style-name="T69">Alles in allem bin ich mit der Zusammenarbeit zwischen <text:s/></text:span></text:span></text:p>
            <text:p text:style-name="Table_20_Contents"><text:span text:style-name="Absatz-Standardschriftart"><text:span text:style-name="T69"><text:s text:c="8"/>Kindergarten und Eltern zufrieden</text:span></text:span></text:p>
          </table:table-cell>
          <table:table-cell table:style-name="Tabelle1.A21" office:value-type="string">
            <text:p text:style-name="P77"><text:s/>2.86</text:p>
          </table:table-cell>
          <table:table-cell table:style-name="Tabelle1.A21" office:value-type="string">
            <text:p text:style-name="P77"><text:s text:c="10"/>1.03</text:p>
          </table:table-cell>
        </table:table-row>
      </table:table>
      <text:p text:style-name="Standard"/>
      <text:p text:style-name="Standard"/>
      <text:p text:style-name="Standard"><text:span text:style-name="Absatz-Standardschriftart"><text:span text:style-name="T46">7</text:span></text:span><text:span text:style-name="Absatz-Standardschriftart"><text:span text:style-name="T10">.2 Häufigkeiten</text:span></text:span></text:p>
      <text:p text:style-name="Standard"/>
      <text:p text:style-name="P16">Im Folgenden werden einige ausgewählte Häufigkeitsergebnisse präsentiert. Die Auswahl der Items, die in diesem Abschnitt vorgestellt wird, wurde aufgrund der vorherigen theoretischen Ausführungen und der aktuellen Forschungslage zum Thema „Erziehungs- und Bildungspartnerschaft in den Kindertageseinrichtungen“ getroffen. Dabei stehen die Items im Fokus, die sich am meisten entweder durch <text:soft-page-break/>ihre sehr hohe oder niedrige Werte von den anderen Items abheben. In diesem Abschnitt wird veranschaulicht, wie folgende für die Gestaltung einer erfolgreichen Erziehungspartnerschaft wichtige Ansätze wie der wechselseitige kontinuierliche Austausch, Transparenz, Informationen sowie Einbeziehung der Eltern in das Kindergartengeschehen in den FRÖBEL-Kindertageinrichtungen umgesetzt werden.</text:p>
      <text:p text:style-name="P16"><text:tab/>Um eine bessere Übersicht zu gewinnen, werden im Weiteren bei der Darstellung der Ergebnisse die vier Antwortmöglichkeiten: „stimmt gar nicht“, „stimmt eher nicht“, „stimmt eher“ und „stimmt völlig“ in zwei Kategorien zusammengefasst („stimmt gar nicht/stimmt eher nicht“ und „stimmt eher/stimmt völlig“). Die vollständige Häufigkeitstabelle wird im <text:span text:style-name="Absatz-Standardschriftart"><text:span text:style-name="T74">Angang xy </text:span></text:span>dargestellt.</text:p>
      <text:p text:style-name="P16"><text:span text:style-name="Absatz-Standardschriftart"><text:span text:style-name="T43"><text:tab/>Prozentual lässt sich das Ergebnis folgendermaßen beschreiben: 89,8% der Eltern können sich über die Entwicklung ihres Kindes mit den Erzieher/-innen austauschen (Item 8.4). 9.6% der Eltern sagen, dass dies nicht der Fall ist und <text:s/>0.6% haben diesen Aspekt mit „weiß nicht“ eingeschätzt. <text:s/>Inwiefern die Eltern mit dem Entwicklungsaustausch zufrieden sind, konnte das Item 8.6 </text:span></text:span><text:span text:style-name="Absatz-Standardschriftart"><text:span text:style-name="T51">„Ich bin mit den </text:span></text:span><text:span text:style-name="Absatz-Standardschriftart"><text:span text:style-name="T51">Entwicklungsgesprächen zufrieden“ </text:span></text:span><text:span text:style-name="Absatz-Standardschriftart"><text:span text:style-name="T43">zeigen</text:span></text:span><text:span text:style-name="Absatz-Standardschriftart"><text:span text:style-name="T51">. </text:span></text:span><text:span text:style-name="Absatz-Standardschriftart"><text:span text:style-name="T43">Hier</text:span></text:span><text:span text:style-name="Absatz-Standardschriftart"><text:span text:style-name="T51"> </text:span></text:span><text:span text:style-name="Absatz-Standardschriftart"><text:span text:style-name="T43">sieht die Verteilung der Antworten etwas anders </text:span></text:span><text:span text:style-name="Absatz-Standardschriftart"><text:span text:style-name="T1">als</text:span></text:span><text:span text:style-name="Absatz-Standardschriftart"><text:span text:style-name="T43"> beim </text:span></text:span><text:span text:style-name="Absatz-Standardschriftart"><text:span text:style-name="T1">vorherigen</text:span></text:span><text:span text:style-name="Absatz-Standardschriftart"><text:span text:style-name="T43">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51">„Die Einrichtungsleitung hat für mich immer ein offenes Ohr“ </text:span></text:span><text:span text:style-name="Absatz-Standardschriftart"><text:span text:style-name="T43">wurde von den Eltern positiv bewertet.</text:span></text:span><text:span text:style-name="Absatz-Standardschriftart"><text:span text:style-name="T51"> </text:span></text:span><text:span text:style-name="Absatz-Standardschriftart"><text:span text:style-name="T43">Circa</text:span></text:span><text:span text:style-name="Absatz-Standardschriftart"><text:span text:style-name="T51"> </text:span></text:span><text:span text:style-name="Absatz-Standardschriftart"><text:span text:style-name="T43">85% der Eltern stimmten der Aussage zu, 9.3% äußerten Kritik diesbezüglich und 6.1% bewerteten das Item mit „weiß nicht“. Beim Bringen und Abholen der Kinder (Item 8.1) sind die meisten Eltern (81.3%) mit Gesprächen zufrieden und 18.5% sind unzufrieden. 88.4% gaben an, dass die Mitarbeiter/-innen immer ansprechbar für ihre Anliegen sind (Item 8.2).</text:span></text:span><text:span text:style-name="Absatz-Standardschriftart"><text:span text:style-name="T1"> Lediglich 11.3% stimmten dem nicht zu. Bei dem Item 8.7 </text:span></text:span><text:span text:style-name="Absatz-Standardschriftart"><text:span text:style-name="T46">„Die MitarbeiterInnen sind für mich AnsprechpartnerInnen in Erziehungsfragen“</text:span></text:span><text:span text:style-name="Absatz-Standardschriftart"><text:span text:style-name="T62"> </text:span></text:span><text:span text:style-name="Absatz-Standardschriftart"><text:span text:style-name="T1">fiel die Bewertung im Vergleich zu oben genannten Beispielen wesentlich niedriger aus. So sehen nur 55% der Befragten pädagogische </text:span></text:span><text:soft-page-break/><text:span text:style-name="Absatz-Standardschriftart"><text:span text:style-name="T1">Mitarbeiter/-innen als Ansprechpartner/-innen in Erziehungsfragen. Für 40.2% trifft die Aussage nicht zu. 4.9% bewerteten das Item mit „weiß nicht“.</text:span></text:span></text:p>
      <text:p text:style-name="P16"><text:span text:style-name="Absatz-Standardschriftart"><text:span text:style-name="T1"><text:tab/>Bezüglich der Möglichkeit zur Beteiligung der Eltern an der pädagogischen Arbeit durch die ehrenamtlichen Tätigkeiten (Item 8.11) gaben 71% der Eltern an, dass sie diese Möglichkeit haben. 16% der Befragten wissen jedoch nicht, ob ihnen eine solche Möglichkeit geboten wird („weiß nicht“). </text:span></text:span><text:span text:style-name="Absatz-Standardschriftart"><text:span text:style-name="T1"><text:tab/></text:span></text:span></text:p>
      <text:p text:style-name="P16"><text:span text:style-name="Absatz-Standardschriftart"><text:span text:style-name="T1"><text:tab/>Was das Willkommensgefühl der Eltern zur Hospitation in der Einrichtung ihres Kindes anbelangt (Item 8.12), stuften rund 58% der Eltern das Item positiv ein. 17% haben dieses Gefühl eher nicht. Ein Viertel der Eltern hat diesen Aspekt mit “weiß nicht” beantwortet. Dies kann im Verhältnis zu der Bewertung aller anderen Items auf dieser Stufe („weiß nicht“) als ein ziemlich hoher Anteil betrachtet werden. 82% haben dabei angegeben, dass sie sich gerne für eine gewisse Zeit in der Einrichtung aufhalten würden, wenn es ihnen ihre Zeit erlaubt (Item 8.9).</text:span></text:span></text:p>
      <text:p text:style-name="P16"><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5">“Die Erzieherinnen machen </text:span></text:span><text:span text:style-name="Absatz-Standardschriftart"><text:span text:style-name="T45">ihre pädagogische Arbeit gegenüber den Eltern transparent” </text:span></text:span><text:span text:style-name="Absatz-Standardschriftart"><text:span text:style-name="T1">erfasst werden. Ungefähr 74% gaben an, dass die pädagogische Arbeit in der Einrichtung transparent gemacht wird. Demgegenüber fanden 22%</text:span></text:span><text:span text:style-name="Absatz-Standardschriftart"><text:span text:style-name="T43"> </text:span></text:span><text:span text:style-name="Absatz-Standardschriftart"><text:span text:style-name="T1">der Eltern die pädagogische Arbeit „eher nicht“ oder „gar nicht“ transparent.</text:span></text:span></text:p>
      <text:p text:style-name="P16"><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46">„Die Mitarbeiter/-innen nehmen meine Beschwerden ernst“ </text:span></text:span><text:span text:style-name="Absatz-Standardschriftart"><text:span text:style-name="T1">feststellen. Das Item schätzten die meisten Eltern (74%) positiv ein. Immer noch 12% sagen, dass ihre Beschwerden von den Mitarbeiter/-innen nicht ernst genommen werden. Auch bei diesem Item wählten einige Eltern (fast 14%) die Antwortmöglichkeit „weiß nicht“.</text:span></text:span></text:p>
      <text:p text:style-name="P16"><text:span text:style-name="Absatz-Standardschriftart"><text:span text:style-name="T80"><text:tab/></text:span></text:span><text:span text:style-name="Absatz-Standardschriftart"><text:span text:style-name="T7">Weiterhin wäre es noch wichtig anzumerken, dass auch beim Item 8.14 </text:span></text:span><text:span text:style-name="Absatz-Standardschriftart"><text:span text:style-name="T10">„Die Erzieher/-innen interessieren sich für meine Einschätzung ihrer Arbeit“ </text:span></text:span><text:span text:style-name="Absatz-Standardschriftart"><text:span text:style-name="T7">fast 21% der Befragten diese Aussage mit „weiß nicht“ eingeschätzt haben. Dieses </text:span></text:span><text:soft-page-break/><text:span text:style-name="Absatz-Standardschriftart"><text:span text:style-name="T7">Ergebnis könnte auf unterschiedliche Gründe zurückgeführt werden. Näher wird darauf in der Diskussion (Kapitel 8) eingegangen.</text:span></text:span></text:p>
      <text:p text:style-name="P16"><text:span text:style-name="Absatz-Standardschriftart"><text:span text:style-name="T1"><text:s/></text:span></text:span><text:span text:style-name="Absatz-Standardschriftart"><text:span text:style-name="T1"><text:tab/>Alles in allem sind knapp 85%</text:span></text:span><text:span text:style-name="Absatz-Standardschriftart"><text:span text:style-name="T42"> </text:span></text:span><text:span text:style-name="Absatz-Standardschriftart"><text:span text:style-name="T1">der Eltern mit der Zusammenarbeit zwischen den FRÖBEL-Kindergärten und den Familien zufrieden (Item 8.20). Ca. 13% sind mit der Zusammenarbeit eher unzufrieden und nur 2% haben dieses Item mit „weiß nicht“ beantwortet.</text:span></text:span></text:p>
      <text:p text:style-name="P16"><text:span text:style-name="Absatz-Standardschriftart"><text:span text:style-name="T1"><text:tab/>In der Abbildung 2 werden die ermittelten Häufigkeiten zur besseren Übersicht <text:s/>grafisch dargestellt.</text:span></text:span></text:p>
      <text:p text:style-name="P16"/>
      <text:p text:style-name="P16"><text:span text:style-name="Absatz-Standardschriftart"><text:span text:style-name="T17">Abbildung 2.</text:span></text:span><text:span text:style-name="Absatz-Standardschriftart"><text:span text:style-name="T13"> Bewertung der Zusammenarbeit zwischen pädagogischen Fachkräften und Familien durch die Eltern in FRÖBEL-Kindertageseinrichtungen 2013 (in %).</text:span></text:span></text:p>
      <text:p text:style-name="P33"/>
      <text:p text:style-name="P16"><draw:frame draw:style-name="fr1" draw:name="Grafik2" text:anchor-type="paragraph" svg:width="14.822cm" style:rel-width="scale" svg:height="8.262cm" style:rel-height="scale" draw:z-index="0"><draw:image/></draw:frame><text:span text:style-name="Absatz-Standardschriftart"><text:span text:style-name="T4"/></text:span></text:p>
      <text:p text:style-name="P10">Die Häufigkeitsergebnisse zeigen, dass die Mehrheit der Antworten der Eltern im Bereich „stimmt eher/stimmt völlig“ liegen. Es gibt zugleich einen Anteil der Eltern, die ihre Bewertung auf der Stufe „stimmt eher nicht/stimmt eher“ vornehmen (max. liegt dieser Anteil bei 28.83%). Bei einigen Items fällt interessanterweise relativ hoher Prozentsatz bei der Antwortmöglichkeit „weiß <text:soft-page-break/>nicht“ auf. Die möglichen Gründe für solche Bewertung der Eltern werden genauer im späteren Verlauf der Arbeit erläutert.</text:p>
      <text:p text:style-name="P10"/>
      <text:p text:style-name="P25">7.3 Korrelationsanalyse</text:p>
      <text:p text:style-name="P16"><text:span text:style-name="Absatz-Standardschriftart"><text:span text:style-name="T1">Nachdem die Mittelwerte und die Häufigkeiten vorgestellt wurden, wird im Weiteren eine Korrelationsanalyse berechnet, um herauszufinden, inwiefern die einzelnen Variablen zusammenhängen. Die Zusammenhänge zwischen den Items sind für die weitere Durchführung der Faktorenanalyse, die das zentrale Analyseverfahren des empirischen Teils darstellt, ausschlaggebend. </text:span></text:span>Die Ergebnisse der Korrelationsmatrix sind <text:span text:style-name="Absatz-Standardschriftart"><text:span text:style-name="T74">dem Anhang xy</text:span></text:span> beigefügt.</text:p>
      <text:p text:style-name="P16"><text:tab/><text:span text:style-name="Absatz-Standardschriftart"><text:span text:style-name="T1">Die Korrelationsmatrix zeigt, dass teilweise schwache von r = .25 bis starke von r = .80 Korrelationen zwischen den Variablen existieren. Insgesamt </text:span></text:span><text:span text:style-name="Absatz-Standardschriftart"><text:span text:style-name="T1">weisen die meisten Korrelationen einen mittleren bis hohen Zusammenhang auf. Selbst die schwachen Korrelationen sind mit p &lt; .000 höchst signifikant. Hier muss allerdings angemerkt werden, dass die hohe Signifikanz (p &lt; .000) aufgrund der Größe der Stichprobe (N= 2.579) zustande kommt. Die höchste Korrelation mit r = .80, p &lt; .000 zeigen die Variablen 8.7 und 8.8, in denen die Wichtigkeit des Austausches zwischen den Erzieher/-innen und Eltern zu Erziehungsfragen thematisiert wird. Die Variablen 8.11 </text:span></text:span><text:span text:style-name="Absatz-Standardschriftart"><text:span text:style-name="T46">„Eltern können sich durch ehrenamtliche Tätigkeiten in die pädagogische Arbeit einbringen“</text:span></text:span><text:span text:style-name="Absatz-Standardschriftart"><text:span text:style-name="T1"> und 8.9</text:span></text:span><text:span text:style-name="Absatz-Standardschriftart"><text:span text:style-name="T46"> „Wenn es meine Zeit erlaubt, halte ich mich gerne für eine gewisse Zeit in der Einrichtung auf“</text:span></text:span><text:span text:style-name="Absatz-Standardschriftart"><text:span text:style-name="T1"> weisen hingegen den geringsten Zusammenhang mit allen anderen Variablen auf. </text:span></text:span><text:span text:style-name="Absatz-Standardschriftart"><text:span text:style-name="T7">Die Korrelationen von diesen beiden Items mit den anderen Items reichen von r = .25 bis r = .61.</text:span></text:span></text:p>
      <text:p text:style-name="P16"><text:span text:style-name="Absatz-Standardschriftart"><text:span text:style-name="T7"><text:tab/>Das Ergebnis der vorgenommenen Korrelationsanalyse - signifikante mittlere bis hohe Zusammenhänge – bildet eine gute Grundlage für die Durchführung einer Faktorenanalyse, die im nächsten Kapitel vorgestellt wird.</text:span></text:span></text:p>
      <text:p text:style-name="P15"/>
      <text:p text:style-name="P15"><text:span text:style-name="Absatz-Standardschriftart"><text:span text:style-name="T71">7.2 Exploratorische Faktorenanalyse</text:span></text:span></text:p>
      <text:p text:style-name="P16"><text:span text:style-name="Absatz-Standardschriftart"><text:span text:style-name="T1">In diesem Kapitel wird die Fragestellung „Welche homogenen Dimensionen <text:s/></text:span></text:span><text:soft-page-break/><text:span text:style-name="Absatz-Standardschriftart"><text:span text:style-name="T1">(thematische Subkategorien) lassen sich in der Itemskala </text:span></text:span><text:span text:style-name="Absatz-Standardschriftart"><text:span text:style-name="T46">„Zusammenarbeit mit Familien“</text:span></text:span><text:span text:style-name="Absatz-Standardschriftart"><text:span text:style-name="T1"> herausbilden?“ mittels einer exploratorischen Faktorenanalyse (EFA) untersucht.</text:span></text:span></text:p>
      <text:p text:style-name="P16"><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2006, S. 180).</text:span></text:span></text:p>
      <text:p text:style-name="P16"><text:span text:style-name="Absatz-Standardschriftart"><text:span text:style-name="T1"><text:tab/>Da der vorliegenden Untersuchung a priori kein theoretisch bzw. empirisch </text:span></text:span><text:span text:style-name="Absatz-Standardschriftart"><text:span text:style-name="T1">gut fundiertes Modell über mögliche hypothetische Faktoren zugrunde liegt, wird anhand der EFA, speziell mit der Methode der Hauptkomponentenanalyse</text:span></text:span><text:span text:style-name="Absatz-Standardschriftart"><text:span text:style-name="T7">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82">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48">“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16"/>
      <text:p text:style-name="P16"><text:span text:style-name="Absatz-Standardschriftart"><text:span text:style-name="T48">7.2.1 Überprüfung der Dateneignung für eine Faktorenanalyse</text:span></text:span><text:tab/></text:p>
      <text:p text:style-name="P16">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47">KMO-Test, </text:span></text:span>der Anhaltspunkte gibt, ob die Itemauswahl für die exploratorische Faktorenanalyse verwendbar ist und der <text:span text:style-name="Absatz-Standardschriftart"><text:span text:style-name="T47">Barlett-Test auf Sphärizität, </text:span></text:span>der überprüft, ob Korrelationen zwischen den Items <text:soft-page-break/>ausreichend stark sind.<text:span text:style-name="Absatz-Standardschriftart"><text:span text:style-name="T47"> </text:span></text:span>In der Tabelle 2 werden die Indizien von beiden Tests dargestellt.</text:p>
      <text:p text:style-name="P16"/>
      <text:p text:style-name="P16"/>
      <text:p text:style-name="P34"><text:span text:style-name="Absatz-Standardschriftart"><text:span text:style-name="T59">Tabelle 2</text:span></text:span></text:p>
      <text:p text:style-name="P68"><text:span text:style-name="Absatz-Standardschriftart"><text:span text:style-name="T48">KMO und Barlett-Test Koeffizienten</text:span></text:span></text:p>
      <table:table table:name="Tabelle2" table:style-name="Tabelle2">
        <table:table-column table:style-name="Tabelle2.A"/>
        <table:table-row>
          <table:table-cell table:style-name="Tabelle2.A1" office:value-type="string">
            <text:p text:style-name="P76">KMO and Barlett's Test</text:p>
          </table:table-cell>
        </table:table-row>
        <table:table-row>
          <table:table-cell table:style-name="Tabelle2.A2" office:value-type="string">
            <text:p text:style-name="P78">Kaiser-Meyer-Olkin Measure of Sampling Adequancy <text:s text:c="16"/>0.96</text:p>
            <text:p text:style-name="P78"><text:s text:c="54"/></text:p>
            <text:p text:style-name="P78"><text:s text:c="54"/>Approx. Chi-Square <text:s text:c="17"/>826.3404</text:p>
            <text:p text:style-name="P78"/>
            <text:p text:style-name="P78">Barlett's Test of Sphericity <text:s text:c="29"/>df <text:s text:c="28"/>18</text:p>
            <text:p text:style-name="P78"><text:s/></text:p>
            <text:p text:style-name="P79"><text:span text:style-name="Absatz-Standardschriftart"><text:span text:style-name="T96"><text:s text:c="67"/></text:span></text:span>p-value <text:s text:c="24"/>&lt; 2.2e-16</text:p>
          </table:table-cell>
        </table:table-row>
      </table:table>
      <text:p text:style-name="P57"><text:tab/><text:tab/><text:tab/><text:tab/><text:tab/><text:tab/><text:tab/></text:p>
      <text:p text:style-name="P55">Der hohe Wert des <text:span text:style-name="Absatz-Standardschriftart"><text:span text:style-name="T48">KMO-Index </text:span></text:span>(.96)<text:span text:style-name="Absatz-Standardschriftart"><text:span text:style-name="T48"> </text:span></text:span>weist auf eine sehr gute Eignung der Daten für die Hauptkomponentenanalyse hin. Analog zum <text:span text:style-name="Absatz-Standardschriftart"><text:span text:style-name="T48">KMO-Koeffizienten </text:span></text:span>zeigt der <text:span text:style-name="Absatz-Standardschriftart"><text:span text:style-name="T47">Barlett-Test </text:span></text:span>ein hochsignifikantes Ergebnis (p &lt; 2.2e-16)<text:span text:style-name="Absatz-Standardschriftart"><text:span text:style-name="T47">, </text:span></text:span>was bedeutet, dass alle Korrelationen größer Null und demzufolge für die PCA gut geeignet sind.<text:span text:style-name="Absatz-Standardschriftart"><text:span text:style-name="T47">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55"/>
      <text:p text:style-name="P55"><text:span text:style-name="Absatz-Standardschriftart"><text:span text:style-name="T46">7.2.2 Methoden der Faktorenextraktion</text:span></text:span></text:p>
      <text:p text:style-name="P16"><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46"> </text:span></text:span><text:span text:style-name="Absatz-Standardschriftart"><text:span text:style-name="T1">Zur Verfügung stehen verschiedene Extraktionsmethoden, anhand derer abgeschätzt werden kann, wie viele Faktoren zu extrahieren sind. Da die Anzahl der zu extrahierenden Komponenten bei der Hauptkomponentenanalyse </text:span></text:span><text:soft-page-break/><text:span text:style-name="Absatz-Standardschriftart"><text:span text:style-name="T1">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7">Deshalb werden oft zur Festlegung der Anzahl der benötigten </text:span></text:span><text:span text:style-name="Absatz-Standardschriftart"><text:span text:style-name="T7">Faktoren neben den Extraktionsmethoden noch weitere Kriterien herangezogen.</text:span></text:span></text:p>
      <text:p text:style-name="P16"><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7">Fabriger et.al 1999; zitiert nach Eid et al., 2013, S. 913).</text:span></text:span></text:p>
      <text:p text:style-name="P16"><text:span text:style-name="Absatz-Standardschriftart"><text:span text:style-name="T7"><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7">In der unten stehenden Abbildung ist ein Knick zwischen dem ersten und dem zweiten Eigenwert zu erkennen. Der zweite Faktor weist einen deutlich kleineren Eigenwert auf als der erste. Die restlichen Eigenwerte verlaufen ab dem zweiten Faktor gleichmäßig flach hin zu der X-Achse.</text:span></text:span></text:p>
      <text:p text:style-name="Standard"><text:span text:style-name="Absatz-Standardschriftart"><text:span text:style-name="T17">Abbildung 3. </text:span></text:span><text:span text:style-name="Absatz-Standardschriftart"><text:span text:style-name="T13">Scree-Plot (In der Legende sind die Eigenwertverläufe der Hauptkomponentenanaly- se (PC) sowie der Faktorenanalyse (FA) dargestellt).</text:span></text:span></text:p>
      <text:p text:style-name="P19"/>
      <text:p text:style-name="P16"><draw:frame draw:style-name="fr2" draw:name="Grafik4" text:anchor-type="paragraph" svg:x="1.134cm" svg:y="0.132cm" svg:width="9.001cm" style:rel-width="scale" svg:height="7.172cm" style:rel-height="scale" draw:z-index="1"><draw:image/></draw:frame><text:soft-page-break/><text:tab/><text:tab/><text:tab/><text:tab/><text:tab/><text:tab/><text:tab/><text:tab/><text:tab/></text:p>
      <text:p text:style-name="P16"><text:span text:style-name="Absatz-Standardschriftart"><text:span text:style-name="T7">Aus dem Scree-Plot wird deutlich, dass es möglich wäre, entweder eine oder zwei Komponenten zu extrahieren. Somit liefert der Test keine eindeutige Lösung, denn für die weiteren Analysen ist ein klares Ergebnis erforderlich.</text:span></text:span></text:p>
      <text:p text:style-name="P16"><text:span text:style-name="Absatz-Standardschriftart"><text:span text:style-name="T7"><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15"/>
      <text:p text:style-name="P15"><text:span text:style-name="Absatz-Standardschriftart"><text:span text:style-name="T17">Abbildung 4. </text:span></text:span><text:span text:style-name="Absatz-Standardschriftart"><text:span text:style-name="T13">Parallelanalyse.</text:span></text:span></text:p>
      <text:p text:style-name="P15"><draw:frame draw:style-name="fr3" draw:name="Grafik3" text:anchor-type="paragraph" svg:x="0.734cm" svg:y="-0.026cm" svg:width="12.312cm" style:rel-width="scale" svg:height="7.26cm" style:rel-height="scale" draw:z-index="2"><draw:image/></draw:frame><text:span text:style-name="Absatz-Standardschriftart"><text:span text:style-name="T94"/></text:span></text:p>
      <text:p text:style-name="P68"><text:soft-page-break/><text:span text:style-name="Absatz-Standardschriftart"><text:span text:style-name="T1">Ferner wird ein weiterer Test, der Very Simple Structure-Test</text:span></text:span><text:span text:style-name="Absatz-Standardschriftart"><text:span text:style-name="T55"> </text:span></text:span><text:span text:style-name="Absatz-Standardschriftart"><text:span text:style-name="T1">(VSS),</text:span></text:span><text:span text:style-name="Absatz-Standardschriftart"><text:span text:style-name="T55"> </text:span></text:span><text:span text:style-name="Absatz-Standardschriftart"><text:span text:style-name="T1">angewandt.</text:span></text:span><text:span text:style-name="Absatz-Standardschriftart"><text:span text:style-name="T55"> </text:span></text:span><text:span text:style-name="Absatz-Standardschriftart"><text:span text:style-name="T7">Er</text:span></text:span><text:span text:style-name="Absatz-Standardschriftart"><text:span text:style-name="T37"> </text:span></text:span><text:span text:style-name="Absatz-Standardschriftart"><text:span text:style-name="T7">drückt aus, wie gut eine vereinfachte Faktorenmatrix die vollständige Faktorenmatrix reproduziert. </text:span></text:span><text:span text:style-name="Absatz-Standardschriftart"><text:span text:style-name="T1">Dabei können die Werte zwischen 0 und 1 liegen. Der Test hat folgendes ergeben:</text:span></text:span></text:p>
      <text:p text:style-name="P19"><text:span text:style-name="Absatz-Standardschriftart"><text:span text:style-name="T97"><text:tab/></text:span></text:span><text:span text:style-name="Absatz-Standardschriftart"><text:span text:style-name="T98">&gt; VSS (mydata,rotate="promax", fm="pc")</text:span></text:span></text:p>
      <text:p text:style-name="P19"><text:span text:style-name="Absatz-Standardschriftart"><text:span text:style-name="T98"><text:tab/>Very Simple Structure</text:span></text:span></text:p>
      <text:p text:style-name="P19"><text:span text:style-name="Absatz-Standardschriftart"><text:span text:style-name="T98"><text:tab/>Call: vss (x = x, n = n, rotate = rotate, diagonal = </text:span></text:span><text:span text:style-name="Absatz-Standardschriftart"><text:span text:style-name="T98"><text:tab/>diagonal, fm = fm, n.obs = n.obs, plot = plot, title = </text:span></text:span><text:span text:style-name="Absatz-Standardschriftart"><text:span text:style-name="T98"><text:tab/>title)</text:span></text:span></text:p>
      <text:p text:style-name="P19"><text:span text:style-name="Absatz-Standardschriftart"><text:span text:style-name="T98"><text:tab/>VSS complexity 1 achieves a maximimum of 0.94 with 1 <text:s/></text:span></text:span><text:span text:style-name="Absatz-Standardschriftart"><text:span text:style-name="T98"><text:tab/>factors</text:span></text:span></text:p>
      <text:p text:style-name="P69"><text:span text:style-name="Absatz-Standardschriftart"><text:span text:style-name="T98"><text:tab/>VSS complexity 2 achieves a maximimum of 0.7 with <text:s/>2 <text:s/></text:span></text:span><text:span text:style-name="Absatz-Standardschriftart"><text:span text:style-name="T98"><text:tab/>factors</text:span></text:span></text:p>
      <text:p text:style-name="P16"><text:span text:style-name="Absatz-Standardschriftart"><text:span text:style-name="T1">Die Komplexitätsgrade des VSS-Tests erreicht also sein Maximum von 0.94 mit einem Faktor und 0.7 mit zwei Faktoren. Am besten ist die </text:span></text:span><text:span text:style-name="Absatz-Standardschriftart"><text:span text:style-name="T7">Faktorenlösung mit dem größten VSS geeignet (Luhmann, 2010, S. 274). Somit deuten die Ergebnisse des VSS-Tests deutlich auf eine Ein-Faktor-Lösung hin.</text:span></text:span></text:p>
      <text:p text:style-name="P68"><text:span text:style-name="Absatz-Standardschriftart"><text:span text:style-name="T1"><text:tab/>Der Minimum-Average-Partial-Test (MAP), zielt im Unterschied zum VSS darauf, die durchschnittliche quadrierte Partialkorrelation zwischen den Faktoren festzustellen. </text:span></text:span><text:span text:style-name="Absatz-Standardschriftart"><text:span text:style-name="T88"><text:s/></text:span></text:span><text:span text:style-name="Absatz-Standardschriftart"><text:span text:style-name="T7">Bei diesem Test ist am besten die Faktorenlösung mit dem kleinsten MAP-Koeffizient</text:span></text:span><text:span text:style-name="Absatz-Standardschriftart"><text:span text:style-name="T1"> geeignet (Luhmann, 2010, S. 274). Das Ergebnis dieses Tests unterscheidet sich erheblich von den Befunden der anderen Tests:</text:span></text:span></text:p>
      <text:p text:style-name="P19"><text:soft-page-break/><text:span text:style-name="Absatz-Standardschriftart"><text:span text:style-name="T97"><text:tab/></text:span></text:span><text:span text:style-name="Absatz-Standardschriftart"><text:span text:style-name="T98">&gt; VSS (mydata,rotate="promax", fm="pc")</text:span></text:span></text:p>
      <text:p text:style-name="P63"><text:span text:style-name="Absatz-Standardschriftart"><text:span text:style-name="T98"><text:tab/>The Velicer MAP achieves a minimum of 0.02 with 4 factors</text:span></text:span></text:p>
      <text:p text:style-name="P16"><text:span text:style-name="Absatz-Standardschriftart"><text:span text:style-name="T1">Der MAP-Koeffizient weist mit dem kleinsten Wert von 0.02 eine Vier-Faktoren-Lösung auf, während die anderen Tests eine ein- oder zweifaktorielle Lösung </text:span></text:span><text:span text:style-name="Absatz-Standardschriftart"><text:span text:style-name="T1">festgelegt haben.</text:span></text:span></text:p>
      <text:p text:style-name="P16"><text:span text:style-name="Absatz-Standardschriftart"><text:span text:style-name="T1"><text:tab/>Es wurde also gezeigt, dass es möglich wäre, entweder einen, zwei oder vier Faktoren zu extrahieren. Die unterschiedlichen Ergebnisse </text:span></text:span><text:span text:style-name="Absatz-Standardschriftart"><text:span text:style-name="T7">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16"/>
      <text:p text:style-name="P118">7.2.3 Kriterien für die Anpassungsgüte der Modelle</text:p>
      <text:p text:style-name="P16"><text:span text:style-name="Absatz-Standardschriftart"><text:span text:style-name="T1">Im Folgenden werden die von den Extraktionsmethoden vorgeschlagenen Modelle mit ein-, zwei- und vierfaktoriellen Lösungen mithilfe von R und der exploratorischen Faktorenanalyse (mit Promax-Rotation) berechnet und das Ergebniss </text:span></text:span><text:span text:style-name="Absatz-Standardschriftart"><text:span text:style-name="T7">ausgegeben.</text:span></text:span><text:span text:style-name="Absatz-Standardschriftart"><text:span text:style-name="T1"> Darauf folgend wird das Modell ausgewählt, welches am besten die Datenstruktur repräsentiert.</text:span></text:span></text:p>
      <text:p text:style-name="P16"><text:span text:style-name="Absatz-Standardschriftart"><text:span text:style-name="T1"><text:tab/>Die Berechnung und die Ergebnisse der drei Modelle sind im Skript </text:span></text:span><text:span text:style-name="Absatz-Standardschriftart"><text:span text:style-name="T75">(siehe Anhang</text:span></text:span><text:span text:style-name="Absatz-Standardschriftart"><text:span text:style-name="T1">) dargestellt. An dieser Stelle werden nur die für diese Untersuchung relevanten Ergebnisse erläutert. Zunächst wird für die Beurteilung des zu testenden Modells der </text:span></text:span><text:bookmark-start text:name="__DdeLink__47525_85513378"/><text:span text:style-name="Absatz-Standardschriftart"><text:span text:style-name="T45">χ</text:span></text:span><text:bookmark-end text:name="__DdeLink__47525_85513378"/><text:span text:style-name="Absatz-Standardschriftart"><text:span text:style-name="T45">²</text:span></text:span><text:span text:style-name="Absatz-Standardschriftart"><text:span text:style-name="T1">-Anpassungstest zu Hilfe genommen. Je kleiner der </text:span></text:span><text:span text:style-name="Absatz-Standardschriftart"><text:span text:style-name="T45">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et al., 2013, S. 898). </text:span></text:span>Dies bestätigen auch die Ergebnisse der drei untersuchten Modelle.<text:span text:style-name="Absatz-Standardschriftart"><text:span text:style-name="T1"> Im Ein-Faktor-Modell fällt der </text:span></text:span><text:span text:style-name="Hervorhebung"><text:span text:style-name="T99">Chi</text:span></text:span><text:span text:style-name="Absatz-Standardschriftart"><text:span text:style-name="T1">-</text:span></text:span><text:soft-page-break/><text:span text:style-name="Hervorhebung"><text:span text:style-name="T99">Quadrat</text:span></text:span><text:span text:style-name="Absatz-Standardschriftart"><text:span text:style-name="T1">-</text:span></text:span><text:span text:style-name="Hervorhebung"><text:span text:style-name="T99">Test</text:span></text:span><text:span text:style-name="Hervorhebung"><text:span text:style-name="T1"> </text:span></text:span><text:span text:style-name="Absatz-Standardschriftart"><text:span text:style-name="T1">mit</text:span></text:span><text:span text:style-name="Absatz-Standardschriftart"><text:span text:style-name="T45"> (χ² = 6597.21, p&lt; .000) </text:span></text:span><text:span text:style-name="Absatz-Standardschriftart"><text:span text:style-name="T1">signifikant</text:span></text:span><text:span text:style-name="Absatz-Standardschriftart"><text:span text:style-name="T45"> </text:span></text:span><text:span text:style-name="Absatz-Standardschriftart"><text:span text:style-name="T1">aus</text:span></text:span><text:span text:style-name="Absatz-Standardschriftart"><text:span text:style-name="T45">. </text:span></text:span><text:span text:style-name="Absatz-Standardschriftart"><text:span text:style-name="T1">Im Zwei- und Vier-Faktor-Modell</text:span></text:span><text:span text:style-name="Absatz-Standardschriftart"><text:span text:style-name="T45"> </text:span></text:span><text:span text:style-name="Absatz-Standardschriftart"><text:span text:style-name="T1">ist der</text:span></text:span><text:span text:style-name="Absatz-Standardschriftart"><text:span text:style-name="T45"> </text:span></text:span><text:span text:style-name="Absatz-Standardschriftart"><text:span text:style-name="T1">Test</text:span></text:span><text:span text:style-name="Absatz-Standardschriftart"><text:span text:style-name="T45"> </text:span></text:span><text:span text:style-name="Absatz-Standardschriftart"><text:span text:style-name="T1">ebenfalls signifikant</text:span></text:span><text:span text:style-name="Absatz-Standardschriftart"><text:span text:style-name="T45"> (χ² <text:s/>= 4761.43, p&lt; .000; <text:s/>χ² = 2802.73, p &lt; .000).</text:span></text:span></text:p>
      <text:p text:style-name="P16"><text:span text:style-name="Absatz-Standardschriftart"><text:span text:style-name="T1"><text:tab/>Also hat der χ²-Anpassungstest in allen drei Modellen aufgrund der sehr großen Stichprobe (N = 2579) ein statistisch signifikantes Ergebnis gezeigt. Das heißt, dass er sich in diesem Fall nicht optimal für die Beurteilung der Modellanpassungsgüte eignet.</text:span></text:span></text:p>
      <text:p text:style-name="P16"><text:span text:style-name="Absatz-Standardschriftart"><text:span text:style-name="T1"><text:tab/></text:span></text:span><text:span text:style-name="Absatz-Standardschriftart"><text:span text:style-name="T75">Die Analyse hat also ergeben, dass das Vier-Faktor-Modell die Datenstruktur am besten repräsentiert. </text:span></text:span><text:span text:style-name="Absatz-Standardschriftart"><text:span text:style-name="T1">Dennoch ist es bei dieser Anzahl von Items wenig sinnvoll, sich für eine vierfaktorielle Lösung 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ie Varianz der Faktoren spricht gegen ein vierfaktorielles Modell. Im Folge der Analysen ergab sich ein varianzstarker (53%) erster Faktor, dem mit deutlichem Abstand die anderen Faktoren folgten: durch den zweiten Faktor werden 7%, durch den dritten und vierten jeweils nur 5% der Varianz erklärt. Somit fällt das Varianzaufklärungspotenzial von den drei anderen Faktoren im Vergleich zu dem ersten Faktor sehr gering aus. Zudem besteht im vierfaktoriellen Modell eine hohe Korrelation zwischen den Faktoren. <text:s/>Die Korrelationen reichen von .54 bis .68. In Anbetracht der angeführten Argumente kann auf das Vier-Faktor-Modell verzichtet werden. Das bedeutet, im Weiteren muss entschieden werden, welches von den übrigen Modellen (das ein- und zweifaktorielle Modell) am besten die vorliegenden Daten repräsentiert.</text:span></text:span></text:p>
      <text:p text:style-name="P16"><text:span text:style-name="Absatz-Standardschriftart"><text:span text:style-name="T1"><text:tab/>Oben wurde bereits ermittelt, dass der Alpha-Koeffizient der Gesamtitemskala bei </text:span></text:span><text:span text:style-name="Absatz-Standardschriftart"><text:span text:style-name="T46">α </text:span></text:span><text:span text:style-name="Absatz-Standardschriftart"><text:span text:style-name="T1">= </text:span></text:span><text:span text:style-name="Absatz-Standardschriftart"><text:span text:style-name="T46">.899 </text:span></text:span><text:span text:style-name="Absatz-Standardschriftart"><text:span text:style-name="T1">liegt</text:span></text:span><text:span text:style-name="Absatz-Standardschriftart"><text:span text:style-name="T46">. </text:span></text:span><text:span text:style-name="Absatz-Standardschriftart"><text:span text:style-name="T1">Dieser Wert deutet ganz explizit auf eine einfaktorielle Struktur des Fragebogens hin. Genauso zeigt die starke Korrelation </text:span></text:span><text:soft-page-break/><text:span text:style-name="Absatz-Standardschriftart"><text:span text:style-name="T1">der Variablen, dass wenige Faktoren notwendig sind, um den ursprünglichen Informationsgehalt des Fragebogens zu erhalten. Außerdem sollte nach Bühner (2006) unabhängig von den ausgewählten Extraktionskriterien eine Anzahl von Faktoren extrahiert werden, die sich inhaltlich verständlich interpretieren lässt (Bühner, 2006, S. 202). Zudem besteht in dem Zwei- Faktor-Modell wie auch im vierfaktoriellen Modell eine hohe Korrelation zwischen den Faktoren. Die Faktoren des Zwei-Faktor-Modells korrelieren mit r = .73 stark miteinander.</text:span></text:span><text:span text:style-name="Absatz-Standardschriftart"><text:span text:style-name="T62"> </text:span></text:span><text:span text:style-name="Absatz-Standardschriftart"><text:span text:style-name="T1">Das bedeutet, dass sie zu einem Faktor zusammengefasst werden können. Demzufolge und unter der Berücksichtigung des Grundprinzips der Hauptkomponentenanalyse und des Reliabilität-Gesichtspunktes sowie der gleichmäßig hoch untereinander korrelierenden Faktoren, wird schließlich ein Ein-Faktor-Modell gewählt.</text:span></text:span></text:p>
      <text:p text:style-name="P16"/>
      <text:p text:style-name="P16"><text:span text:style-name="Absatz-Standardschriftart"><text:span text:style-name="T46">7.2.4 Faktorladungen</text:span></text:span></text:p>
      <text:p text:style-name="P16"><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P32"/>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oft-page-break/><text:span text:style-name="Absatz-Standardschriftart"><text:span text:style-name="T66">Abbildung 4. </text:span></text:span><text:span text:style-name="Absatz-Standardschriftart"><text:span text:style-name="T62">Faktorstruktur der Einschätzung der Zusammenarbeit zwischen den pädagogischen Fachkräften und Familien in den FRÖBEL-Kindertageseinrichtungen durch die Eltern.</text:span></text:span></text:p>
      <text:p text:style-name="Standard"><draw:custom-shape text:anchor-type="paragraph" draw:z-index="3" draw:name="Ellipse 7" draw:style-name="gr1" draw:text-style-name="P127" xml:id="id1" draw:id="id1" svg:width="4.179cm" svg:height="4.022cm" svg:x="13.818cm" svg:y="4.027cm"><text:p text:style-name="P126"><text:span text:style-name="T57">Zusammen-arbeit mit Familien</text:span></text:p><draw:enhanced-geometry svg:viewBox="0 0 1504440 1447560" draw:text-areas="?f48 ?f50 ?f49 ?f51" draw:glue-points="?f30 ?f31 ?f32 ?f33 ?f30 ?f34 ?f35 ?f33 ?f36 ?f31 ?f37 ?f38 ?f36 ?f39 ?f35 ?f38 ?f40 ?f31 ?f41 ?f42 ?f40 ?f43 ?f35 ?f42 ?f40 ?f31 ?f41 ?f42 ?f40 ?f43 ?f35 ?f42 ?f44 ?f45 ?f44 ?f46 ?f47 ?f46 ?f47 ?f45"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220 * ?f5 / 1504440"/><draw:equation draw:name="f9" draw:formula="0 * ?f4 / 1447560"/><draw:equation draw:name="f10" draw:formula="1504440 * ?f5 / 1504440"/><draw:equation draw:name="f11" draw:formula="723960 * ?f4 / 1447560"/><draw:equation draw:name="f12" draw:formula="1447919 * ?f4 / 1447560"/><draw:equation draw:name="f13" draw:formula="0 * ?f5 / 1504440"/><draw:equation draw:name="f14" draw:formula="752158 * ?f5 / 1504440"/><draw:equation draw:name="f15" draw:formula="1504316 * ?f5 / 1504440"/><draw:equation draw:name="f16" draw:formula="724078 * ?f4 / 1447560"/><draw:equation draw:name="f17" draw:formula="1448155 * ?f4 / 1447560"/><draw:equation draw:name="f18" draw:formula="752096 * ?f5 / 1504440"/><draw:equation draw:name="f19" draw:formula="1504192 * ?f5 / 1504440"/><draw:equation draw:name="f20" draw:formula="724196 * ?f4 / 1447560"/><draw:equation draw:name="f21" draw:formula="1448391 * ?f4 / 1447560"/><draw:equation draw:name="f22" draw:formula="220284 * ?f5 / 1504440"/><draw:equation draw:name="f23" draw:formula="212113 * ?f4 / 1447560"/><draw:equation draw:name="f24" draw:formula="1236281 * ?f4 / 1447560"/><draw:equation draw:name="f25" draw:formula="1283908 * ?f5 / 1504440"/><draw:equation draw:name="f26" draw:formula="220320 * ?f5 / 1504440"/><draw:equation draw:name="f27" draw:formula="211990 * ?f4 / 1447560"/><draw:equation draw:name="f28" draw:formula="1284120 * ?f5 / 1504440"/><draw:equation draw:name="f29" draw:formula="1235572 * ?f4 / 14475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6"/><draw:equation draw:name="f42" draw:formula="?f20 / ?f7"/><draw:equation draw:name="f43" draw:formula="?f21 / ?f7"/><draw:equation draw:name="f44" draw:formula="?f22 / ?f6"/><draw:equation draw:name="f45" draw:formula="?f23 / ?f7"/><draw:equation draw:name="f46" draw:formula="?f24 / ?f7"/><draw:equation draw:name="f47" draw:formula="?f25 / ?f6"/><draw:equation draw:name="f48" draw:formula="?f26 / ?f6"/><draw:equation draw:name="f49" draw:formula="?f28 / ?f6"/><draw:equation draw:name="f50" draw:formula="?f27 / ?f7"/><draw:equation draw:name="f51" draw:formula="?f29 / ?f7"/></draw:enhanced-geometry></draw:custom-shape></text:p>
      <table:table table:name="Tabelle4" table:style-name="Tabelle4">
        <table:table-column table:style-name="Tabelle4.A"/>
        <table:table-row table:style-name="Tabelle4.1">
          <table:table-cell table:style-name="Tabelle4.A1" office:value-type="string">
            <text:p text:style-name="P29"><draw:connector text:anchor-type="paragraph" draw:z-index="5" draw:name="Gerade Verbindung mit Pfeil 11" draw:style-name="gr3" draw:text-style-name="P127" draw:type="line" svg:x1="13.721cm" svg:y1="5.436cm" svg:x2="11.469cm" svg:y2="4.759cm" draw:start-shape="id1" svg:d="m13721 5436-2252-677" svg:viewBox="0 0 2254 679"><text:p/></draw:connector><draw:connector text:anchor-type="paragraph" draw:z-index="4" draw:name="Gerade Verbindung mit Pfeil 10" draw:style-name="gr2" draw:text-style-name="P127" draw:type="line" svg:x1="13.721cm" svg:y1="5.436cm" svg:x2="11.508cm" svg:y2="6.869cm" draw:start-shape="id1" svg:d="m13721 5436-2213 1433" svg:viewBox="0 0 2215 1434"><text:p/></draw:connector><draw:connector text:anchor-type="paragraph" draw:z-index="6" draw:name="Gerade Verbindung mit Pfeil 14" draw:style-name="gr4" draw:text-style-name="P127" draw:type="line" svg:x1="13.721cm" svg:y1="5.436cm" svg:x2="11.495cm" svg:y2="8.433cm" draw:start-shape="id1" svg:d="m13721 5436-2226 2997" svg:viewBox="0 0 2228 2999"><text:p/></draw:connector>8.14 Die ErzieherInnen interessieren sich für meine Einschätzung</text:p>
            <text:p text:style-name="P15"><text:span text:style-name="Absatz-Standardschriftart"><text:span text:style-name="T64"><text:s text:c="8"/>ihrer Arbeit <text:s text:c="91"/></text:span></text:span><text:span text:style-name="Absatz-Standardschriftart"><text:span text:style-name="T67">0.82</text:span></text:span></text:p>
            <text:p text:style-name="P29">8.8 Ich merke, dass den ErzieherInnen der Austausch mit mir zu</text:p>
            <text:p text:style-name="P15"><text:span text:style-name="Absatz-Standardschriftart"><text:span text:style-name="T64"><text:s text:c="6"/>Erziehungsfragen wichtig ist <text:s text:c="66"/></text:span></text:span><text:span text:style-name="Absatz-Standardschriftart"><text:span text:style-name="T67">0.81</text:span></text:span><text:span text:style-name="Absatz-Standardschriftart"><text:span text:style-name="T64"> <text:s text:c="2"/></text:span></text:span></text:p>
            <text:p text:style-name="Standard"><text:span text:style-name="Absatz-Standardschriftart"><text:span text:style-name="T64">8.4 Ich kann mich über die Entwicklung und das Verhalten</text:span></text:span></text:p>
            <text:p text:style-name="P15"><text:span text:style-name="Absatz-Standardschriftart"><text:span text:style-name="T64"><text:s text:c="6"/>meines Kindes mit den ErzieherInnen austauschen <text:s text:c="31"/></text:span></text:span><text:span text:style-name="Absatz-Standardschriftart"><text:span text:style-name="T67">0.79</text:span></text:span></text:p>
            <text:p text:style-name="P29">8.13 Die ErzieherInnen machen ihre pädagogische Arbeit gegenüber</text:p>
            <text:p text:style-name="P15"><text:span text:style-name="Absatz-Standardschriftart"><text:span text:style-name="T64"><text:s text:c="8"/>den Eltern transparent <text:s text:c="75"/></text:span></text:span><text:span text:style-name="Absatz-Standardschriftart"><text:span text:style-name="T67">0.78</text:span></text:span></text:p>
            <text:p text:style-name="P29">8.5 Die ErzieherInnen informieren mich von sich aus über Erlebnisse</text:p>
            <text:p text:style-name="P15"><text:span text:style-name="Absatz-Standardschriftart"><text:span text:style-name="T64"><text:s text:c="6"/>und Entwicklung meines Kindes <text:s text:c="60"/></text:span></text:span><text:span text:style-name="Absatz-Standardschriftart"><text:span text:style-name="T67">0.77</text:span></text:span></text:p>
            <text:p text:style-name="P15"><text:span text:style-name="Absatz-Standardschriftart"><text:span text:style-name="T64">8.15 Die MitarbeiterInen nehmen meine Beschwerden ernst <text:s text:c="23"/></text:span></text:span><text:span text:style-name="Absatz-Standardschriftart"><text:span text:style-name="T67">0.77</text:span></text:span></text:p>
            <text:p text:style-name="P29">8.1 Ich bin zufrieden mit der Gesprächen mit den ErzieherInnen</text:p>
            <text:p text:style-name="P15"><text:span text:style-name="Absatz-Standardschriftart"><text:span text:style-name="T64"><text:s text:c="6"/>beim Bringen und Abholen</text:span></text:span><text:span text:style-name="Absatz-Standardschriftart"><text:span text:style-name="T64"><text:tab/> <text:s text:c="62"/></text:span></text:span><text:span text:style-name="Absatz-Standardschriftart"><text:span text:style-name="T67">0.76</text:span></text:span></text:p>
            <text:p text:style-name="P15"><text:span text:style-name="Absatz-Standardschriftart"><text:span text:style-name="T64">8.2 Die MitarbeiterInen sind immer ansprechbar für meine Anliegen <text:s text:c="10"/></text:span></text:span><text:span text:style-name="Absatz-Standardschriftart"><text:span text:style-name="T67">0.75</text:span></text:span></text:p>
            <text:p text:style-name="Standard"><text:span text:style-name="Absatz-Standardschriftart"><text:span text:style-name="T64">8.16 Wichtige Entscheidungen werden zusammen mit Eltern</text:span></text:span></text:p>
            <text:p text:style-name="P15"><text:span text:style-name="Absatz-Standardschriftart"><text:span text:style-name="T64"><text:s text:c="8"/>getroffen <text:s text:c="97"/></text:span></text:span><text:span text:style-name="Absatz-Standardschriftart"><text:span text:style-name="T67">0.75</text:span></text:span></text:p>
            <text:p text:style-name="P15"><text:span text:style-name="Absatz-Standardschriftart"><text:span text:style-name="T64">8.17 Ich bin mit den Elternabenden zufrieden <text:s text:c="47"/></text:span></text:span><text:span text:style-name="Absatz-Standardschriftart"><text:span text:style-name="T67">0.75</text:span></text:span></text:p>
            <text:p text:style-name="P15"><text:span text:style-name="Absatz-Standardschriftart"><text:span text:style-name="T64">8.6 Ich bin mit den Entwicklungsgesprächen zufrieden <text:s text:c="32"/></text:span></text:span><text:span text:style-name="Absatz-Standardschriftart"><text:span text:style-name="T67">0.73</text:span></text:span><text:span text:style-name="Absatz-Standardschriftart"><text:span text:style-name="T64"> <text:s/></text:span></text:span></text:p>
            <text:p text:style-name="P29">8.7 Die MitarbeiterInnen sind für mich AnsprechpartnerInnen in <text:s text:c="12"/></text:p>
            <text:p text:style-name="P15"><text:span text:style-name="Absatz-Standardschriftart"><text:span text:style-name="T64"><text:s text:c="6"/>Erziehungsfragen <text:s text:c="82"/></text:span></text:span><text:span text:style-name="Absatz-Standardschriftart"><text:span text:style-name="T67"><text:s text:c="4"/>0.73</text:span></text:span></text:p>
            <text:p text:style-name="P29">8.18 Im Rahmen der Elternabende erhalte ich wichtige Informationen</text:p>
            <text:p text:style-name="P15"><text:span text:style-name="Absatz-Standardschriftart"><text:span text:style-name="T64"><text:s text:c="8"/>zu pädagogischen Themen <text:s text:c="69"/></text:span></text:span><text:span text:style-name="Absatz-Standardschriftart"><text:span text:style-name="T67">0.73</text:span></text:span></text:p>
            <text:p text:style-name="P15"><text:span text:style-name="Absatz-Standardschriftart"><text:span text:style-name="T64">8.10 Als Eltern haben wir ausreichend Möglichkeiten mitzuwirken <text:s text:c="13"/></text:span></text:span><text:span text:style-name="Absatz-Standardschriftart"><text:span text:style-name="T67">0.71</text:span></text:span></text:p>
            <text:p text:style-name="P15"><text:span text:style-name="Absatz-Standardschriftart"><text:span text:style-name="T64">8.12 Ich fühle mich willkommen, in der Einrichtung zu hospitieren <text:s text:c="13"/></text:span></text:span><text:span text:style-name="Absatz-Standardschriftart"><text:span text:style-name="T67">0.71</text:span></text:span></text:p>
            <text:p text:style-name="P29">8.19 Bei Elternabenden habe ich ausreichend Möglichkeiten</text:p>
            <text:p text:style-name="P63"><text:span text:style-name="Absatz-Standardschriftart"><text:span text:style-name="T64"><text:s text:c="8"/>mich zu beteiligen <text:s text:c="82"/></text:span></text:span><text:span text:style-name="Absatz-Standardschriftart"><text:span text:style-name="T67">0.70</text:span></text:span></text:p>
            <text:p text:style-name="P15"><text:span text:style-name="Absatz-Standardschriftart"><text:span text:style-name="T64">8.3 Die Einrichtungsleitung hat für mich immer ein offenes Ohr <text:s text:c="18"/></text:span></text:span><text:span text:style-name="Absatz-Standardschriftart"><text:span text:style-name="T67">0.66</text:span></text:span><text:span text:style-name="Absatz-Standardschriftart"><text:span text:style-name="T64"> <text:s text:c="8"/></text:span></text:span></text:p>
            <text:p text:style-name="P29">8.11 Eltern können sich durch ehrenamtliche Tätigkeiten in die</text:p>
            <text:p text:style-name="P15"><text:span text:style-name="Absatz-Standardschriftart"><text:span text:style-name="T64"><text:s text:c="8"/>pädagogische Arbeit einbringen <text:s text:c="61"/></text:span></text:span><text:span text:style-name="Absatz-Standardschriftart"><text:span text:style-name="T67">0.55</text:span></text:span></text:p>
            <text:p text:style-name="P29">8.9 Wenn es meine Zeit erlaubt, halte ich mich gerne für eine</text:p>
            <text:p text:style-name="P15"><text:span text:style-name="Absatz-Standardschriftart"><text:span text:style-name="T64"><text:s text:c="6"/>gewisse Zeit in der Einrichtung auf <text:s text:c="57"/></text:span></text:span><text:span text:style-name="Absatz-Standardschriftart"><text:span text:style-name="T67">0.52</text:span></text:span></text:p>
          </table:table-cell>
        </table:table-row>
      </table:table>
      <text:p text:style-name="P31"/>
      <text:p text:style-name="P16"><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84"> </text:span></text:span><text:span text:style-name="Absatz-Standardschriftart"><text:span text:style-name="T1">Dies zeigt, dass alle Items für die Repräsentation der Information, die in den Daten </text:span></text:span><text:soft-page-break/><text:span text:style-name="Absatz-Standardschriftart"><text:span text:style-name="T1">vorhanden ist, wichtig sind.</text:span></text:span></text:p>
      <text:p text:style-name="P16"><text:span text:style-name="Absatz-Standardschriftart"><text:span text:style-name="T1"><text:tab/>Alle Ladungen laden überwiegend gleichmäßig hoch sowie positiv auf dem Faktor. Die meisten Ladungen liegen im Bereich a &gt;.70 und unterscheiden sich nur marginal voneinander. Daher kann von einer stabilen Lösung ausgegangen werden.</text:span></text:span></text:p>
      <text:p text:style-name="P16"><text:span text:style-name="Absatz-Standardschriftart"><text:span text:style-name="T1"><text:tab/>Besonders hohes Gewicht auf dem Faktor weist das Item 8.14 </text:span></text:span><text:span text:style-name="Absatz-Standardschriftart"><text:span text:style-name="T46">„Die Erzieher/-innen interessieren sich für meine Einschätzung ihrer Arbeit“</text:span></text:span><text:span text:style-name="Absatz-Standardschriftart"><text:span text:style-name="T1"> mit a = </text:span></text:span><text:span text:style-name="Absatz-Standardschriftart"><text:span text:style-name="T1">.82 auf. Dieses zeigt die höchste Ladung, gefolgt vom Item 8.8 </text:span></text:span><text:span text:style-name="Absatz-Standardschriftart"><text:span text:style-name="T46">„Ich merke, dass den ErzieherInnen der Austausch mit mir zu Erziehungsfragen wichtig ist“, </text:span></text:span><text:span text:style-name="Absatz-Standardschriftart"><text:span text:style-name="T1">welches mit a = .81 auf dem Faktor lädt.</text:span></text:span></text:p>
      <text:p text:style-name="P16"><text:span text:style-name="Absatz-Standardschriftart"><text:span text:style-name="T1"><text:tab/>Die geringsten Ladungen weisen drei folgende Items auf: das Item 8.9 </text:span></text:span><text:span text:style-name="Absatz-Standardschriftart"><text:span text:style-name="T46">„Wenn es meine Zeit erlaubt, halte ich mich gerne für eine gewisse Zeit in der Einrichtung auf“ </text:span></text:span><text:span text:style-name="Absatz-Standardschriftart"><text:span text:style-name="T1">mit a = .52, das Item 8.11 </text:span></text:span><text:span text:style-name="Absatz-Standardschriftart"><text:span text:style-name="T46">„Eltern können sich durch ehrenamtliche Tätigkeiten in die pädagogische Arbeit einbringen“ </text:span></text:span><text:span text:style-name="Absatz-Standardschriftart"><text:span text:style-name="T1">mit</text:span></text:span><text:span text:style-name="Absatz-Standardschriftart"><text:span text:style-name="T46"> </text:span></text:span><text:span text:style-name="Absatz-Standardschriftart"><text:span text:style-name="T1">a = .55</text:span></text:span><text:span text:style-name="Absatz-Standardschriftart"><text:span text:style-name="T46"> </text:span></text:span><text:span text:style-name="Absatz-Standardschriftart"><text:span text:style-name="T1">und das Item</text:span></text:span><text:span text:style-name="Absatz-Standardschriftart"><text:span text:style-name="T46"> </text:span></text:span><text:span text:style-name="Absatz-Standardschriftart"><text:span text:style-name="T1">8.3 </text:span></text:span><text:span text:style-name="Absatz-Standardschriftart"><text:span text:style-name="T46">„Die Einrichtungsleitung hat für mich immer ein offenes Ohr“ </text:span></text:span><text:span text:style-name="Absatz-Standardschriftart"><text:span text:style-name="T1">mit a = .66. </text:span></text:span><text:span text:style-name="Absatz-Standardschriftart"><text:span text:style-name="T80"><text:s text:c="2"/></text:span></text:span></text:p>
      <text:p text:style-name="P16"><text:span text:style-name="Absatz-Standardschriftart"><text:span text:style-name="T1"><text:tab/></text:span></text:span><text:span text:style-name="Absatz-Standardschriftart"><text:span text:style-name="T7">Abschließend lässt sich zusammenfassen, dass die Eltern ihre Einschätzung der Zusammenarbeit zwischen den Familien und den pädagogischen Fachkräften in den FRÖBEL-Einrichtungen auf einer Dimension vornahmen. Diese bildet verschiedene Facetten der Zusammenarbeit mit Familien ab: die Kommunikation, den Informationsaustausch über das Kind sowie die Beteiligungs- und Mitwirkungsmöglichkeiten der Eltern in den FRÖBEL-Kindertageseinrichtungen. Der gewonnene Faktor lässt sich inhaltlich am besten genauso wie die analysierte Subskala des Elternfragebogens als </text:span></text:span><text:span text:style-name="Absatz-Standardschriftart"><text:span text:style-name="T10">„Zusammenarbeit mit Familien“</text:span></text:span><text:span text:style-name="Absatz-Standardschriftart"><text:span text:style-name="T7"> bezeichnen und erklärt </text:span></text:span><text:span text:style-name="Absatz-Standardschriftart"><text:span text:style-name="T10">53% </text:span></text:span><text:span text:style-name="Absatz-Standardschriftart"><text:span text:style-name="T7">der Gesamtvarianz der untersuchten Subskala. Der Eigenwert des Faktors beträgt dabei 10.15.</text:span></text:span></text:p>
      <text:p text:style-name="P16"><text:span text:style-name="Absatz-Standardschriftart"><text:span text:style-name="T7"><text:tab/>Anschließend wurde aus den jeweiligen Items der Subskala durch Mittelwertbildung der</text:span></text:span><text:span text:style-name="Absatz-Standardschriftart"><text:span text:style-name="T88"> </text:span></text:span><text:span text:style-name="Absatz-Standardschriftart"><text:span text:style-name="T7">Gesamtskalenwert gebildet. Dieser beläuft</text:span></text:span><text:span text:style-name="Absatz-Standardschriftart"><text:span text:style-name="T25"> sich auf <text:s/>M = 3.2 mit</text:span></text:span><text:span text:style-name="Absatz-Standardschriftart"><text:span text:style-name="T26"> einer Standardabweichung von SD </text:span></text:span><text:span text:style-name="Absatz-Standardschriftart"><text:span text:style-name="T25">= .49 und weist mit dem </text:span></text:span><text:span text:style-name="Absatz-Standardschriftart"><text:span text:style-name="T7">hohen Chronbachs-Alpha-Wert von </text:span></text:span><text:span text:style-name="Absatz-Standardschriftart"><text:span text:style-name="T34">α </text:span></text:span><text:span text:style-name="Absatz-Standardschriftart"><text:span text:style-name="T7">= .899 auf eine sehr gute Reliabilität der Skala hin.</text:span></text:span></text:p>
      <text:p text:style-name="P16"><text:soft-page-break/><text:span text:style-name="Absatz-Standardschriftart"><text:span text:style-name="T7"><text:tab/></text:span></text:span><text:span text:style-name="Absatz-Standardschriftart"><text:span text:style-name="T38">Das Ergebnis der Hauptkomponentenanalyse kann als Basis für weiterführende Analysen dienen, beispielsweise für eine Regressionsanalyse.</text:span></text:span></text:p>
      <text:p text:style-name="P16"><text:span text:style-name="Absatz-Standardschriftart"><text:span text:style-name="T25">An dieser Stelle soll allerdings angemerkt werden,</text:span></text:span><text:span text:style-name="Absatz-Standardschriftart"><text:span text:style-name="T101"> </text:span></text:span><text:span text:style-name="Absatz-Standardschriftart"><text:span text:style-name="T95">dass </text:span></text:span><text:span text:style-name="Absatz-Standardschriftart"><text:span text:style-name="T95">in der Praxis </text:span></text:span><text:span text:style-name="Absatz-Standardschriftart"><text:span text:style-name="T95">nur selten</text:span></text:span><text:span text:style-name="Absatz-Standardschriftart"><text:span text:style-name="T95"> </text:span></text:span><text:span text:style-name="Absatz-Standardschriftart"><text:span text:style-name="T95">mehrere </text:span></text:span><text:span text:style-name="Absatz-Standardschriftart"><text:span text:style-name="T95">Methoden, die in dieser Arbeit zur Bestimmung der optimalen Anzahl der Faktoren </text:span></text:span><text:span text:style-name="Absatz-Standardschriftart"><text:span text:style-name="T95">zum Einsatz gekommen sind</text:span></text:span><text:span text:style-name="Absatz-Standardschriftart"><text:span text:style-name="T95">,</text:span></text:span><text:span text:style-name="Absatz-Standardschriftart"><text:span text:style-name="T95"> angewandt werden</text:span></text:span><text:span text:style-name="Absatz-Standardschriftart"><text:span text:style-name="T95">.</text:span></text:span><text:span text:style-name="Absatz-Standardschriftart"><text:span text:style-name="T95"> Man </text:span></text:span><text:span text:style-name="Absatz-Standardschriftart"><text:span text:style-name="T95">verwendet</text:span></text:span><text:span text:style-name="Absatz-Standardschriftart"><text:span text:style-name="T95"> meist eine,</text:span></text:span><text:span text:style-name="Absatz-Standardschriftart"><text:span text:style-name="T95"> höchstens </text:span></text:span><text:span text:style-name="Absatz-Standardschriftart"><text:span text:style-name="T95">zwei Methoden.</text:span></text:span><text:span text:style-name="Absatz-Standardschriftart"><text:span text:style-name="T95"> In der Regel orientiert man sich bei der Entscheidung wie viele Faktoren zu extrahieren sind, zum einen an den Scree-</text:span></text:span><text:span text:style-name="Absatz-Standardschriftart"><text:span text:style-name="T95">Testergebnissen bzw. an dem oft kritisierten Kaiser-K</text:span></text:span><text:span text:style-name="Absatz-Standardschriftart"><text:span text:style-name="T95">riterium (Eigenwerte &gt;1), indem </text:span></text:span><text:span text:style-name="Absatz-Standardschriftart"><text:span text:style-name="T95">die Eigenwerte der Faktoren angeschaut werden</text:span></text:span><text:span text:style-name="Absatz-Standardschriftart"><text:span text:style-name="T95">.</text:span></text:span><text:span text:style-name="Absatz-Standardschriftart"><text:span text:style-name="T95"> Das Ziel der vo</text:span></text:span><text:span text:style-name="Absatz-Standardschriftart"><text:span text:style-name="T95">rliegenden Untersuchung bestand</text:span></text:span><text:span text:style-name="Absatz-Standardschriftart"><text:span text:style-name="T95"> neben der Beantwortung der im Kapitel</text:span></text:span><text:span text:style-name="Absatz-Standardschriftart"><text:span text:style-name="T95"> 5 formulierten Fragestellungen</text:span></text:span><text:span text:style-name="Absatz-Standardschriftart"><text:span text:style-name="T95"> auch darin, die unterschiedlichen Methoden der Faktorenextraktion sowie die möglichen Vorgehensweisen aufzuzeigen, wenn die Ergebnisse bei der Bestimmung der optimalen Anzahl der Faktoren nicht wunschgemäß bzw. nicht eindeutig ausfallen.</text:span></text:span></text:p>
      <text:p text:style-name="P16"><text:span text:style-name="Absatz-Standardschriftart"><text:span text:style-name="T7"><text:tab/>Im folgenden Kapitel werden die wichtigsten Ergebnisse der vorliegenden Untersuchung zusammengefasst und diskutiert sowie in Verbindung mit den Befunden der bisherigen Studien zu der Thematik „Bildungs- und Erziehungspartnerschaft zwischen den Eltern und pädagogischen Fachkräften in den Kindertageseinrichtungen“ gesetzt.</text:span></text:span></text:p>
      <text:p text:style-name="P10"/>
      <text:p text:style-name="P39">8. Diskussion der Ergebnisse</text:p>
      <text:p text:style-name="P16"><text:span text:style-name="Absatz-Standardschriftart"><text:span text:style-name="T1">Neben der Aufgabe, den Lesern die Relevanz und Notwendigkeit der Erziehungs- und Bildungspartnerschaft zwischen den Familien und pädagogischen Fachkräften aufzuzeigen sowie einen Einblick in die Forschungsbefundlage zu diesem Thema zu geben, bestand das Ziel der vorliegenden Untersuchung darin, </text:span></text:span>mithilfe der empirischen Analysen <text:span text:style-name="Absatz-Standardschriftart"><text:span text:style-name="T5">zu veranschaulichen, wie</text:span></text:span> die Zusammenarbeit zwischen den Familien und pädagogischen Fachkräften in den FRÖBEL-Kindertageseinrichtungen <text:span text:style-name="Absatz-Standardschriftart"><text:span text:style-name="T1">aus der Perspektive</text:span></text:span><text:span text:style-name="Absatz-Standardschriftart"><text:span text:style-name="T1"> der Eltern beurteilt wird</text:span></text:span><text:span text:style-name="Absatz-Standardschriftart"><text:span text:style-name="T1">. <text:s/>Weiterhin wurde</text:span></text:span><text:span text:style-name="Absatz-Standardschriftart"><text:span text:style-name="T80"> </text:span></text:span><text:span text:style-name="Absatz-Standardschriftart"><text:span text:style-name="T7">anhand der exploratorischen Faktorenanalyse untersucht, welche </text:span></text:span><text:soft-page-break/><text:span text:style-name="Absatz-Standardschriftart"><text:span text:style-name="T7">homogenen Bereiche sich in der Itemskala „Zusammenarbeit mit Familien“ herausbilden <text:s/>lassen.</text:span></text:span></text:p>
      <text:p text:style-name="P16"><text:span text:style-name="Absatz-Standardschriftart"><text:span text:style-name="T43"><text:tab/>Die Ergebnisse der durchgeführten Analyse veranschaulichen, dass die meisten Eltern die Zusammenarbeit zwischen Familien und pädagogischen Fachkräften in den FRÖBEL-Kindergärten gr</text:span></text:span><text:span text:style-name="Absatz-Standardschriftart"><text:span text:style-name="T43">undsätzlich positiv einschätzen</text:span></text:span><text:span text:style-name="Absatz-Standardschriftart"><text:span text:style-name="T43">. Daraus wird deutlich, dass viele Aspekte der Itemskala „Zusammenarbeit mit Familien“ in den FRÖBEL-Einrichtungen weitgehend umgesetzt werden.</text:span></text:span></text:p>
      <text:p text:style-name="P71"><text:span text:style-name="Absatz-Standardschriftart"><text:span text:style-name="T43"><text:tab/>Insbesondere erfährt der Aspekt </text:span></text:span><text:span text:style-name="Absatz-Standardschriftart"><text:span text:style-name="T43">„</text:span></text:span><text:span text:style-name="Absatz-Standardschriftart"><text:span text:style-name="T51">Austausch und Kommunikation“</text:span></text:span><text:span text:style-name="Absatz-Standardschriftart"><text:span text:style-name="T43"> </text:span></text:span><text:span text:style-name="Absatz-Standardschriftart"><text:span text:style-name="T43">zwischen den</text:span></text:span><text:span text:style-name="Absatz-Standardschriftart"><text:span text:style-name="T43"> pädagogischen Fachkräfte</text:span></text:span><text:span text:style-name="Absatz-Standardschriftart"><text:span text:style-name="T43">n</text:span></text:span><text:span text:style-name="Absatz-Standardschriftart"><text:span text:style-name="T43"> </text:span></text:span><text:span text:style-name="Absatz-Standardschriftart"><text:span text:style-name="T43">und</text:span></text:span><text:span text:style-name="Absatz-Standardschriftart"><text:span text:style-name="T43"> Familien</text:span></text:span><text:span text:style-name="Absatz-Standardschriftart"><text:span text:style-name="T43">, welcher</text:span></text:span><text:span text:style-name="Absatz-Standardschriftart"><text:span text:style-name="T43"> auch in der Rahmenkonzeption des FRÖBEL-Trägers stark betont wird, eine große Zustimmung der Eltern</text:span></text:span><text:span text:style-name="Absatz-Standardschriftart"><text:span text:style-name="T34">. </text:span></text:span></text:p>
      <text:p text:style-name="P51"><text:span text:style-name="Absatz-Standardschriftart"><text:span text:style-name="T34">Rund 90% der befragten Eltern haben dem Item 8.4 </text:span></text:span><text:span text:style-name="Absatz-Standardschriftart"><text:span text:style-name="T12">„Ich kann mich über die Entwicklung und das Verhalten meines Kindes mit den Erzieher/-innen austauschen“ </text:span></text:span><text:span text:style-name="Absatz-Standardschriftart"><text:span text:style-name="T34">zugestimmt. Mit 90% erreicht dieses Item den höchsten Prozentwert in der Itemskala „Zusammenarbeit mit Familien“. </text:span></text:span></text:p>
      <text:p text:style-name="P71"><text:span text:style-name="Absatz-Standardschriftart"><text:span text:style-name="T44"><text:tab/>Ebenso positiv wurden auch Entwicklungsgespräche von den Eltern bewertet: die große Mehrheit der Eltern (72.5%) gab an, mit den Entwicklungsgesprächen zufrieden zu sein </text:span></text:span><text:span text:style-name="Absatz-Standardschriftart"><text:span text:style-name="T34">(Item 8.6)</text:span></text:span><text:span text:style-name="Absatz-Standardschriftart"><text:span text:style-name="T44">. Somit deutet dieses Item darauf hin, dass</text:span></text:span><text:span text:style-name="Absatz-Standardschriftart"><text:span text:style-name="T81"> </text:span></text:span><text:span text:style-name="Absatz-Standardschriftart"><text:span text:style-name="T34">Entwicklungsgespräche zwischen Erzieher/-innen und Eltern zu einem großen Teil in den FRÖBEL-Einrichtungen praktiziert werden. Allerdings gab es Eltern, die Entwicklungsgespräche weniger positiv bewerteten. Fast 15% der Befragten gaben an, dass sie mit Entwicklungsgesprächen unzufrieden sind und knapp 13% beantworteten das Item mit „weiß nicht“. </text:span></text:span><text:span text:style-name="Absatz-Standardschriftart"><text:span text:style-name="T32">Die Antwort</text:span></text:span><text:span text:style-name="Absatz-Standardschriftart"><text:span text:style-name="T34"> „weiß nicht“ könnte einerseits damit zusammenhängen, dass aufgrund der kurzen Besuchsdauer noch keine Entwicklungsgespräche zum Zeitpunkt der Befragung stattgefunden haben. Andererseits könnte es darauf hindeuten, dass Entwicklungsgespräche (z.B. aufgrund der ungünstigen Strukturbedingungen) in einigen Einrichtungen nur selten oder überhaupt nicht durchgeführt werden. Ein weiterer Grund dafür könnte darin liegen, dass seitens der Eltern Entwicklungsgespräche nicht wahrgenommen bzw. als unwichtig betrachtet </text:span></text:span><text:soft-page-break/><text:span text:style-name="Absatz-Standardschriftart"><text:span text:style-name="T34">werden. In diesem Fall </text:span></text:span><text:span text:style-name="Absatz-Standardschriftart"><text:span text:style-name="T103">sollten/könnten</text:span></text:span><text:span text:style-name="Absatz-Standardschriftart"><text:span text:style-name="T34"> die Eltern durch die Erzieher/-innen für dieses Thema stärker sensibilisiert werden. Denn zu einer gelingenden Erziehungs- und Bildungspartnerschaft gehören der intensive Austausch und die Abstimmung über die weiteren Erziehungs- und Bildungsziele. </text:span></text:span><text:span text:style-name="Absatz-Standardschriftart"><text:span text:style-name="T103">Allerdings sollten <text:s text:c="3"/>pädagogische Fachkräfte, insbesondere wenn es darum geht die kritischen Einschätzungen bezüglich des Entwicklungsstandes des Kindes an die Eltern zurückzumelden, vorsichtig sein. Laut der Ergebnissen der Studie von Gabriele Peitz (2004) charakterisieren Mütter die Erzieher/-innen oft als inkompetent, wenn sie Verhaltensauffälligkeiten bei ihrem Kind feststellen und diesbezüglich vorschnell und ungebeten Ratschläge geben (Peitz, 2004, S. 265-270).</text:span></text:span></text:p>
      <text:p text:style-name="P16"><text:span text:style-name="Absatz-Standardschriftart"><text:span text:style-name="T44"><text:tab/>Des Weiteren berichteten 81.3% der Eltern, dass sie mit den </text:span></text:span><text:span text:style-name="Absatz-Standardschriftart"><text:span text:style-name="T43">Gesprächen zwischen den Eltern und Erzieher/-innen beim Bringen und Abholen zufrieden sind (Item 8.1). Die restlichen fast 19% äußerten Kritik </text:span></text:span><text:span text:style-name="Absatz-Standardschriftart"><text:span text:style-name="T149">hierzu</text:span></text:span><text:span text:style-name="Absatz-Standardschriftart"><text:span text:style-name="T43">.</text:span></text:span><text:span text:style-name="Absatz-Standardschriftart"><text:span text:style-name="T44"> Vor dem Hintergrund der </text:span></text:span><text:span text:style-name="Absatz-Standardschriftart"><text:span text:style-name="T149">Ergebnisse </text:span></text:span><text:span text:style-name="Absatz-Standardschriftart"><text:span text:style-name="T44">d</text:span></text:span><text:span text:style-name="Absatz-Standardschriftart"><text:span text:style-name="T43">er</text:span></text:span><text:span text:style-name="Absatz-Standardschriftart"><text:span text:style-name="T34"> bisherigen Untersuchungen, die deutlich machen, dass den Tür- und Angelgesprächen </text:span></text:span><text:span text:style-name="Absatz-Standardschriftart"><text:span text:style-name="T36">in der Zusammenarbeit mit Familien ein hohes Gewicht zu</text:span></text:span><text:span text:style-name="Absatz-Standardschriftart"><text:span text:style-name="T34">kommt (</text:span></text:span><text:span text:style-name="Absatz-Standardschriftart"><text:span text:style-name="T36">vor allem beim Kontaktaufbau mit </text:span></text:span><text:span text:style-name="Absatz-Standardschriftart"><text:span text:style-name="T34">benachteiligten Familien), erscheint dieser Prozentsatz recht hoch zu sein</text:span></text:span><text:span text:style-name="Absatz-Standardschriftart"><text:span text:style-name="T43">. </text:span></text:span><text:span text:style-name="Absatz-Standardschriftart"><text:span text:style-name="T39">Ein möglicher Grund für die Unzufriedenheit der Eltern könnte sein, dass die Tür- und Angelgespräche nicht entsprechend ihren Wünschen und Vorstellungen verlaufen. An dieser Stelle wäre empfehlenswert, die individuellen Bedürfnisse und Erwartungen der Eltern bei den Tür- und Angelgesprächen noch stärker zu berücksichtigen. Die regelmäßigen Gespräche</text:span></text:span><text:span text:style-name="Absatz-Standardschriftart"><text:span text:style-name="T40"> schaffen eine Vertrauensbasis und bilden somit die Grundlage für die gute Erziehungs- und Bildungspartnerschaft.</text:span></text:span></text:p>
      <text:p text:style-name="P51"><text:span text:style-name="Absatz-Standardschriftart"><text:span text:style-name="T34">Mit deutlichem Abstand zu den oben vorgestellten Items, aber bei immer noch relativ hohem Zustimmungsgrad, sehen 55% </text:span></text:span><text:span text:style-name="Absatz-Standardschriftart"><text:span text:style-name="T1">der Eltern die Erzieher/-innen als Ansprechpartner/-innen in Erziehungsfragen:</text:span></text:span><text:span text:style-name="Absatz-Standardschriftart"><text:span text:style-name="T43"> </text:span></text:span><text:span text:style-name="Absatz-Standardschriftart"><text:span text:style-name="T51">„Die MitarbeiterInnen sind für mich AnsprechpartnerInnen in Erziehungsfragen“</text:span></text:span><text:span text:style-name="Absatz-Standardschriftart"><text:span text:style-name="T46">.</text:span></text:span><text:span text:style-name="Absatz-Standardschriftart"><text:span text:style-name="T1"> Jedoch </text:span></text:span><text:span text:style-name="Absatz-Standardschriftart"><text:span text:style-name="T43">sieht </text:span></text:span><text:span text:style-name="Absatz-Standardschriftart"><text:span text:style-name="T1">immerhin </text:span></text:span><text:span text:style-name="Absatz-Standardschriftart"><text:span text:style-name="T43">fast die Hälfte der Eltern (40%) das anders und schätzt diese Aussage eher als nicht zutreffend ein. </text:span></text:span><text:span text:style-name="Absatz-Standardschriftart"><text:span text:style-name="T103">Dieses Ergebnis unterscheidet sich deutlich von den bereits erwähnten Befunden der Untersuchung </text:span></text:span><text:span text:style-name="Absatz-Standardschriftart"><text:span text:style-name="T111">„Stärkung der Familie durch und über </text:span></text:span><text:soft-page-break/><text:span text:style-name="Absatz-Standardschriftart"><text:span text:style-name="T111">den Kindergarten“</text:span></text:span><text:span text:style-name="Absatz-Standardschriftart"><text:span text:style-name="T103">. Laut dieser Studie sind für 80% der befragten Eltern die Erzieher/-innen nach den (Ehe-) Partner/-innen die wichtigsten Ansprechpersonen für Erziehungsfragen (Fröhlich-Gildhoff et al., 2006, S. 10). <text:s/></text:span></text:span></text:p>
      <text:p text:style-name="P51"><text:span text:style-name="Absatz-Standardschriftart"><text:span text:style-name="T43">Dass der ziemlich hohe Anteil der Eltern (40%) die Erzieher/-innen nicht als Ansprechpartner/-innen in Erziehungsfragen sehen, könnte einerseits damit zusammenhängen, dass </text:span></text:span><text:span text:style-name="Absatz-Standardschriftart"><text:span text:style-name="T34">der Erzieherberuf in unserer Gesellschaft nach wie vor, trotz einer gewissen gesellschaftlichen Tendenz zur Aufwertung, ein geringes Ansehen erfährt. Erzieher/-innen werden oft lediglich als Betreuer/-innen bzw. Aufpasser/-innen gesehen, aber wenig als professionelle pädagogische Fachkräfte anerkannt. Die fachlichen Kompetenzen der Erzieher/-innen werden immer noch von vielen in Frage gestellt. </text:span></text:span></text:p>
      <text:p text:style-name="P51"><text:span text:style-name="Absatz-Standardschriftart"><text:span text:style-name="T103">Ein weiterer Erklärungsansatz ist auf die Studie von Sturzbecher &amp; Bredow (1998) zurückzuführen. </text:span></text:span><text:span text:style-name="Absatz-Standardschriftart"><text:span text:style-name="T128">Sie konnten feststellen, dass die häufigen Ursachen für die Hemmungen der Eltern die Erzieher/-innen bei bestimmten Problemen bzw. Fragen anzusprechen, oft an dem: <text:s/></text:span></text:span></text:p>
      <text:list xml:id="list317261504" text:style-name="L11">
        <text:list-item>
          <text:p text:style-name="P109"><text:span text:style-name="Absatz-Standardschriftart"><text:span text:style-name="T128">Fremdheitsgefühl gegenüber den Erzieher/-innen, </text:span></text:span></text:p>
        </text:list-item>
        <text:list-item>
          <text:p text:style-name="P109"><text:span text:style-name="Absatz-Standardschriftart"><text:span text:style-name="T128">Fehlen von günstigen Zeitpunkten, </text:span></text:span></text:p>
        </text:list-item>
        <text:list-item>
          <text:p text:style-name="P109"><text:span text:style-name="Absatz-Standardschriftart"><text:span text:style-name="T128">an der Befürchtung vor negativen Folgen für das Kind sowie vor dem Einmischen der Erzieher/-innen in Familienangelegenheiten liegen (Sturzbecher &amp; Bredow, 1998, S. 193-233). </text:span></text:span></text:p>
        </text:list-item>
      </text:list>
      <text:p text:style-name="P16"><text:span text:style-name="Absatz-Standardschriftart"><text:span text:style-name="T34"><text:tab/>Ähnlich wie beim vorausgehenden Item schätzten fast 53% der Eltern das Item 8.8. </text:span></text:span><text:span text:style-name="Absatz-Standardschriftart"><text:span text:style-name="T12">„Ich merke, dass den Erzieher/-innen der Austausch mit mir zu Erziehungsfragen wichtig ist“ </text:span></text:span><text:span text:style-name="Absatz-Standardschriftart"><text:span text:style-name="T35">positiv ein</text:span></text:span><text:span text:style-name="Absatz-Standardschriftart"><text:span text:style-name="T12">. </text:span></text:span><text:span text:style-name="Absatz-Standardschriftart"><text:span text:style-name="T34">Weitere 36% der Befragten äußerten Kritik zu dieser Aussage und 11% entschieden sich für die Antwort „weiß nicht“. </text:span></text:span><text:span text:style-name="Absatz-Standardschriftart"><text:span text:style-name="T43">An dieser Stelle sei angemerkt, dass diese beiden Items 8.7 und 8.8 die höchste Korrelation (r = .80) untereinander aufgewiesen haben. Daher ist es nicht erstaunlich, dass die Bewertung der Eltern ähnlich ausfällt. </text:span></text:span></text:p>
      <text:p text:style-name="P16"><text:span text:style-name="Absatz-Standardschriftart"><text:span text:style-name="T103">wenn die Erzieher/-innen auf die Eltern zugehen und den ersten Schritt machen, gewinnen diese den Eindruck, dass die Fachkräfte wirklich an einer Erziehungs- </text:span></text:span><text:soft-page-break/><text:span text:style-name="Absatz-Standardschriftart"><text:span text:style-name="T103">und Bildungspartnerschaft interessiert sind (Fröhlich-Gildhoff et al., 2006, S. 8, 11). </text:span></text:span></text:p>
      <text:p text:style-name="P16"><text:span text:style-name="Absatz-Standardschriftart"><text:span text:style-name="T34"><text:tab/>Die vorliegenden Befunde haben veranschaulicht, dass der Aspekt </text:span></text:span><text:span text:style-name="Absatz-Standardschriftart"><text:span text:style-name="T12">„Austausch und Kommunikation“</text:span></text:span><text:span text:style-name="Absatz-Standardschriftart"><text:span text:style-name="T34"> von den meisten Eltern positiv eingeschätzt wurde. Insbesondere dem individuellen Austausch über das einzelne Kind wurde ein hoher Stellenwert seitens der Eltern eingeräumt. </text:span></text:span><text:span text:style-name="Absatz-Standardschriftart"><text:span text:style-name="T103">Damit kann die Umsetzung der Leitlinien der Zusammenarbeit mit Familien bestätigt werden, deren zufolge </text:span></text:span><text:span text:style-name="Absatz-Standardschriftart"><text:span text:style-name="T104">d</text:span></text:span><text:span text:style-name="Absatz-Standardschriftart"><text:span text:style-name="T103">er regelmäßige Dialog über die Entwicklung und die Bildungsinteressen der Kinder zu den Grundlagen der Zusammenarbeit in den FRÖBEL-Einrichtungen gehört. </text:span></text:span><text:span text:style-name="Absatz-Standardschriftart"><text:span text:style-name="T34">Allerdings gab es neben den überwiegend positiv eingeschätzten Aussagen einige Diskrepanzen in den Antworten der Eltern zu diesen Items. Dies weist darauf hin, dass im Bereich </text:span></text:span><text:span text:style-name="Absatz-Standardschriftart"><text:span text:style-name="T12">„Austausch und Kommunikation“</text:span></text:span><text:span text:style-name="Absatz-Standardschriftart"><text:span text:style-name="T34"> noch ein gewisses Entwicklungspotenzial besteht.</text:span></text:span></text:p>
      <text:p text:style-name="P16"><text:span text:style-name="Absatz-Standardschriftart"><text:span text:style-name="T34"><text:tab/>Ein weiterer wichtiger Aspekt für eine gelungene Erziehungs- und Bildungspartnerschaft zwischen pädagogischen Fachkräften und Eltern, welches auch in der Forschungs- sowie Praxisliteratur immer wieder betont wird, is</text:span></text:span><text:span text:style-name="Absatz-Standardschriftart"><text:span text:style-name="T41">t </text:span></text:span><text:span text:style-name="Absatz-Standardschriftart"><text:span text:style-name="T12">„die</text:span></text:span><text:span text:style-name="Absatz-Standardschriftart"><text:span text:style-name="T1"> </text:span></text:span><text:span text:style-name="Absatz-Standardschriftart"><text:span text:style-name="T46">Beteiligung“ </text:span></text:span><text:span text:style-name="Absatz-Standardschriftart"><text:span text:style-name="T1">der Eltern am Kindergartengeschehen. Die Ergebnisse der FRÖBEL-Elternbefragung zeigen, dass die Mehrheit der Eltern (76.3%) die Möglichkeiten zur Mitwirkung in den FRÖBEL-Einrichtungen </text:span></text:span><text:span text:style-name="Absatz-Standardschriftart"><text:span text:style-name="T105">genauso wie die Aspekte zu </text:span></text:span><text:span text:style-name="Absatz-Standardschriftart"><text:span text:style-name="T107">„Austausch und Kommunikation“</text:span></text:span><text:span text:style-name="Absatz-Standardschriftart"><text:span text:style-name="T105"> </text:span></text:span><text:span text:style-name="Absatz-Standardschriftart"><text:span text:style-name="T1">positiv einschätzte (Item 8.10). Ferner zeigte sich ein positives Bild zu der Aussage 8.11 </text:span></text:span><text:span text:style-name="Absatz-Standardschriftart"><text:span text:style-name="T46">„Eltern können sich durch ehrenamtliche Tätigkeiten in die pädagogische Arbeit einbringen“.</text:span></text:span><text:span text:style-name="Absatz-Standardschriftart"><text:span text:style-name="T1"> 71% der Eltern stimm</text:span></text:span><text:span text:style-name="Absatz-Standardschriftart"><text:span text:style-name="T148">t</text:span></text:span><text:span text:style-name="Absatz-Standardschriftart"><text:span text:style-name="T1">en</text:span></text:span><text:span text:style-name="Absatz-Standardschriftart"><text:span text:style-name="T46"> </text:span></text:span><text:span text:style-name="Absatz-Standardschriftart"><text:span text:style-name="T1">dieser Aussage</text:span></text:span><text:span text:style-name="Absatz-Standardschriftart"><text:span text:style-name="T46"> </text:span></text:span><text:span text:style-name="Absatz-Standardschriftart"><text:span text:style-name="T1">zu. 16% der Eltern wissen hingegen nicht, ob sie die Möglichkeit zur ehrenamtlichen Beteiligung an der pädagogischen Arbeit haben. </text:span></text:span><text:span text:style-name="Absatz-Standardschriftart"><text:span text:style-name="T7">Dies lässt zum einen die Vermutung zu, dass </text:span></text:span><text:span text:style-name="Absatz-Standardschriftart"><text:span text:style-name="T1">Eltern wenig oder gar kein Interesse an der ehrenamtlichen Tätigkeit in der Kindertageseinrichtung ihres Kindes haben und</text:span></text:span><text:span text:style-name="Absatz-Standardschriftart"><text:span text:style-name="T148"> sich </text:span></text:span><text:span text:style-name="Absatz-Standardschriftart"><text:span text:style-name="T1">deswegen nicht darüber informieren. Hier darf zudem nicht </text:span></text:span><text:span text:style-name="Absatz-Standardschriftart"><text:span text:style-name="T7">außer Acht gelassen</text:span></text:span><text:span text:style-name="Absatz-Standardschriftart"><text:span text:style-name="T105"> </text:span></text:span><text:span text:style-name="Absatz-Standardschriftart"><text:span text:style-name="T1">werden, dass der Zeitumfang, den die Eltern in der Kindertageseinrichtung ihres Kindes verbringen wollen und können, häufig begrenzt ist, was die Teilnahme an der ehrenamtlichen Tätigkeit nur bedingt </text:span></text:span><text:soft-page-break/><text:span text:style-name="Absatz-Standardschriftart"><text:span text:style-name="T1">möglich macht. </text:span></text:span></text:p>
      <text:p text:style-name="P51"><text:span text:style-name="Absatz-Standardschriftart"><text:span text:style-name="T1">Zum anderen könnte der hohe Prozentsatz von „weiß nicht“ Antworten darauf hindeuten, dass von der Einrichtung solche Möglichkeiten nicht angeboten </text:span></text:span><text:span text:style-name="Absatz-Standardschriftart"><text:span text:style-name="T75">werden</text:span></text:span><text:span text:style-name="Absatz-Standardschriftart"><text:span text:style-name="T1"> bzw. die Eltern nicht ausreichend darüber informiert werden. Dies würde jedoch den in der FRÖBEL-Rahmenkonzeption gestellten Anforderungen an die Kindertageseinrichtungen widersprechen: „Die Förderung ehrenamtlichen Engagements gehört [...] zum </text:span></text:span>Selbstverständnis jeder FRÖBEL-Einrichtung […]“ (Kieschnick et al., 2014, S. 28). Hier gilt es ebenso wie im Falle der Entwicklungsgespräche, den Eltern aufzuzeigen und bewusst zu machen, wie wichtig es für die weitere erfolgreiche Entwicklung der Zusammenarbeit ist, sich am Bildungsort ihres Kindes zu beteiligen. Deshalb sollten Eltern zur ehrenamtlichen Mitwirkung ermutigt und unterstützt werden. Dies kann gefördert werden, indem man ihnen zum Beispiel angemessene Aufgaben zutraut und explizit anbietet. </text:p>
      <text:p text:style-name="P16"><text:span text:style-name="Absatz-Standardschriftart"><text:span text:style-name="T1"><text:tab/>Was die Hospitation anbelangt, wird in der Rahmenkonzeption des Trägers (siehe Kapitel 3) betont, dass die Eltern immer willkommen sind, in der Einrichtung zu hospitieren. Dieser Aussage stimmte über die Hälfte der Eltern (58%) zu. 17% gaben an, sie fühlen sich eher nicht oder gar nicht willkommen, in der Einrichtung zu hospitieren. Ein Viertel der Eltern bewertete dieses Item mit „weiß nicht“. In der Antwortskala „weiß nicht“ hebt sich dieses Item mit dem größten Prozentwert von den anderen Items ab. Diese Befunde legen mehrere Erklärungsannahmen nahe. Zum einen ist es denkbar, dass die Eltern über die Möglichkeit zur Hospitation in den Einrichtungen nicht ausreichend informiert sind. Dies kann einerseits daran liegen, dass die Eltern selbst an einer Hospitation kein Interesse haben, </text:span></text:span><text:span text:style-name="Absatz-Standardschriftart"><text:span text:style-name="T75">andererseits kann das darauf hindeuten, dass</text:span></text:span><text:span text:style-name="Absatz-Standardschriftart"><text:span text:style-name="T148"> </text:span></text:span><text:span text:style-name="Absatz-Standardschriftart"><text:span text:style-name="T1">die Hospitation möglicherweise seitens des pädagogischen Personals nicht wirklich erwünscht ist, </text:span></text:span><text:span text:style-name="Absatz-Standardschriftart"><text:span text:style-name="T7">denn nicht jede/-r Erzieher/-in ist bereit, sich von den Eltern bei ihrer Arbeit beobachten zu lassen. </text:span></text:span><text:span text:style-name="Absatz-Standardschriftart"><text:span text:style-name="T1">Um dem Desinteresse, Informationsmangel aber auch eventueller Unsicherheit der Eltern entgegen zu wirken, sollte</text:span></text:span><text:span text:style-name="Absatz-Standardschriftart"><text:span text:style-name="T105"> </text:span></text:span><text:span text:style-name="Absatz-Standardschriftart"><text:span text:style-name="T1">den Eltern verstärkt das Willkommensgefühl zur Hospitation vermittelt werden. Dadurch erhalten sie </text:span></text:span><text:soft-page-break/><text:span text:style-name="Absatz-Standardschriftart"><text:span text:style-name="T84">die</text:span></text:span><text:span text:style-name="Absatz-Standardschriftart"><text:span text:style-name="T1"> Möglichkeit, den Alltag des eigenen Kindes mitzuerleben und aktiv zu bereichern. Damit wird Transparenz des erzieherischen Handelns geschaffen und infolgedessen die angestrebte, gesellschaftliche Anerkennung und Wertschätzung des Erzieherberufs erhöht. Dies bestätigt auch die Untersuchung von </text:span></text:span><text:span text:style-name="Absatz-Standardschriftart"><text:span text:style-name="T34">Fröhlich-Gildhoff et al.</text:span></text:span><text:span text:style-name="Absatz-Standardschriftart"><text:span text:style-name="T1"> (2006). Laut den Ergebnissen dieser Studie bekamen die Eltern durch den Einbezug</text:span></text:span><text:span text:style-name="Absatz-Standardschriftart"><text:span text:style-name="T55"> </text:span></text:span><text:span text:style-name="Absatz-Standardschriftart"><text:span text:style-name="T1">in die pädagogische Arbeit eine genauere Vorstellung und ein besseres Verständnis vom Kindergartenablauf. Aufgrund dessen sind der Respekt gegenüber den Erzieher/-innen sowie die eigene Beteiligung und Bereitschaft zur Unterstützung gestiegen (</text:span></text:span><text:span text:style-name="Absatz-Standardschriftart"><text:span text:style-name="T34">Fröhlich-Gildhoff et al., </text:span></text:span><text:span text:style-name="Absatz-Standardschriftart"><text:span text:style-name="T1">2006, S. 10).</text:span></text:span></text:p>
      <text:p text:style-name="P16"><text:span text:style-name="Absatz-Standardschriftart"><text:span text:style-name="T1"><text:tab/>Ferner gaben 68% der Eltern an, dass die wichtigen Entscheidungen gemeinsam mit den Eltern getroffen werden (Item 8.16). 20% der Eltern, die zu dieser Aussage Stellung bezogen haben, stimmten dem nicht zu. 12% der Eltern konnten dieses Item weder positiv noch negativ bewerten und wählten die Antwort „weiß nicht“. Dies könnte eventuell damit zusammenhängen, dass der Fragebogen von einem Elternteil ausgefüllt wurde, der sich eher wenig im Kindergarten seines Kindes beteiligt und deswegen nicht weiß, ob die wichtigen Entscheidungen zusammen mit den Eltern getroffen werden bzw. erachten die Eltern selbst es nicht für notwendig, sich an den Entscheidungen der Einrichtung zu beteiligen. Was die anderen 20% anbetrifft, die dieser Aussage nicht zustimmten, könnte dies darauf hindeuten, dass sie möglicherweise bei wichtigen Entscheidungen seitens der Einrichtung nicht gerne einbezogen werden oder die Beteiligung nicht ganz ihren Wünschen und Vorstellungen entspricht. D</text:span></text:span><text:span text:style-name="Absatz-Standardschriftart"><text:span text:style-name="T75">ie festgestellte Unzufriedenheit von einem Fünftel der befragten Eltern kann man als einen Indikator dafür betrachten, dass die im Kinder- und Jugendhilfegesetz sowie in den Bildungsplänen und in der FRÖBEL-Rahmenkonzeption geforderte elterliche Beteiligung an Entscheidungsprozessen in Kindertageseinrichtungen noch weiter ausgebaut werden könnte, falls seitens der Eltern diesbezüglich Interesse und Wunsch bestehen.</text:span></text:span></text:p>
      <text:p text:style-name="P16"><text:tab/>Mit deutlichem Abstand zu den anderen Items zeichnet sich das Item 8.14 <text:span text:style-name="Absatz-Standardschriftart"><text:span text:style-name="T48">„Die Erzieher/-innen interessieren sich für meine Einschätzung ihrer Arbeit“ </text:span></text:span>ab<text:span text:style-name="Absatz-Standardschriftart"><text:span text:style-name="T48">. </text:span></text:span><text:soft-page-break/><text:span text:style-name="Absatz-Standardschriftart"><text:span text:style-name="T25">B</text:span></text:span><text:span text:style-name="Absatz-Standardschriftart"><text:span text:style-name="T25">ei diesem Aspekt</text:span></text:span><text:span text:style-name="Absatz-Standardschriftart"><text:span text:style-name="T25"> ergaben sich zudem die größten Diskrepanzen in der Bewertung der Eltern</text:span></text:span><text:span text:style-name="Absatz-Standardschriftart"><text:span text:style-name="T25">.</text:span></text:span><text:span text:style-name="Absatz-Standardschriftart"><text:span text:style-name="T53"> </text:span></text:span><text:span text:style-name="Absatz-Standardschriftart"><text:span text:style-name="T85">Nur</text:span></text:span><text:span text:style-name="Absatz-Standardschriftart"><text:span text:style-name="T53"> </text:span></text:span>knapp die Hälfte der Eltern (49%) stimmte der Aussage zu. Ein Drittel der Eltern behauptete, dass die pädagogischen Fachkräfte an einer Rückmeldung in Bezug auf ihre Arbeit kein Interesse zeigen und 21% wussten nicht, ob das Interesse seitens der Erzieher/-innen bezüglich der Einschätzung ihrer Arbeit durch die Eltern besteht. </text:p>
      <text:p text:style-name="P51">Die Gründe für die sehr unterschiedliche Bewertung der Eltern können sehr vielfältig sein. Zum einen hängt das möglicherweise mit der Haltung der Erzieher/-innen zusammen: sie sind davon überzeugt, sie würden ihre Arbeit gut machen und brauchen daher kein Feedback. <text:span text:style-name="T100">Zum anderen gibt es auch heute noch Fachkräfte, die die Eltern nicht als Experten ihrer Kinder anerkennen und der Auffassung sind, dass sie besser als die Eltern wissen, was das Beste für das Kind ist. </text:span>Weiterhin wäre denkbar, dass die Eltern aufgrund einer geringen Beteiligung in der Einrichtung häufig nicht in der Lage sind, eine offene und konstruktive Rückmeldung über die Arbeit der Erzieher/-innen zu geben. Das könnte der Grund sein, warum die Erzieher/-innen es für weniger sinnvoll bzw. hilfreich erachten, nach ihrem Feedback zu fragen. Ein weiterer Erklärungsansatz wäre, dass die Erzieher/-innen, wie auch viele andere Berufsgruppen, aus ihrer historischen Entwicklung heraus nicht gewohnt sind, sich Feedback einzuholen. Allerdings geht aus dem Fragebogen nicht hervor, inwieweit es für die Eltern wichtig ist, dass Erzieher/-innen sie nach dem Feedback über ihre Arbeit fragen.<text:span text:style-name="Absatz-Standardschriftart"><text:span text:style-name="T5"> Dies sollte zuerst geklärt werden, um mögliche Verbesserungen in diesem Bereich vornehmen zu können.</text:span></text:span></text:p>
      <text:p text:style-name="P16"><text:span text:style-name="Absatz-Standardschriftart"><text:span text:style-name="T1"><text:tab/>Einen weiteren wichtigen Aspekt in der Zusammenarbeit mit Familien stellt das Beschwerdemanagement dar (Item 8.15). Einerseits liegt eine große Zustimmung der Eltern vor. Laut 74% der Befragten werden ihre Beschwerden von den Mitarbeiter/-innen der FRÖBEL-Kindertageseinrichtungen ernst genommen. Allerdings stimmten 12% diesem Aspekt nicht zu und fast 14% waren sich diesbezüglich nicht sicher und wählten daher die Antwortmöglichkeit „weiß nicht“ aus. Zum einen impliziert die Einschätzung mit „weiß nicht“, dass die </text:span></text:span><text:soft-page-break/><text:span text:style-name="Absatz-Standardschriftart"><text:span text:style-name="T1">Eltern bis zu dem Zeitpunkt der Befragung vermutlich noch keine Beschwerden eingereicht haben. Folglich wissen sie auch nicht, ob diese von den pädagogischen Fachkräften ernst genommen würden. Zum anderen könnte hier die Annahme getroffen werden, dass in einigen Einrichtungen das Beschwerdemanagement nicht oder wenig praktiziert wird und somit als verbesserungswürdig betrachtet werden sollte/könnte. Denn d</text:span></text:span><text:span text:style-name="Absatz-Standardschriftart"><text:span text:style-name="T105">urch ein angemessenes familienfreundliches Beschwerdemanagement erfahren die Eltern Anerkennung, Ermutigung und Wertschätzung. Dabei wird zugleich die „Erziehungs- und Bildungspartnerschaft“ zwischen den beiden Akteuren bekräftigt und gefördert.</text:span></text:span></text:p>
      <text:p text:style-name="P16"><text:span text:style-name="Absatz-Standardschriftart"><text:span text:style-name="T1"><text:tab/>Aufgrund der dargestellten Ergebnisse lässt sich schlussfolgern, dass viele Aspekte der Skala „Zusammenarbeit mit Familien“ weitgehend in den FRÖBEL-Einrichtungen umgesetzt werden. </text:span></text:span><text:span text:style-name="Absatz-Standardschriftart"><text:span text:style-name="T34">Insgesamt veranschaulichen </text:span></text:span><text:span text:style-name="Absatz-Standardschriftart"><text:span text:style-name="T7">die Untersuchungsergebnisse</text:span></text:span><text:span text:style-name="Absatz-Standardschriftart"><text:span text:style-name="T34">, dass die Kommunikation und der Austausch zwischen Erzieher/-innen und Eltern sowie der Einbezug der Eltern ins Kindergartengeschehen weitestgehend </text:span></text:span><text:span text:style-name="Absatz-Standardschriftart"><text:span text:style-name="T7">zur </text:span></text:span><text:span text:style-name="Absatz-Standardschriftart"><text:span text:style-name="T32">Zufriedenheit</text:span></text:span><text:span text:style-name="Absatz-Standardschriftart"><text:span text:style-name="T7"> der Mehrheit der Eltern verlaufen. Das Item 8.20 </text:span></text:span><text:span text:style-name="Absatz-Standardschriftart"><text:span text:style-name="T10">„Alles in allem bin ich mit der Zusammenarbeit zwischen Kindergarten und Eltern zufrieden“ </text:span></text:span><text:span text:style-name="Absatz-Standardschriftart"><text:span text:style-name="T7">untermauert noch mal deutlich die gewonnen Ergebnisse. Fast 85% der Eltern stimmten der Aussage zu. Damit dürfte in den FRÖBEL-Einrichtungen eine wichtige Voraussetzung für die Erziehungs- und Bildungspartnerschaft gegeben sein.</text:span></text:span><text:span text:style-name="Absatz-Standardschriftart"><text:span text:style-name="T7"><office:annotation><dc:creator>iryna </dc:creator><dc:date>2015-02-04T23:26:23</dc:date><text:p text:style-name="P125"><text:span text:style-name="T151">Unter der Berücksichtigung der Forschungsbefundlagen zum Thema „Zusammenarbeit mit Familien in Kindertageseinrichtungen“, die veranschaulichten, dass dieses Thema noch weitgehend unerforscht ist, konnten daher nicht alle Annahmen mit empirisch abgesicherten Argumenten gestützt werden.</text:span></text:p></office:annotation></text:span></text:span></text:p>
      <text:p text:style-name="P16"><text:span text:style-name="Absatz-Standardschriftart"><text:span text:style-name="T1"><text:tab/>Neben überwiegend positiven Bewertungen gab es jedoch </text:span></text:span><text:span text:style-name="Absatz-Standardschriftart"><text:span text:style-name="T34">einige Aspekte, die von einigen Eltern als unzureichend eingeschätzt wurden. Dazu gehören zum Beispiel das Interesse der Erzieher/-innen an der Einschätzung ihrer Arbeit seitens der Eltern, </text:span></text:span><text:span text:style-name="Absatz-Standardschriftart"><text:span text:style-name="T32">die Relevanz des Austausches der Erzieher/-innen mit den Eltern zu</text:span></text:span><text:span text:style-name="Absatz-Standardschriftart"><text:span text:style-name="T34"> Erziehungsfragen, die Möglichkeiten zur Hospitation sowie Beschwerdemanagement. </text:span></text:span><text:span text:style-name="Absatz-Standardschriftart"><text:span text:style-name="T36">Für die praktische Arbeit in den Kindertageseinrichtungen bedeutet das,</text:span></text:span><text:span text:style-name="Absatz-Standardschriftart"><text:span text:style-name="T34"> dass es</text:span></text:span><text:span text:style-name="Absatz-Standardschriftart"><text:span text:style-name="T1"> weiterhin ein gewisses (in Bezug auf einzelne Aspekte hohes) Potenzial zum Ausbau der Zusammenarbeit zwischen den Einrichtungen und den Familien vorhanden ist. </text:span></text:span><text:span text:style-name="Absatz-Standardschriftart"><text:span text:style-name="T7">Diese Aspekte scheinen noch </text:span></text:span><text:soft-page-break/><text:span text:style-name="Absatz-Standardschriftart"><text:span text:style-name="T7">nicht erschöpfend genutzt zu werden und sollten</text:span></text:span><text:span text:style-name="Absatz-Standardschriftart"><text:span text:style-name="T25"> stärker</text:span></text:span><text:span text:style-name="Absatz-Standardschriftart"><text:span text:style-name="T7"> in die alltägliche Praxis der Zusammenarbeit mit Familien integriert werden.</text:span></text:span></text:p>
      <text:p text:style-name="P110"><text:span text:style-name="Absatz-Standardschriftart"><text:span text:style-name="T84">Neben der Auswertung der Einschätzung der </text:span></text:span><text:span text:style-name="Absatz-Standardschriftart"><text:span text:style-name="T1">Zusammenarbeit zwischen den Familien und pädagogischen Fachkräften in den FRÖBEL-Kindertageseinrichtungen durch die Eltern, ging der zweite Untersuchungsbereich </text:span></text:span><text:span text:style-name="Absatz-Standardschriftart"><text:span text:style-name="T84">der Frage nach: </text:span></text:span><text:span text:style-name="Absatz-Standardschriftart"><text:span text:style-name="T10">„Welche homogenen Bereiche lassen sich in der Itemskala „Zusammenarbeit mit Familien“ herausbilden“.</text:span></text:span><text:span text:style-name="Absatz-Standardschriftart"><text:span text:style-name="T84"> </text:span></text:span><text:span text:style-name="Absatz-Standardschriftart"><text:span text:style-name="T76">Die Methode der exploratorischen Faktorenanalyse <text:s/>unter anderem die Hauptkomponenetenanalyse</text:span></text:span><text:span text:style-name="Absatz-Standardschriftart"><text:span text:style-name="T84"> ermöglichte die Analyse der vorliegenden Daten und hat eine eindimensionale Struktur des Fragebogens aufgezeigt. Das bedeutet, dass die Eltern ihre Einschätzungen bezüglich der Zusammenarbeit mit Familien in den FRÖBEL-Einrichtungen auf einer Dimension vornahmen.</text:span></text:span><text:span text:style-name="Absatz-Standardschriftart"><text:span text:style-name="T7"> </text:span></text:span></text:p>
      <text:p text:style-name="P110"><text:span text:style-name="Absatz-Standardschriftart"><text:span text:style-name="T7">Akaksdjsfkdögkögkh...........................wäre möglich noch weitere Kategorien abzufragen. Wie zum Beispiel ….</text:span></text:span></text:p>
      <text:p text:style-name="P80"><text:span text:style-name="Absatz-Standardschriftart"><text:span text:style-name="T82"><text:tab/></text:span></text:span></text:p>
      <text:p text:style-name="P16"/>
      <text:p text:style-name="P16"/>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oft-page-break/><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text:span></text:p>
      <text:p text:style-name="P16"><text:span text:style-name="Absatz-Standardschriftart"><text:span text:style-name="T129">8. Abschluss und Ausblick</text:span></text:span></text:p>
      <text:p text:style-name="P16"><text:span text:style-name="Absatz-Standardschriftart"><text:span text:style-name="T1">Der geschichtliche Rückblick auf die Entwicklung der Zusammenarbeit mit Familien in den Kindertageseinrichtungen hat veranschaulicht, dass die Zusammenarbeit mit Familien in den letzten Jahren eine grundlegende Wandlung erfahren hat und ein unabdingbarer Bestandteil der Arbeit in der heutigen Kindertageseinrichtung geworden ist. Außerdem ist die Zusammenarbeit zwischen den Eltern und den frühpädagogischen Bildungsinstitutionen seit 1990 ausdrücklich gesetzlich geregelt. Dieses Thema ist zudem in fast allen Bildungs- und Erziehungsplänen der Bundesländer (teils sehr umfangreich) beschrieben. Die Gründe für die Notwendigkeit der Bildungs- und Erziehungspartnerschaften in den Kindertageseinrichtungen sind vielfältig. Insbesondere ersichtlich wird die Wichtigkeit der Zusammenarbeit mit Familien aus dem</text:span></text:span> sozial-ökologischen Ansatz von Bronfenbrenner. Der Ansatz betont ausdrücklich die Notwendigkeit einer engen Kooperation zwischen den beiden Lebensbereichen der Kinder (Familie und Kindertageseinrichtung), um die bestmögliche Entwicklung und Förderung des Kindes zu gewährleisten. Eine besonders hohe Relevanz hat die enge Kooperation zwischen den Eltern und pädagogischen Fachkräften, wenn es darum geht, durch die Kindertagesbetreuung die benachteiligten Familien zu fördern und zu unterstützen. <text:span text:style-name="Absatz-Standardschriftart"><text:span text:style-name="T7">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16"><text:span text:style-name="Absatz-Standardschriftart"><text:span text:style-name="T42"><text:tab/></text:span></text:span><text:span text:style-name="Absatz-Standardschriftart"><text:span text:style-name="T33"> Die</text:span></text:span><text:span text:style-name="Absatz-Standardschriftart"><text:span text:style-name="T42"> vorangegangenen Ausführungen und Untersuchungsergebnissen <text:s/>geben zum einen</text:span></text:span><text:span text:style-name="Absatz-Standardschriftart"><text:span text:style-name="T33"> den Eltern Auskunft darüber, ob und inwieweit eine FRÖBEL-</text:span></text:span><text:soft-page-break/><text:span text:style-name="Absatz-Standardschriftart"><text:span text:style-name="T33">Kindertageseinrichtung im Bereich „Zusammenarbeit mit Familien“ für sie einen attraktiven Kindergarten darstellt sowie allgemein </text:span></text:span><text:span text:style-name="Absatz-Standardschriftart"><text:span text:style-name="T42">ihren Bedürfnissen und Erwartungen entspricht. Zu</text:span></text:span><text:span text:style-name="Absatz-Standardschriftart"><text:span text:style-name="T33">m anderen informieren die Ergebnisse der vorliegenden Untersuchung den Träger und die pädagogischen Fachkräfte über die Verbesserungsmöglichkeiten/-bedarfe </text:span></text:span><text:span text:style-name="Absatz-Standardschriftart"><text:span text:style-name="T31">im Bereich </text:span></text:span><text:span text:style-name="Absatz-Standardschriftart"><text:span text:style-name="T33">„Erziehungs- und Bildungspartnerschaft“ in ihren Kindertageseinrichtungen sowie über die bereits erzielten Erfolge in der Zusammenarbeit zwischen den pädagogischen Fachkräften und Eltern.</text:span></text:span></text:p>
      <text:p text:style-name="P16"><text:span text:style-name="Absatz-Standardschriftart"><text:span text:style-name="T43"><text:tab/>L</text:span></text:span><text:span text:style-name="Absatz-Standardschriftart"><text:span text:style-name="T21">eider lassen sich keine Rückschlüsse auf den Bildungsstand der Eltern, den sozialökonomischen Status oder den Migrationshintergrund ziehen, da diese Aspekte </text:span></text:span><text:span text:style-name="Absatz-Standardschriftart"><text:span text:style-name="T125">im Fragebogen</text:span></text:span><text:span text:style-name="Absatz-Standardschriftart"><text:span text:style-name="T21"> nicht erfasst wurden.</text:span></text:span><text:span text:style-name="Absatz-Standardschriftart"><text:span text:style-name="T23"> </text:span></text:span><text:span text:style-name="Absatz-Standardschriftart"><text:span text:style-name="T21">Dies </text:span></text:span><text:span text:style-name="Absatz-Standardschriftart"><text:span text:style-name="T130">erlaubt also nur begrenzte Analysemöglichkeiten und Aussagen. </text:span></text:span><text:span text:style-name="Absatz-Standardschriftart"><text:span text:style-name="T21">Somit </text:span></text:span><text:span text:style-name="Absatz-Standardschriftart"><text:span text:style-name="T22">kann an</text:span></text:span><text:span text:style-name="Absatz-Standardschriftart"><text:span text:style-name="T21"> dieser Stelle </text:span></text:span><text:span text:style-name="Absatz-Standardschriftart"><text:span text:style-name="T22">über mögliche Faktoren, die bei der Einschätzung der Zusammenarbeit durch die Eltern in den FRÖBEL-Kindertageseinrichtungen von Bedeutung sind, lediglich spekuliert werden</text:span></text:span><text:span text:style-name="Absatz-Standardschriftart"><text:span text:style-name="T21">. </text:span></text:span></text:p>
      <text:p text:style-name="P16"><text:span text:style-name="Absatz-Standardschriftart"><text:span text:style-name="T21"><text:tab/></text:span></text:span><text:span text:style-name="Absatz-Standardschriftart"><text:span text:style-name="T22">Ferner sei </text:span></text:span><text:span text:style-name="Absatz-Standardschriftart"><text:span text:style-name="T24">es</text:span></text:span><text:span text:style-name="Absatz-Standardschriftart"><text:span text:style-name="T22"> darauf</text:span></text:span><text:span text:style-name="Absatz-Standardschriftart"><text:span text:style-name="T126"> </text:span></text:span><text:span text:style-name="Absatz-Standardschriftart"><text:span text:style-name="T22">hingewiesen, dass für die Beurteilung der Zusammenarbeit mit Familien die analysierte Skala aus 20 Items aus wissenschaftlicher Sicht nicht ausreichend ist, um ein vollständiges Bild von der Zusammenarbeit mit Familien erfassen zu können. Außerdem stellen die Items der Subskala “Zusammenarbeit mit Familien” vor allem diejenigen Aspekte dar, die für die gelungene Erziehungs- und Bildungspartnerschaft aus der Sicht des Trägers relevant sind. Nicht immer sind diese Aspekte für die Eltern von gleich großer Bedeutung. </text:span></text:span><text:span text:style-name="Absatz-Standardschriftart"><text:span text:style-name="T21">Es </text:span></text:span><text:span text:style-name="Absatz-Standardschriftart"><text:span text:style-name="T1">bedarf </text:span></text:span><text:span text:style-name="Absatz-Standardschriftart"><text:span text:style-name="T105">daher</text:span></text:span><text:span text:style-name="Absatz-Standardschriftart"><text:span text:style-name="T1"> noch weiterer umfassender </text:span></text:span><text:span text:style-name="Absatz-Standardschriftart"><text:span text:style-name="T21">wissenschaftlicher </text:span></text:span><text:span text:style-name="Absatz-Standardschriftart"><text:span text:style-name="T1">Untersuchungen </text:span></text:span><text:span text:style-name="Absatz-Standardschriftart"><text:span text:style-name="T84">mit einem größeren Spektrum an differenzierten Fragen sowie der Durchführung von </text:span></text:span><text:span text:style-name="Absatz-Standardschriftart"><text:span text:style-name="T1">Evaluationen (z.B.</text:span></text:span><text:span text:style-name="Absatz-Standardschriftart"><text:span text:style-name="T36"> teilnehmende Beobachtung und Interviews mit den Eltern)</text:span></text:span><text:span text:style-name="Absatz-Standardschriftart"><text:span text:style-name="T1">, um eindeutige und aussagekräftige Schlüsse </text:span></text:span><text:span text:style-name="Absatz-Standardschriftart"><text:span text:style-name="T84">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ziehen zu können. </text:span></text:span></text:p>
      <text:p text:style-name="P16"><text:span text:style-name="Absatz-Standardschriftart"><text:span text:style-name="T1"><text:tab/>In zukünftigen Befragungen</text:span></text:span><text:span text:style-name="Absatz-Standardschriftart"><text:span text:style-name="T21"> könnten zum Beispiel solche </text:span></text:span><text:span text:style-name="Absatz-Standardschriftart"><text:span text:style-name="T22">Aspekte wie </text:span></text:span><text:soft-page-break/><text:span text:style-name="Absatz-Standardschriftart"><text:span text:style-name="T22">Lebenssituation, <text:s/>Bildungs- und Familienstand sowie Migrationshintergrund </text:span></text:span><text:span text:style-name="Absatz-Standardschriftart"><text:span text:style-name="T21">berücksichtigt werden, </text:span></text:span><text:span text:style-name="Absatz-Standardschriftart"><text:span text:style-name="T22">um somit die Urteile besser relativieren zu können,</text:span></text:span><text:span text:style-name="Absatz-Standardschriftart"><text:span text:style-name="T21"> da diese Aspekte f</text:span></text:span><text:span text:style-name="Absatz-Standardschriftart"><text:span text:style-name="T23">ür die Einrichtungen </text:span></text:span><text:span text:style-name="Absatz-Standardschriftart"><text:span text:style-name="T21">eine große Rolle </text:span></text:span><text:span text:style-name="Absatz-Standardschriftart"><text:span text:style-name="T23">bei der Planung, Gestaltung und Durchführung der Zusammenarbeit mit Eltern </text:span></text:span><text:span text:style-name="Absatz-Standardschriftart"><text:span text:style-name="T21">spielen</text:span></text:span><text:span text:style-name="Absatz-Standardschriftart"><text:span text:style-name="T23">.</text:span></text:span><text:span text:style-name="Absatz-Standardschriftart"><text:span text:style-name="T126"> </text:span></text:span><text:span text:style-name="Absatz-Standardschriftart"><text:span text:style-name="T22">Weiterhin wäre interessant zu untersuchen, inwieweit sich die Unterschiede bzw. die Zusammenhänge in der Beurteilung der Eltern der Zusammenarbeit zwischen den Familien und pädagogischen Fachkräften in verschiedenen Bundesländern zeigen? Auch weitere Studien zu den Effekten der engen Zusammenarbeit auf die Entwicklung der Kinder wären notwendig.</text:span></text:span></text:p>
      <text:p text:style-name="P16"><text:span text:style-name="Absatz-Standardschriftart"><text:span text:style-name="T7"><text:tab/>Abschließend kann/soll festgehalten werden, dass die vorwiegend positive Bewertung der Zusammenarbeit innerhalb der Befragung eine Bestätigung der erfolgreichen Arbeit der FRÖBEL-Einrichtungen im Bereich der Bildungs- und Erziehungspartnerschaft mit den Eltern gibt. Die durchgeführte Befragung des Trägers zeigt seine Bereitschaft, Feedback anzunehmen und sich stetig weiter zu entwickeln. Diese Bereitschaft sollte unterstützt und wissenschaftlich weiter begleitet werden. Denn obschon das Thema „Erziehungs- und Bildungspartnerschaft“ zwischen Familien und Kindertageseinrichtungen inzwischen öffentlich diskutiert wird, gibt es nach wie vor viele Einrichtungen, die den Eltern in ihrer Mitbestimmung wenig Bedeutung und Raum zugestehen. Dabei sollte man nicht aus den Augen verlieren, dass die Eltern die Experten ihrer Kinder und gerade in den ersten Lebensjahren des Kindes seine engsten Bezugspersonen sind. Ein solches Umfrageergebnis ist ein erster Schritt hin zu einer objektiven Bewertung durch die Eltern, aber auch für die Eltern.</text:span></text:span></text:p>
      <text:p text:style-name="P10"><text:tab/></text:p>
      <text:p text:style-name="P10"/>
      <text:p text:style-name="P10"/>
      <text:p text:style-name="P10"/>
      <text:p text:style-name="P9"/>
      <text:p text:style-name="P9"/>
      <text:p text:style-name="P13"/>
      <text:p text:style-name="P81"><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span text:style-name="Absatz-Standardschriftart"><text:span text:style-name="T59">Literaturverzeichnis</text:span></text:span></text:p>
      <text:p text:style-name="P8"/>
      <text:p text:style-name="P82"><text:span text:style-name="Absatz-Standardschriftart"><text:span text:style-name="T128">Achtes Buch Sozialgesetzbuch - Kinder- und Jugendhilfe (SGB VIII). Zuletzt abgerufen am 15.05.2014 unter </text:span></text:span><text:a xlink:type="simple" xlink:href="http://www.sozialgesetzbuch-sgb.de/sgbviii/1.html"><text:span text:style-name="Absatz-Standardschriftart">http://www.sozialgesetzbuch-sgb.de/sgbviii/1.html</text:span></text:a></text:p>
      <text:p text:style-name="P82"><text:span text:style-name="Absatz-Standardschriftart"><text:span text:style-name="T128"/></text:span></text:p>
      <text:p text:style-name="P82"><text:span text:style-name="Absatz-Standardschriftart"><text:span text:style-name="T105">Aichinger, A. (2011). </text:span></text:span><text:span text:style-name="Absatz-Standardschriftart"><text:span text:style-name="T107">Resilienzförderung mit Kindern</text:span></text:span><text:span text:style-name="Absatz-Standardschriftart"><text:span text:style-name="T105">.</text:span></text:span><text:span text:style-name="Absatz-Standardschriftart"><text:span text:style-name="T106"> </text:span></text:span><text:span text:style-name="Absatz-Standardschriftart"><text:span text:style-name="T105">Wiesbaden:</text:span></text:span><text:span text:style-name="Absatz-Standardschriftart"><text:span text:style-name="T106"> </text:span></text:span><text:span text:style-name="Absatz-Standardschriftart"><text:span text:style-name="T100">Verlag für Sozialwissenschaften.</text:span></text:span></text:p>
      <text:p text:style-name="P19"/>
      <text:p text:style-name="P19"><text:span text:style-name="Absatz-Standardschriftart"><text:span text:style-name="T105">Ahnert, L. (2010). </text:span></text:span><text:bookmark text:name="title"/><text:bookmark text:name="productTitle"/><text:span text:style-name="Absatz-Standardschriftart"><text:span text:style-name="T107">Wieviel Mutter braucht ein Kind? Bindung - Bildung - Betreuung: öffentlich und privat. </text:span></text:span><text:span text:style-name="Absatz-Standardschriftart"><text:span text:style-name="T105">Heidelberg: Spektrum Akademischer Verlag.</text:span></text:span></text:p>
      <text:p text:style-name="P11"/>
      <text:p text:style-name="Standard"><text:span text:style-name="Absatz-Standardschriftart"><text:span text:style-name="T105">Becker-Textor, I. (1992). Elternarbeit in Kindergarten und Hort. In M. R. Textor (Hrsg.), </text:span></text:span><text:span text:style-name="Absatz-Standardschriftart"><text:span text:style-name="T107">Hilfen für Familien. Ein Handbuch für psychosoziale Berufe (S. 238-253). </text:span></text:span><text:span text:style-name="Absatz-Standardschriftart"><text:span text:style-name="T105">Frankfurt am Main: Fischer.</text:span></text:span></text:p>
      <text:p text:style-name="P41"/>
      <text:p text:style-name="P84"><text:span text:style-name="Absatz-Standardschriftart"><text:span text:style-name="T105">Fthenakis. W. E. &amp; Textor, M. R. (Hrsg.) (1998). Qualität von Kinderbetreuung. Konzepte, Forschungsergebnisse, internationaler Vergleich. Weinheim, Basel: Beltz.</text:span></text:span></text:p>
      <text:p text:style-name="P85"><text:soft-page-break/></text:p>
      <text:p text:style-name="Standard"><text:span text:style-name="Absatz-Standardschriftart"><text:span text:style-name="T105">Beher, K. &amp;</text:span></text:span><text:span text:style-name="Absatz-Standardschriftart"><text:span text:style-name="T100"> Walter, M. (2010). </text:span></text:span><text:span text:style-name="Absatz-Standardschriftart"><text:span text:style-name="T108">Zehn Fragen – Zehn Antworten zur Fort- und Weiterbildungslandschaft für frühpädagogische Fachkräfte. Werkstattbericht aus einer bundesweiten Befragung von Weiterbildungsanbietern</text:span></text:span><text:span text:style-name="Absatz-Standardschriftart"><text:span text:style-name="T113">. Zuletzt abgerufen am</text:span></text:span><text:span text:style-name="Absatz-Standardschriftart"><text:span text:style-name="T108"> </text:span></text:span><text:span text:style-name="Absatz-Standardschriftart"><text:span text:style-name="T113">13.03.2014 unter</text:span></text:span> <text:span text:style-name="Absatz-Standardschriftart"><text:span text:style-name="T113">http://www.weiterbildungsinitiative.de/uploads/media/WiFF_Studie_6_Walter_Beher_Internet.pdf</text:span></text:span></text:p>
      <text:p text:style-name="P43"/>
      <text:p text:style-name="P19"><text:span text:style-name="Absatz-Standardschriftart"><text:span text:style-name="T100">Bensel, J., Aselmeier, M., Agache, A., haug-Schnabel, G., Kalicki, B., Leyendecker, B. et al. (2013). Betreungsgeschichte und aktuelle Betreuungssituation. In </text:span></text:span><text:span text:style-name="Absatz-Standardschriftart"><text:span text:style-name="T105">W. Tietze, F. Becker-Stoll, J. Bensel, A. G. Eckhardt, G. Haug-Schnabel, B. Kalicki, B. et al. (Hrsg.), <text:s/></text:span></text:span><text:span text:style-name="Absatz-Standardschriftart"><text:span text:style-name="T107">NUBBEK –</text:span></text:span><text:span text:style-name="Absatz-Standardschriftart"><text:span text:style-name="T108">Nationale Untersuchung zur Bildung, Betreuung und Erziehung in der frühen Kindheit (S.61-67).</text:span></text:span> <text:span text:style-name="Absatz-Standardschriftart"><text:span text:style-name="T105">Weimar, Berlin: verlag das netz.</text:span></text:span></text:p>
      <text:p text:style-name="P44"/>
      <text:p text:style-name="Standard"><text:span text:style-name="Absatz-Standardschriftart"><text:span text:style-name="T105">Berger, M. (2000). Friedrich Fröbels Konzeption einer Pädagogik der frühen Kindheit . In W. E. Fthenakis &amp; M. R. Textor (Hrsg.), </text:span></text:span><text:span text:style-name="Absatz-Standardschriftart"><text:span text:style-name="T107">Pädagogische Ansätze im Kindergarten </text:span></text:span><text:span text:style-name="Absatz-Standardschriftart"><text:span text:style-name="T105">(S. 10-22 ). Weinheim, Basel: Beltz.</text:span></text:span></text:p>
      <text:p text:style-name="P12"/>
      <text:p text:style-name="Standard"><text:span text:style-name="Absatz-Standardschriftart"><text:span text:style-name="T105">Bronfenbrenner, U. (1981). </text:span></text:span><text:span text:style-name="Absatz-Standardschriftart"><text:span text:style-name="T107">Die Ökologie der menschlichen Entwicklung.</text:span></text:span><text:span text:style-name="Absatz-Standardschriftart"><text:span text:style-name="T105"> </text:span></text:span><text:span text:style-name="Absatz-Standardschriftart"><text:span text:style-name="T115">Stuttgart: Klett-Cotta.</text:span></text:span></text:p>
      <text:p text:style-name="P35"/>
      <text:p text:style-name="Standard"><text:span text:style-name="Absatz-Standardschriftart"><text:span text:style-name="T115">Bruce, T. (1977). Early Childhood Education. Hodder, Stoughton: London.</text:span></text:span></text:p>
      <text:p text:style-name="P37"/>
      <text:p text:style-name="P82"><text:span text:style-name="Absatz-Standardschriftart"><text:span text:style-name="T105">Bühner, M. (2006). </text:span></text:span><text:span text:style-name="Absatz-Standardschriftart"><text:span text:style-name="T106">Einführung in Test- und Fragebogenkonstruktion</text:span></text:span><text:span text:style-name="Absatz-Standardschriftart"><text:span text:style-name="T105">.</text:span></text:span><text:span text:style-name="Absatz-Standardschriftart"><text:span text:style-name="T1"> </text:span></text:span><text:span text:style-name="Absatz-Standardschriftart"><text:span text:style-name="T132">München</text:span></text:span><text:bookmark text:name="title1"/><text:bookmark text:name="productTitle1"/><text:span text:style-name="Absatz-Standardschriftart"><text:span text:style-name="T132">: </text:span></text:span><text:span text:style-name="Absatz-Standardschriftart"><text:span text:style-name="T131">P</text:span></text:span><text:span text:style-name="Absatz-Standardschriftart"><text:span text:style-name="T100">earson Studium.</text:span></text:span></text:p>
      <text:p text:style-name="P86"/>
      <text:p text:style-name="P82"><text:span text:style-name="Absatz-Standardschriftart"><text:span text:style-name="T105">Dippelhofer-Stiem, B. &amp; Kahle, I. (1995). </text:span></text:span><text:span text:style-name="Absatz-Standardschriftart"><text:span text:style-name="T108">Die Erzieherin im evangelischen Kindergarten. Empirische Analysen zum professionellen Selbstbild des pädagogischen Personals, zur Sicht der Kirche und zu den Erwartungen der Eltern.</text:span></text:span><text:span text:style-name="Absatz-Standardschriftart"><text:span text:style-name="T100"> Bielefeld: Kleine.</text:span></text:span></text:p>
      <text:p text:style-name="P83"/>
      <text:p text:style-name="P58"><text:span text:style-name="Absatz-Standardschriftart"><text:span text:style-name="T100">Eid, M. Gollwitzer, M. &amp; Schmitt, M. (2013). </text:span></text:span><text:span text:style-name="Absatz-Standardschriftart"><text:span text:style-name="T108">Statistik und Forschungsmethoden.</text:span></text:span><text:span text:style-name="Absatz-Standardschriftart"><text:span text:style-name="T100"> Weinheim, Basel: Beltz.</text:span></text:span></text:p>
      <text:p text:style-name="P40"/>
      <text:p text:style-name="Standard"><text:span text:style-name="Absatz-Standardschriftart"><text:span text:style-name="T105">Fröhlich-Gildhoff, K., Kraus, G. &amp; Rönnau, M. (2006). Gemeinsam auf dem Weg. Eltern und Erzieher/-innen gestalten Erziehungspartnerschaft. </text:span></text:span><text:span text:style-name="Absatz-Standardschriftart"><text:span text:style-name="T107">Kindergarten heute,</text:span></text:span><text:span text:style-name="Absatz-Standardschriftart"><text:span text:style-name="T105">10, 6-15.</text:span></text:span></text:p>
      <text:p text:style-name="P12"/>
      <text:p text:style-name="Standard"><text:span text:style-name="Absatz-Standardschriftart"><text:span text:style-name="T134">Fröhlich-Gildhoff, K. (2013). </text:span></text:span><text:span text:style-name="Absatz-Standardschriftart"><text:span text:style-name="T135">Angewandte Entwicklungspsychologie der Kindheit. Begleiten, Unterstützen und Fördern in Familie, Kita und Grundschule</text:span></text:span><text:span text:style-name="Absatz-Standardschriftart"><text:span text:style-name="T134">. Stuttgart: Kohlhammer.</text:span></text:span></text:p>
      <text:p text:style-name="P12"><text:tab/></text:p>
      <text:p text:style-name="P19"><text:soft-page-break/><text:span text:style-name="Absatz-Standardschriftart"><text:span text:style-name="T105">Griebel, W. (2010). </text:span></text:span><text:span text:style-name="Absatz-Standardschriftart"><text:span text:style-name="T107">Der Übergang von der Kita in die Grundschule - Die Erziehungspartnerschaft in Transitionsphasen.</text:span></text:span><text:span text:style-name="Absatz-Standardschriftart"><text:span text:style-name="T105"> Zuletzt abgerufen am 28.02.2014 unter</text:span></text:span></text:p>
      <text:p text:style-name="P19"><text:a xlink:type="simple" xlink:href="http://www.kitaelementar.de/data/files/HerrGriebelDieErziehungspartnerschaftinTransitionsphasen.pdf"><text:span text:style-name="T140">http://www.kitaelementar.de/data/files/HerrGriebelDieErziehungspartnerschaftinTransitionsphasen.pdf</text:span></text:a></text:p>
      <text:p text:style-name="P19"><text:span text:style-name="Absatz-Standardschriftart"><text:span text:style-name="T119"/></text:span></text:p>
      <text:p text:style-name="Standard"><text:span text:style-name="Absatz-Standardschriftart"><text:span text:style-name="T137">Henry-Huthmacher, C. (2008). </text:span></text:span><text:span text:style-name="Absatz-Standardschriftart"><text:span text:style-name="T138">Eltern unter Druck. Zus</text:span></text:span><text:span text:style-name="Absatz-Standardschriftart"><text:span text:style-name="T139">ammenfassung der wichtigsten Ergebnisse der Studie. </text:span></text:span><text:span text:style-name="Absatz-Standardschriftart"><text:span text:style-name="T136">Zuletzt abgerufen am 14.06.2014 unter </text:span></text:span><text:span text:style-name="Absatz-Standardschriftart"><text:span text:style-name="T137">http://www.kas.de/upload/dokumente/2008/02/080227_henry.pdf.</text:span></text:span></text:p>
      <text:p text:style-name="P41"/>
      <text:p text:style-name="P19"><text:span text:style-name="Absatz-Standardschriftart"><text:span text:style-name="T105">Hense, M. (2001). </text:span></text:span><text:span text:style-name="Absatz-Standardschriftart"><text:span text:style-name="T107">Eltern engagieren sich. Zusammenarbeit mit Elternbeiräten, Elternräten oder <text:s text:c="3"/>Elternvertretungen</text:span></text:span><text:span text:style-name="Absatz-Standardschriftart"><text:span text:style-name="T105">. München: Don Bosco.</text:span></text:span></text:p>
      <text:p text:style-name="P87"/>
      <text:p text:style-name="Standard"><text:span text:style-name="Absatz-Standardschriftart"><text:span text:style-name="T105">Herrmann, I. (2007). </text:span></text:span><text:span text:style-name="Absatz-Standardschriftart"><text:span text:style-name="T107">Der Kindergarten aus der Sicht der Eltern. Eine empirische Fragebogenstudie zu parentalen Orientierungen gegenüber Einrichtungen des Elementarbereiches in Ost- und Westdeutschland</text:span></text:span><text:span text:style-name="Absatz-Standardschriftart"><text:span text:style-name="T105">. Aachen: Shaker.</text:span></text:span></text:p>
      <text:p text:style-name="P8"/>
      <text:p text:style-name="P19"><text:span text:style-name="Absatz-Standardschriftart"><text:span text:style-name="T105">Hildenbrand, C. &amp; Köhler, H. (2010). Kooperation mit den Eltern als Bestandteil der Sprachförderung in Kindertageseinrichtungen. In K. Fröhlich-Gildhoff, I. Netwig-Gesemann &amp; P. Strehmel (Hrsg.), </text:span></text:span><text:span text:style-name="Absatz-Standardschriftart"><text:span text:style-name="T107">Forschung in der Frühpädagogik III. Schwerpunkt: Sprachentwicklung &amp; Sprachförderung </text:span></text:span><text:span text:style-name="Absatz-Standardschriftart"><text:span text:style-name="T105">(S. 193-214)</text:span></text:span><text:span text:style-name="Absatz-Standardschriftart"><text:span text:style-name="T107">. </text:span></text:span><text:span text:style-name="Absatz-Standardschriftart"><text:span text:style-name="T105">Freiburg: </text:span></text:span><text:span text:style-name="Absatz-Standardschriftart"><text:span text:style-name="T100">FEL Forschung-Entwicklung-Lehre</text:span></text:span><text:span text:style-name="Absatz-Standardschriftart"><text:span text:style-name="T105">.</text:span></text:span></text:p>
      <text:p text:style-name="P12"/>
      <text:p text:style-name="P19"><text:span text:style-name="Absatz-Standardschriftart"><text:span text:style-name="T105">Jeske, K. (1997). </text:span></text:span><text:span text:style-name="Absatz-Standardschriftart"><text:span text:style-name="T107">Mit den Eltern und nicht für die Eltern. Zusammenarbeit von Eltern und Erzieher/-innen in Kindertageseinrichtungen</text:span></text:span><text:span text:style-name="Absatz-Standardschriftart"><text:span text:style-name="T105">. Grafschaft: Vektor.</text:span></text:span></text:p>
      <text:p text:style-name="P12"/>
      <text:p text:style-name="P19"><text:span text:style-name="Absatz-Standardschriftart"><text:span text:style-name="T105">Katz, L. (1996). Qualität der Früherziehung in Betreuungseinrichtungen: Fünf Perspektiven. In W. Tietze (Hrsg.), </text:span></text:span><text:span text:style-name="Hervorhebung"><text:span text:style-name="T100">Früherziehung. Trends, internationale Forschungsergebnisse, Praxisorientierungen </text:span></text:span><text:span text:style-name="Absatz-Standardschriftart"><text:span text:style-name="T105">(S. 226-239). Neuwied: Luchterhand.</text:span></text:span></text:p>
      <text:p text:style-name="P117"><text:span text:style-name="Absatz-Standardschriftart"><text:span text:style-name="T102"/></text:span></text:p>
      <text:p text:style-name="P123"><text:span text:style-name="Absatz-Standardschriftart"><text:span text:style-name="T102"/></text:span></text:p>
      <text:p text:style-name="P88"><text:span text:style-name="Absatz-Standardschriftart"><text:span text:style-name="T100"><text:s/>Kasüschke, D. &amp; Fröhlich-Gildhoff, K. (2008). </text:span></text:span><text:span text:style-name="Absatz-Standardschriftart"><text:span text:style-name="T108">Frühpädagogik heute. <text:s text:c="2"/>Herausforderungen an Disziplin und Profession</text:span></text:span><text:span text:style-name="Absatz-Standardschriftart"><text:span text:style-name="T100">. Köln: Carl Link.</text:span></text:span></text:p>
      <text:p text:style-name="P88"/>
      <text:p text:style-name="P88"><text:span text:style-name="Absatz-Standardschriftart"><text:span text:style-name="T100">Kieschnick, A., Marx, J. &amp; Steinfeldt, E. (2014). </text:span></text:span><text:span text:style-name="Absatz-Standardschriftart"><text:span text:style-name="T108">FRÖBEL-Rahmenkonzeption.</text:span></text:span><text:span text:style-name="Absatz-Standardschriftart"><text:span text:style-name="T100"> Zuletzt abgerufen am 27.07.2014 unter </text:span></text:span><text:a xlink:type="simple" xlink:href="http://www.froebelgruppe.de/fileadmin/user/Dokumente/Broschueren/" office:target-frame-name="_top" xlink:show="replace">http://www.froebelgruppe.de/fileadmin/user/Dokumente/Broschueren/</text:a></text:p>
      <text:p text:style-name="P88"><text:a xlink:type="simple" xlink:href="http://www.froebel-gruppe.de/fileadmin/user/Dokumente/Broschueren/FROEBEL_Rahmenkonzeption" office:target-frame-name="_top" xlink:show="replace"><text:span text:style-name="Absatz-Standardschriftart"><text:span text:style-name="T44">FROEBEL_Rahmenkonzeption</text:span></text:span></text:a><text:span text:style-name="Absatz-Standardschriftart"><text:span text:style-name="T104">_</text:span></text:span><text:span text:style-name="Absatz-Standardschriftart"><text:span text:style-name="T101">Mai_2014_A4_RZ_140620.pdf.</text:span></text:span></text:p>
      <text:p text:style-name="P89"/>
      <text:p text:style-name="P90"><text:span text:style-name="Absatz-Standardschriftart"><text:span text:style-name="T105">Klein, L. &amp; Vogt, H. (2008). </text:span></text:span><text:span text:style-name="Absatz-Standardschriftart"><text:span text:style-name="T107">Eltern in der Kita. Schwierigkeiten meistern - Kommunikation entwickeln.</text:span></text:span><text:span text:style-name="Absatz-Standardschriftart"><text:span text:style-name="T105"> Seelze-Velber: Klett/Kallmeyer.</text:span></text:span></text:p>
      <text:p text:style-name="P91"/>
      <text:p text:style-name="Standard"><text:span text:style-name="Absatz-Standardschriftart"><text:span text:style-name="T105"/></text:span></text:p>
      <text:p text:style-name="P16"><text:soft-page-break/></text:p>
      <text:p text:style-name="Standard"><text:span text:style-name="Absatz-Standardschriftart"><text:span text:style-name="T105">Luhmann, M. (2010). </text:span></text:span><text:bookmark text:name="title2"/><text:bookmark text:name="productTitle2"/><text:span text:style-name="Absatz-Standardschriftart"><text:span text:style-name="T107">R für Einsteiger: Einführung in die Statistiksoftware für die Sozialwissenschaften.</text:span></text:span><text:span text:style-name="Strong_20_Emphasis"><text:span text:style-name="T122">Weinheim</text:span></text:span><text:span text:style-name="Absatz-Standardschriftart"><text:span text:style-name="T105">:</text:span></text:span><text:span text:style-name="Absatz-Standardschriftart"><text:span text:style-name="T107"> </text:span></text:span><text:span text:style-name="Absatz-Standardschriftart"><text:span text:style-name="T105">Beltz.</text:span></text:span></text:p>
      <text:p text:style-name="P15"/>
      <text:p text:style-name="P19"><text:span text:style-name="Absatz-Standardschriftart"><text:span text:style-name="T105">Mühling, T. &amp; Smolka, A. (2007). </text:span></text:span><text:span text:style-name="Absatz-Standardschriftart"><text:span text:style-name="T107">Wie informieren sich bayerische Eltern über erziehungs- und familienbezogene Themen? Ergebnisse der ifb-Elternbefragung zur Familienbildung 2006. </text:span></text:span><text:span text:style-name="Absatz-Standardschriftart"><text:span text:style-name="T105">Zuletzt abgerufen am <text:s/>28.07.2014 unter </text:span></text:span><text:a xlink:type="simple" xlink:href="http://www.ifb.bayern.de/imperia/md/content/stmas/ifb/materialien/mat_2007_5.pdf" office:target-frame-name="_top" xlink:show="replace"><text:span text:style-name="Absatz-Standardschriftart"><text:span text:style-name="T100">http://www.ifb.bayern.de/imperia/md/content/stmas/ifb/materialien/mat_2007_5.pdf</text:span></text:span></text:a><text:span text:style-name="Absatz-Standardschriftart"><text:span text:style-name="T123">.</text:span></text:span></text:p>
      <text:p text:style-name="P12"/>
      <text:p text:style-name="Standard"><text:span text:style-name="Absatz-Standardschriftart"><text:span text:style-name="T115">OECD (2000). Early Childhood Education and Care Policy in Finnland. </text:span></text:span><text:span text:style-name="Absatz-Standardschriftart"><text:span text:style-name="T114">Background report prepared for the OECD Thematic Review of Early Childhood</text:span></text:span><text:span text:style-name="Absatz-Standardschriftart"><text:span text:style-name="T96"> </text:span></text:span><text:span text:style-name="Absatz-Standardschriftart"><text:span text:style-name="T114">Education and Care Policy. </text:span></text:span><text:span text:style-name="Absatz-Standardschriftart"><text:span text:style-name="T100">Zuletzt abgerufen am</text:span></text:span> <text:span text:style-name="Absatz-Standardschriftart"><text:span text:style-name="T100">6.08.2014 unter <text:s/>http://www.oecd.org/finland/2476019.pdf</text:span></text:span></text:p>
      <text:p text:style-name="P19"><text:span text:style-name="Absatz-Standardschriftart"><text:span text:style-name="T142"/></text:span></text:p>
      <text:p text:style-name="P19"><text:span text:style-name="Absatz-Standardschriftart"><text:span text:style-name="T142"/></text:span></text:p>
      <text:p text:style-name="P19"><text:span text:style-name="Absatz-Standardschriftart"><text:span text:style-name="T142">Peitz, G. (2004). Wenn bei Kindern Verhaltensauffälligkeiten diagnostiziert werden. Risiken für die Erziehungspartnerschaft von Familie und Kindergarten. </text:span></text:span><text:span text:style-name="Absatz-Standardschriftart"><text:span text:style-name="T144">Psychologie in Erziehung und Unterricht</text:span></text:span><text:span text:style-name="Absatz-Standardschriftart"><text:span text:style-name="T142">, 51, 258-272.</text:span></text:span></text:p>
      <text:p text:style-name="P38"/>
      <text:p text:style-name="Standard"><text:span text:style-name="Absatz-Standardschriftart"><text:span text:style-name="T116">Pietsch, S., Ziesemer, S. &amp; Fröhlich-Gildhoff, K. (2010). </text:span></text:span><text:span text:style-name="Absatz-Standardschriftart"><text:span text:style-name="T109">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52">http://www.weiterbildungsinitiative.de/uploads/media/WiFF_Expertise_7_Froehlich-Gildhoff.pdf</text:span></text:span></text:a></text:p>
      <text:p text:style-name="P26"><text:s/></text:p>
      <text:p text:style-name="Standard"><text:span text:style-name="Absatz-Standardschriftart"><text:span text:style-name="T101">Plattform Ernährung und Bewegung e. V. (Hrsg.). (2007). </text:span></text:span><text:span text:style-name="Absatz-Standardschriftart"><text:span text:style-name="T110">G</text:span></text:span><text:span text:style-name="Absatz-Standardschriftart"><text:span text:style-name="T108">esunde kitas · starke kinder. Ganzheitliche Gesundheits- und Bildungsförderung in KiTas</text:span></text:span><text:span text:style-name="Absatz-Standardschriftart"><text:span text:style-name="T100">.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105">Sachverständigenrat deutscher Stiftungen für Integration und Migration (Hrsg.). (2013). </text:span></text:span><text:span text:style-name="Absatz-Standardschriftart"><text:span text:style-name="T107">Hürdenlauf zur Kita: Warum Eltern mit Migrationshintergrund ihr Kind seltener in die frühkindliche Tagesbetreuung schicken</text:span></text:span><text:span text:style-name="Absatz-Standardschriftart"><text:span text:style-name="T105">. Zuletzt abgerufen am 13.08.2014 unter http://www.svr-migration.de/content/wp-content/uploads/2013/06/SVR_FB_Kita_Web.pdf</text:span></text:span></text:p>
      <text:p text:style-name="P8"/>
      <text:p text:style-name="P19"><text:span text:style-name="Absatz-Standardschriftart"><text:span text:style-name="T101">Sacher, W. (2012). Erziehungs- und Bildungspartnerschaften in der Schule: zum Forschungsstand. In W. Stange, R. Krüger, A. Henschel &amp; Ch. Schmitt (Hrsg.), </text:span></text:span><text:span text:style-name="Absatz-Standardschriftart"><text:span text:style-name="T110">Erziehungs- und Bildungspartnerschaften </text:span></text:span><text:span text:style-name="Absatz-Standardschriftart"><text:span text:style-name="T101">(S. 232-241). Wiesbaden: Verlag für </text:span></text:span><text:soft-page-break/><text:span text:style-name="Absatz-Standardschriftart"><text:span text:style-name="T101">Sozialwissenschaften.</text:span></text:span></text:p>
      <text:p text:style-name="P14"/>
      <text:p text:style-name="P19"><text:span text:style-name="Absatz-Standardschriftart"><text:span text:style-name="T124">Sandberg, A. &amp; Vuorinen, T. (2008). Preschool-</text:span></text:span><text:span text:style-name="Absatz-Standardschriftart"><text:span text:style-name="T101">home cooperation in change. </text:span></text:span><text:span text:style-name="Absatz-Standardschriftart"><text:span text:style-name="T110">International Journal of Early Years Education</text:span></text:span><text:span text:style-name="Absatz-Standardschriftart"><text:span text:style-name="T101">, 16, 151–161. doi: </text:span></text:span><text:span text:style-name="Absatz-Standardschriftart"><text:span text:style-name="T100">10.1080/09669760802025165</text:span></text:span></text:p>
      <text:p text:style-name="P92"/>
      <text:p text:style-name="Standard"><text:span text:style-name="Absatz-Standardschriftart"><text:span text:style-name="T100">Schweinhart, L. J., Montie, J., Xiang, Z., Barnett, W. S., Belfield, C. R., &amp; Nores, M. (2011). </text:span></text:span><text:span text:style-name="Absatz-Standardschriftart"><text:span text:style-name="T117">The High/Scope Perry Preschool study through age 40.</text:span></text:span><text:span text:style-name="Absatz-Standardschriftart"><text:span text:style-name="T114"> Summary, Conclusions, and Frequently Asked Questions. </text:span></text:span><text:span text:style-name="Absatz-Standardschriftart"><text:span text:style-name="T100">Ypsilanti, MI: HighScope. </text:span></text:span><text:span text:style-name="Absatz-Standardschriftart"><text:span text:style-name="T105">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40"/>
      <text:p text:style-name="Standard"><text:span text:style-name="Absatz-Standardschriftart"><text:span text:style-name="T100">Stange, W. (2012). Erziehungs- und Bildungspartnerschaften – Grundlagen, Strukturen, Begründungen . In W. Stange, R. Krüger, A. Henschel &amp; Ch.Schmitt (Hrsg.), </text:span></text:span><text:span text:style-name="Absatz-Standardschriftart"><text:span text:style-name="T108">Erziehungs- und Bildungspartnerschaften </text:span></text:span><text:span text:style-name="Absatz-Standardschriftart"><text:span text:style-name="T100">(S. 12-39). Wiesbaden: Verlag für Sozialwissenschaften.</text:span></text:span></text:p>
      <text:p text:style-name="P41"/>
      <text:p text:style-name="Standard"><text:span text:style-name="Absatz-Standardschriftart"><text:span text:style-name="T105">Stöbe-Blossey, S., Mierau, S. &amp; Tietze, W. (2008). Von der Kindertageseinrichtung zum Familienzentrum – Konzeption, Entwicklungen und Erprobung des Gütesiegels „Familienzentrum NRW“</text:span></text:span><text:span text:style-name="Absatz-Standardschriftart"><text:span text:style-name="T107">. Zeitschrift für Erziehungswissenschaft,</text:span></text:span><text:span text:style-name="Absatz-Standardschriftart"><text:span text:style-name="T105"> Sonderheft 11, 105-122.</text:span></text:span></text:p>
      <text:p text:style-name="P123"><text:span text:style-name="Absatz-Standardschriftart"><text:span text:style-name="T102"/></text:span></text:p>
      <text:p text:style-name="P123"><text:span text:style-name="Absatz-Standardschriftart"><text:span text:style-name="T102">Sturzbecher, D. &amp; Bredow, C. (1998). Das Zusammenwirken von Familie und Kita. Voraussetzungen und Erfahrungen aus der Perspektive von drei Bundesländern. In D. Sturzbecher (Hrsg.), </text:span></text:span><text:span text:style-name="Absatz-Standardschriftart"><text:span text:style-name="T112">Kindertagesbetreuung in Deutschland. Bilanzen und Perspektiven </text:span></text:span><text:span text:style-name="Absatz-Standardschriftart"><text:span text:style-name="T127">(S. 193-233)</text:span></text:span><text:span text:style-name="Absatz-Standardschriftart"><text:span text:style-name="T112">.</text:span></text:span><text:span text:style-name="Absatz-Standardschriftart"><text:span text:style-name="T102"> Freiburg im Breisgau: Lambertus.</text:span></text:span></text:p>
      <text:p text:style-name="Standard"><text:span text:style-name="Absatz-Standardschriftart"><text:span text:style-name="T105"/></text:span></text:p>
      <text:p text:style-name="Standard"><text:span text:style-name="Absatz-Standardschriftart"><text:span text:style-name="T105">Sylva, K., Melhuish, E., Sammons, P., Siraj-Blatchford, I. &amp; Taggart, B. (2004). </text:span></text:span><text:span text:style-name="Absatz-Standardschriftart"><text:span text:style-name="T118">The Effective Provision of Pre-School Education (EPPE) project: Final Report. </text:span></text:span><text:span text:style-name="Absatz-Standardschriftart"><text:span text:style-name="T117">A Longitudinal Study funded by the DfES 1997-2004.</text:span></text:span><text:span text:style-name="Absatz-Standardschriftart"><text:span text:style-name="T118"> </text:span></text:span><text:span text:style-name="Absatz-Standardschriftart"><text:span text:style-name="T115">Zuletzt abgerufen am 28.07.2014 unter <text:s/></text:span></text:span><text:a xlink:type="simple" xlink:href="http://eprints.ioe.ac.uk/5309/1/sylva2004EPPEfinal.pdf" office:target-frame-name="_top" xlink:show="replace"><text:span text:style-name="Absatz-Standardschriftart"><text:span text:style-name="T116">http://eprints.ioe.ac.uk/5309/1/sylva2004EPPEfinal.pdf</text:span></text:span></text:a></text:p>
      <text:p text:style-name="P36"/>
      <text:p text:style-name="Standard"><text:span text:style-name="Absatz-Standardschriftart"><text:span text:style-name="T114">Textor M. R. (1992). </text:span></text:span><text:span text:style-name="Absatz-Standardschriftart"><text:span text:style-name="T108">Familienunterstützende Maßnahmen im Kontext des Kindergartens. Bericht über einen Modellversuch in Passau. </text:span></text:span><text:span text:style-name="Absatz-Standardschriftart"><text:span text:style-name="T100">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100">Textor, M. R. (2010). </text:span></text:span><text:span text:style-name="Absatz-Standardschriftart"><text:span text:style-name="T108">Erziehungspartnerschaft mit Eltern unter Dreijähriger. </text:span></text:span><text:span text:style-name="Absatz-Standardschriftart"><text:span text:style-name="T100">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133">Textor, M. R. (2013). Elternarbeit im Kindergarten. Ziele, Formen, Methoden. 2. Aufl., Norderstedt: Books on Demand.</text:span></text:span></text:p>
      <text:p text:style-name="P19"/>
      <text:p text:style-name="P19"><text:soft-page-break/><text:span text:style-name="Absatz-Standardschriftart"><text:span text:style-name="T105">Thiersch, R. (2006). Familie und Kindertageseinrichtungen. In P. Bauer &amp; E. J. Brunner (Hrsg.), </text:span></text:span><text:span text:style-name="Absatz-Standardschriftart"><text:span text:style-name="T107">Elternpädagogik – Von der Elternarbeit zur Erziehungspartnerschaft </text:span></text:span><text:span text:style-name="Absatz-Standardschriftart"><text:span text:style-name="T105">(S. 80-106)</text:span></text:span><text:span text:style-name="Absatz-Standardschriftart"><text:span text:style-name="T107">.</text:span></text:span><text:span text:style-name="Absatz-Standardschriftart"><text:span text:style-name="T105"> Freiburg: Lambertus.</text:span></text:span></text:p>
      <text:p text:style-name="P12"/>
      <text:p text:style-name="P19"><text:span text:style-name="Absatz-Standardschriftart"><text:span text:style-name="T105">Tietze, W., Rossbach H.-G., &amp; Grenner, K. (2005). </text:span></text:span><text:span text:style-name="Absatz-Standardschriftart"><text:span text:style-name="T107">Kinder von 4 bis 8 Jahren. Zur Qualität der Erziehung und Bildung in Kindergarten, Grundschule und Familie</text:span></text:span><text:span text:style-name="Absatz-Standardschriftart"><text:span text:style-name="T105">. Weinheim und Basel: Beltz.</text:span></text:span></text:p>
      <text:p text:style-name="Standard"/>
      <text:p text:style-name="P19"><text:span text:style-name="Absatz-Standardschriftart"><text:span text:style-name="T105">Tietze, W., Becker-Stoll, F., Bensel, J., Eckhardt, A. G., Haug-Schnabel, G. &amp; Kalicki, B. et al. (Hrsg.). <text:s/>(2013). </text:span></text:span><text:span text:style-name="Absatz-Standardschriftart"><text:span text:style-name="T107">NUBBEK –</text:span></text:span><text:span text:style-name="Absatz-Standardschriftart"><text:span text:style-name="T108">Nationale Untersuchung zur Bildung, Betreuung und Erziehung in der frühen Kindheit.</text:span></text:span> <text:span text:style-name="Absatz-Standardschriftart"><text:span text:style-name="T105">Weimar, Berlin: verlag das netz.</text:span></text:span></text:p>
      <text:p text:style-name="P45"/>
      <text:p text:style-name="Standard"><text:span text:style-name="Absatz-Standardschriftart"><text:span text:style-name="T105">Viernickel, S. &amp; Schwarz, S. (2009). </text:span></text:span><text:span text:style-name="Absatz-Standardschriftart"><text:span text:style-name="T107">Schlüssel zu guter Bildung, Erziehung und Betreuung </text:span></text:span><text:span text:style-name="Absatz-Standardschriftart"><text:span text:style-name="T108">– <text:s/>Wissenschaftliche Parameter zur Bestimmung der <text:s/>pädagogischen Fachkraft-Kind-Relation</text:span></text:span><text:span text:style-name="Absatz-Standardschriftart"><text:span text:style-name="T100">.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100">.</text:span></text:span></text:p>
      <text:p text:style-name="P42"/>
      <text:p text:style-name="Standard"><text:span text:style-name="Absatz-Standardschriftart"><text:span text:style-name="T105">Viernickel, S., Nentwig-Gesemann, I., Nicolai, K.,</text:span></text:span><text:span text:style-name="Absatz-Standardschriftart"><text:span text:style-name="T100"> Schwarz, S. &amp; Zenker, L. (2013). </text:span></text:span><text:span text:style-name="Absatz-Standardschriftart"><text:span text:style-name="T108">Schlüssel zu guter Bildung, Erziehung und Betreuung. Bildungsaufgaben, Zeitkontingente und strukturelle Rahmen-bedingungen in Kindertageseinrichtungen. </text:span></text:span><text:span text:style-name="Absatz-Standardschriftart"><text:span text:style-name="T100">Zuletzt abgerufen am 22.07.2014 unter </text:span></text:span><text:a xlink:type="simple" xlink:href="http://www.gew.de/Binaries/Binary96129/Expertise_Gute_Bildung_2013.pdf" office:target-frame-name="_top" xlink:show="replace">http://www.gew.de/Binaries/Binary96129/Expertise_Gute_Bildung_2013.pdf</text:a></text:p>
      <text:p text:style-name="P41"/>
      <text:p text:style-name="Standard"><text:span text:style-name="Absatz-Standardschriftart"><text:span text:style-name="T105">Wiezorek, C. (2006). Elternpädagogik jenseits der Pädagogisierung – Überlegungen zum pädagogischen Elternbezug aus anerkennungstheoretischer Perspektive. In P. Bauer &amp; E. J. Brunner (Hrsg.), </text:span></text:span><text:span text:style-name="Absatz-Standardschriftart"><text:span text:style-name="T107">Elternpädagogik. Von der Elternarbeit zur Erziehungspartnerschaft </text:span></text:span><text:span text:style-name="Absatz-Standardschriftart"><text:span text:style-name="T105">(S. 42-60). Freiburg im Breisgau: Lambertus.</text:span></text:span></text:p>
      <text:p text:style-name="P12"/>
      <text:p text:style-name="Standard"><text:span text:style-name="Absatz-Standardschriftart"><text:span text:style-name="T105">Wolf, B. (2002).</text:span></text:span><text:span text:style-name="Absatz-Standardschriftart"><text:span text:style-name="T100">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08">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48">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08">Einschaetzungen aus zwei Perspektiven.</text:span></text:span></text:a> <text:span text:style-name="Absatz-Standardschriftart"><text:span text:style-name="T100">Aachen: Shaker.</text:span></text:span></text:p>
      <text:p text:style-name="P19"><text:span text:style-name="Absatz-Standardschriftart"><text:span text:style-name="T105"/></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styles>
    <draw:marker draw:name="a11" svg:viewBox="0 0 20 30" svg:d="m10 0-10 30h20z"/>
    <draw:marker draw:name="a5" svg:viewBox="0 0 20 30" svg:d="m10 0-10 30h20z"/>
    <draw:marker draw:name="a7" svg:viewBox="0 0 20 30" svg:d="m10 0-10 30h20z"/>
    <draw:marker draw:name="a9"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35cm 0.009cm" fo:padding="0cm" fo:border-left="none" fo:border-right="none" fo:border-top="none" fo:border-bottom="0.26pt double #808080" style:shadow="none" text:number-lines="false" text:line-number="0"/>
      <style:text-properties fo:font-size="6pt" style:font-size-asian="6pt" style:font-size-complex="6pt"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Kopfzeile_20_Zchn1" style:display-name="Kopfzeile Zchn1" style:family="text" style:parent-style-name="Absatz-Standardschriftart">
      <style:text-properties style:font-name-complex="Mangal" style:font-size-complex="10.5pt"/>
    </style:style>
    <style:style style:name="Fußzeile_20_Zchn1" style:display-name="Fußzeile Zchn1" style:family="text" style:parent-style-name="Absatz-Standardschriftart">
      <style:text-properties style:font-name-complex="Mangal" style:font-size-complex="10.5pt"/>
    </style:style>
    <style:style style:name="WW_5f_CharLFO1LVL1" style:display-name="WW_CharLFO1LVL1" style:family="text">
      <style:text-properties style:font-name="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3</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5-02-05T00:23:53</dc:date>
    <meta:print-date>2014-12-04T17:02:00Z</meta:print-date>
    <meta:editing-cycles>56</meta:editing-cycles>
    <meta:editing-duration>P8DT6H42M45S</meta:editing-duration>
    <meta:document-statistic meta:table-count="3" meta:image-count="3" meta:object-count="0" meta:page-count="71" meta:paragraph-count="445" meta:word-count="16911" meta:character-count="134274" meta:non-whitespace-character-count="113751"/>
    <meta:template xlink:type="simple" xlink:actuate="onRequest" xlink:title="" xlink:href="../../../Downloads/Freie%20Universitt%20Berlin.odt/Normal"/>
  </office:meta>
</office:document-meta>
</file>